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ns42="http://openoffice.org/2009/office" xmlns:fo="urn:oasis:names:tc:opendocument:xmlns:xsl-fo-compatible:1.0" xmlns:loext="urn:org:documentfoundation:names:experimental:office:xmlns:loext:1.0" xmlns:draw="urn:oasis:names:tc:opendocument:xmlns:drawing:1.0" xmlns:xlink="http://www.w3.org/1999/xlink" xmlns:svg="urn:oasis:names:tc:opendocument:xmlns:svg-compatible:1.0" xmlns:table="urn:oasis:names:tc:opendocument:xmlns:table: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Object 1/" manifest:media-type="application/vnd.oasis.opendocument.formula"/>
  <manifest:file-entry manifest:full-path="Object 1/styles.xml" manifest:media-type="text/xml"/>
  <manifest:file-entry manifest:full-path="Object 1/content.xml" manifest:media-type="text/xml"/>
  <manifest:file-entry manifest:full-path="Object 1/settings.xml" manifest:media-type="text/xml"/>
  <manifest:file-entry manifest:full-path="Object 2/" manifest:media-type="application/vnd.oasis.opendocument.formula"/>
  <manifest:file-entry manifest:full-path="Object 2/styles.xml" manifest:media-type="text/xml"/>
  <manifest:file-entry manifest:full-path="Object 2/content.xml" manifest:media-type="text/xml"/>
  <manifest:file-entry manifest:full-path="Object 2/settings.xml" manifest:media-type="text/xml"/>
  <manifest:file-entry manifest:full-path="Object 3/" manifest:media-type="application/vnd.oasis.opendocument.formula"/>
  <manifest:file-entry manifest:full-path="Object 3/styles.xml" manifest:media-type="text/xml"/>
  <manifest:file-entry manifest:full-path="Object 3/content.xml" manifest:media-type="text/xml"/>
  <manifest:file-entry manifest:full-path="Object 3/settings.xml" manifest:media-type="text/xml"/>
  <manifest:file-entry manifest:full-path="Object 4/" manifest:media-type="application/vnd.oasis.opendocument.formula"/>
  <manifest:file-entry manifest:full-path="Object 4/styles.xml" manifest:media-type="text/xml"/>
  <manifest:file-entry manifest:full-path="Object 4/content.xml" manifest:media-type="text/xml"/>
  <manifest:file-entry manifest:full-path="Object 4/settings.xml" manifest:media-type="text/xml"/>
  <manifest:file-entry manifest:full-path="Object 5/" manifest:media-type="application/vnd.oasis.opendocument.formula"/>
  <manifest:file-entry manifest:full-path="Object 5/styles.xml" manifest:media-type="text/xml"/>
  <manifest:file-entry manifest:full-path="Object 5/content.xml" manifest:media-type="text/xml"/>
  <manifest:file-entry manifest:full-path="Object 5/settings.xml" manifest:media-type="text/xml"/>
  <manifest:file-entry manifest:full-path="Object 6/" manifest:media-type="application/vnd.oasis.opendocument.formula"/>
  <manifest:file-entry manifest:full-path="Object 6/styles.xml" manifest:media-type="text/xml"/>
  <manifest:file-entry manifest:full-path="Object 6/content.xml" manifest:media-type="text/xml"/>
  <manifest:file-entry manifest:full-path="Object 6/settings.xml" manifest:media-type="text/xml"/>
  <manifest:file-entry manifest:full-path="Object 7/" manifest:media-type="application/vnd.oasis.opendocument.formula"/>
  <manifest:file-entry manifest:full-path="Object 7/styles.xml" manifest:media-type="text/xml"/>
  <manifest:file-entry manifest:full-path="Object 7/content.xml" manifest:media-type="text/xml"/>
  <manifest:file-entry manifest:full-path="Object 7/settings.xml" manifest:media-type="text/xml"/>
  <manifest:file-entry manifest:full-path="Object 8/" manifest:media-type="application/vnd.oasis.opendocument.formula"/>
  <manifest:file-entry manifest:full-path="Object 8/styles.xml" manifest:media-type="text/xml"/>
  <manifest:file-entry manifest:full-path="Object 8/content.xml" manifest:media-type="text/xml"/>
  <manifest:file-entry manifest:full-path="Object 8/settings.xml" manifest:media-type="text/xml"/>
  <manifest:file-entry manifest:full-path="Object 9/" manifest:media-type="application/vnd.oasis.opendocument.formula"/>
  <manifest:file-entry manifest:full-path="Object 9/styles.xml" manifest:media-type="text/xml"/>
  <manifest:file-entry manifest:full-path="Object 9/content.xml" manifest:media-type="text/xml"/>
  <manifest:file-entry manifest:full-path="Object 9/settings.xml" manifest:media-type="text/xml"/>
  <manifest:file-entry manifest:full-path="Object 10/" manifest:media-type="application/vnd.oasis.opendocument.formula"/>
  <manifest:file-entry manifest:full-path="Object 10/styles.xml" manifest:media-type="text/xml"/>
  <manifest:file-entry manifest:full-path="Object 10/content.xml" manifest:media-type="text/xml"/>
  <manifest:file-entry manifest:full-path="Object 10/settings.xml" manifest:media-type="text/xml"/>
  <manifest:file-entry manifest:full-path="Object 11/" manifest:media-type="application/vnd.oasis.opendocument.formula"/>
  <manifest:file-entry manifest:full-path="Object 11/styles.xml" manifest:media-type="text/xml"/>
  <manifest:file-entry manifest:full-path="Object 11/content.xml" manifest:media-type="text/xml"/>
  <manifest:file-entry manifest:full-path="Object 11/settings.xml" manifest:media-type="text/xml"/>
  <manifest:file-entry manifest:full-path="Object 12/" manifest:media-type="application/vnd.oasis.opendocument.formula"/>
  <manifest:file-entry manifest:full-path="Object 12/styles.xml" manifest:media-type="text/xml"/>
  <manifest:file-entry manifest:full-path="Object 12/content.xml" manifest:media-type="text/xml"/>
  <manifest:file-entry manifest:full-path="Object 12/settings.xml" manifest:media-type="text/xml"/>
  <manifest:file-entry manifest:full-path="Object 13/" manifest:media-type="application/vnd.oasis.opendocument.formula"/>
  <manifest:file-entry manifest:full-path="Object 13/styles.xml" manifest:media-type="text/xml"/>
  <manifest:file-entry manifest:full-path="Object 13/content.xml" manifest:media-type="text/xml"/>
  <manifest:file-entry manifest:full-path="Object 13/settings.xml" manifest:media-type="text/xml"/>
  <manifest:file-entry manifest:full-path="Object 14/" manifest:media-type="application/vnd.oasis.opendocument.formula"/>
  <manifest:file-entry manifest:full-path="Object 14/styles.xml" manifest:media-type="text/xml"/>
  <manifest:file-entry manifest:full-path="Object 14/content.xml" manifest:media-type="text/xml"/>
  <manifest:file-entry manifest:full-path="Object 14/settings.xml" manifest:media-type="text/xml"/>
  <manifest:file-entry manifest:full-path="Object 15/" manifest:media-type="application/vnd.oasis.opendocument.formula"/>
  <manifest:file-entry manifest:full-path="Object 15/styles.xml" manifest:media-type="text/xml"/>
  <manifest:file-entry manifest:full-path="Object 15/content.xml" manifest:media-type="text/xml"/>
  <manifest:file-entry manifest:full-path="Object 15/settings.xml" manifest:media-type="text/xml"/>
  <manifest:file-entry manifest:full-path="Object 16/" manifest:media-type="application/vnd.oasis.opendocument.formula"/>
  <manifest:file-entry manifest:full-path="Object 16/styles.xml" manifest:media-type="text/xml"/>
  <manifest:file-entry manifest:full-path="Object 16/content.xml" manifest:media-type="text/xml"/>
  <manifest:file-entry manifest:full-path="Object 16/settings.xml" manifest:media-type="text/xml"/>
  <manifest:file-entry manifest:full-path="Object 17/" manifest:media-type="application/vnd.oasis.opendocument.formula"/>
  <manifest:file-entry manifest:full-path="Object 17/styles.xml" manifest:media-type="text/xml"/>
  <manifest:file-entry manifest:full-path="Object 17/content.xml" manifest:media-type="text/xml"/>
  <manifest:file-entry manifest:full-path="Object 17/settings.xml" manifest:media-type="text/xml"/>
  <manifest:file-entry manifest:full-path="Thumbnails/" manifest:media-type=""/>
  <manifest:file-entry manifest:full-path="Thumbnails/thumbnail.png" manifest:media-type=""/>
  <manifest:file-entry manifest:full-path="/" manifest:media-type="application/vnd.oasis.opendocument.text"/>
  <manifest:file-entry manifest:full-path="ObjectReplacements/Object 2" manifest:media-type=""/>
  <manifest:file-entry manifest:full-path="ObjectReplacements/Object 1"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 manifest:media-type=""/>
  <manifest:file-entry manifest:full-path="ObjectReplacements/Object 17" manifest:media-type="application/x-openoffice-gdimetafile;windows_formatname=&quot;GDIMetaFile&quot;"/>
  <manifest:file-entry manifest:full-path="ObjectReplacements/Object 15"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layout-cache" manifest:media-type="application/binary"/>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ns42="http://openoffice.org/2009/office" xmlns:fo="urn:oasis:names:tc:opendocument:xmlns:xsl-fo-compatible:1.0" xmlns:loext="urn:org:documentfoundation:names:experimental:office:xmlns:loext:1.0" xmlns:draw="urn:oasis:names:tc:opendocument:xmlns:drawing:1.0" xmlns:xlink="http://www.w3.org/1999/xlink" xmlns:svg="urn:oasis:names:tc:opendocument:xmlns:svg-compatible: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Tahoma1" svg:font-family="Tahoma"/>
    <style:font-face style:name="F18" svg:font-family="F18" style:font-family-generic="roman"/>
    <style:font-face style:name="F39" svg:font-family="F39"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ns42:rsid="001d2971" ns42:paragraph-rsid="001d2971"/>
    </style:style>
    <style:style style:name="P2" style:family="paragraph" style:parent-style-name="Standard">
      <style:text-properties ns42:rsid="001d2971" ns42:paragraph-rsid="006b1f6f"/>
    </style:style>
    <style:style style:name="P3" style:family="paragraph" style:parent-style-name="Standard">
      <style:text-properties style:font-name="F39" fo:font-size="12pt" ns42:rsid="005d8d27" ns42:paragraph-rsid="005ebb49" style:font-size-asian="12pt"/>
    </style:style>
    <style:style style:name="P4" style:family="paragraph" style:parent-style-name="Standard">
      <style:text-properties style:font-name="F39" fo:font-size="12pt" ns42:rsid="005d8d27" ns42:paragraph-rsid="005d9fc1" style:font-size-asian="12pt"/>
    </style:style>
    <style:style style:name="P5" style:family="paragraph" style:parent-style-name="Standard">
      <style:text-properties style:font-name="F39" fo:font-size="12pt" ns42:rsid="005d8d27" ns42:paragraph-rsid="0068a8a8" style:font-size-asian="12pt"/>
    </style:style>
    <style:style style:name="P6" style:family="paragraph" style:parent-style-name="Standard">
      <style:text-properties style:font-name="F39" fo:font-size="12pt" ns42:rsid="00682ae4" ns42:paragraph-rsid="00682ae4" style:font-size-asian="12pt"/>
    </style:style>
    <style:style style:name="P7" style:family="paragraph" style:parent-style-name="Standard">
      <style:text-properties style:font-name="F39" fo:font-size="12pt" ns42:rsid="0026e6dc" ns42:paragraph-rsid="005d9fc1" style:font-size-asian="12pt"/>
    </style:style>
    <style:style style:name="P8" style:family="paragraph" style:parent-style-name="Standard">
      <style:text-properties style:font-name="F39" fo:font-size="12pt" ns42:rsid="0026e6dc" ns42:paragraph-rsid="00798530" style:font-size-asian="12pt"/>
    </style:style>
    <style:style style:name="P9" style:family="paragraph" style:parent-style-name="Standard">
      <style:text-properties style:font-name="F39" fo:font-size="12pt" ns42:rsid="0068a8a8" ns42:paragraph-rsid="0068a8a8" style:font-size-asian="12pt"/>
    </style:style>
    <style:style style:name="P10" style:family="paragraph" style:parent-style-name="Standard">
      <style:text-properties style:font-name="F39" fo:font-size="12pt" ns42:rsid="006a7412" ns42:paragraph-rsid="006a7412" style:font-size-asian="12pt"/>
    </style:style>
    <style:style style:name="P11" style:family="paragraph" style:parent-style-name="Standard">
      <style:text-properties style:font-name="F39" fo:font-size="12pt" ns42:rsid="005d9fc1" ns42:paragraph-rsid="00682ae4" style:font-size-asian="12pt"/>
    </style:style>
    <style:style style:name="P12" style:family="paragraph" style:parent-style-name="Standard">
      <style:text-properties style:font-name="F39" fo:font-size="12pt" ns42:rsid="00797b86" ns42:paragraph-rsid="00797b86" style:font-size-asian="12pt"/>
    </style:style>
    <style:style style:name="P13" style:family="paragraph" style:parent-style-name="Standard">
      <style:text-properties style:font-name="F39" fo:font-size="12pt" ns42:rsid="00797b86" ns42:paragraph-rsid="00798530" style:font-size-asian="12pt"/>
    </style:style>
    <style:style style:name="P14" style:family="paragraph" style:parent-style-name="Standard">
      <style:text-properties style:font-name="F39" fo:font-size="12pt" ns42:rsid="00769f06" ns42:paragraph-rsid="00769f06" style:font-size-asian="12pt"/>
    </style:style>
    <style:style style:name="P15" style:family="paragraph" style:parent-style-name="Standard">
      <style:text-properties style:font-name="F39" fo:font-size="12pt" ns42:rsid="007ba57a" ns42:paragraph-rsid="007ba57a" style:font-size-asian="12pt"/>
    </style:style>
    <style:style style:name="P16" style:family="paragraph" style:parent-style-name="Standard">
      <style:text-properties style:font-name="F39" fo:font-size="12pt" ns42:rsid="007ba57a" ns42:paragraph-rsid="0084690a" style:font-size-asian="12pt"/>
    </style:style>
    <style:style style:name="P17" style:family="paragraph" style:parent-style-name="Standard">
      <style:text-properties style:font-name="F39" fo:font-size="12pt" ns42:rsid="007ff263" ns42:paragraph-rsid="007ff263" style:font-size-asian="12pt"/>
    </style:style>
    <style:style style:name="P18" style:family="paragraph" style:parent-style-name="Standard">
      <style:text-properties style:font-name="F39" fo:font-size="12pt" ns42:rsid="0082d52a" ns42:paragraph-rsid="0082d52a" style:font-size-asian="12pt"/>
    </style:style>
    <style:style style:name="P19" style:family="paragraph" style:parent-style-name="Standard">
      <style:text-properties style:font-name="F39" fo:font-size="12pt" ns42:rsid="007e6ca1" ns42:paragraph-rsid="007e6ca1" style:font-size-asian="12pt"/>
    </style:style>
    <style:style style:name="P20" style:family="paragraph" style:parent-style-name="Standard">
      <style:text-properties style:font-name="F39" fo:font-size="12pt" ns42:rsid="0083d7d7" ns42:paragraph-rsid="0084690a" style:font-size-asian="12pt"/>
    </style:style>
    <style:style style:name="P21" style:family="paragraph" style:parent-style-name="Standard">
      <style:text-properties style:font-name="F39" fo:font-size="12pt" ns42:rsid="0081a4cf" ns42:paragraph-rsid="0081a4cf" style:font-size-asian="12pt"/>
    </style:style>
    <style:style style:name="P22" style:family="paragraph" style:parent-style-name="Standard">
      <style:text-properties style:font-name="F39" fo:font-size="12pt" ns42:rsid="0084690a" ns42:paragraph-rsid="0084690a" style:font-size-asian="12pt"/>
    </style:style>
    <style:style style:name="P23" style:family="paragraph" style:parent-style-name="Standard">
      <style:text-properties style:font-name="F39" fo:font-size="12pt" fo:language="zxx" fo:country="none" ns42:rsid="00668156" ns42:paragraph-rsid="008620c4" style:font-size-asian="12pt" style:language-asian="zxx" style:country-asian="none" style:language-complex="zxx" style:country-complex="none"/>
    </style:style>
    <style:style style:name="P24" style:family="paragraph" style:parent-style-name="Standard">
      <style:text-properties style:font-name="F39" fo:font-size="12pt" fo:language="zxx" fo:country="none" ns42:rsid="0084690a" ns42:paragraph-rsid="0084690a" style:font-size-asian="12pt" style:language-asian="zxx" style:country-asian="none" style:language-complex="zxx" style:country-complex="none"/>
    </style:style>
    <style:style style:name="P25" style:family="paragraph" style:parent-style-name="Standard">
      <style:text-properties style:font-name="F39" fo:font-size="12pt" fo:language="zxx" fo:country="none" ns42:rsid="0084690a" ns42:paragraph-rsid="008620c4" style:font-size-asian="12pt" style:language-asian="zxx" style:country-asian="none" style:language-complex="zxx" style:country-complex="none"/>
    </style:style>
    <style:style style:name="P26" style:family="paragraph" style:parent-style-name="Standard">
      <style:text-properties style:font-name="F39" fo:font-size="12pt" fo:language="zxx" fo:country="none" ns42:rsid="008620c4" ns42:paragraph-rsid="0084690a" style:font-size-asian="12pt" style:language-asian="zxx" style:country-asian="none" style:language-complex="zxx" style:country-complex="none"/>
    </style:style>
    <style:style style:name="P27" style:family="paragraph" style:parent-style-name="Standard">
      <style:text-properties style:font-name="F18" fo:font-size="12pt" fo:font-weight="normal" ns42:rsid="005b3231" ns42:paragraph-rsid="005b3231" style:font-size-asian="12pt" style:font-weight-asian="normal" style:font-weight-complex="normal"/>
    </style:style>
    <style:style style:name="P28" style:family="paragraph" style:parent-style-name="Standard">
      <style:text-properties style:font-name="F18" fo:font-size="12pt" fo:font-weight="normal" ns42:rsid="005b3231" ns42:paragraph-rsid="00b80398" style:font-size-asian="12pt" style:font-weight-asian="normal" style:font-weight-complex="normal"/>
    </style:style>
    <style:style style:name="P29" style:family="paragraph" style:parent-style-name="Standard">
      <style:text-properties style:font-name="F18" fo:font-size="12pt" fo:font-weight="normal" ns42:rsid="009afeca" ns42:paragraph-rsid="009afeca" style:font-size-asian="12pt" style:font-weight-asian="normal" style:font-weight-complex="normal"/>
    </style:style>
    <style:style style:name="P30" style:family="paragraph" style:parent-style-name="Standard">
      <style:text-properties style:font-name="F18" fo:font-size="12pt" fo:font-weight="normal" ns42:rsid="00a08104" ns42:paragraph-rsid="00a08104" style:font-size-asian="12pt" style:font-weight-asian="normal" style:font-weight-complex="normal"/>
    </style:style>
    <style:style style:name="P31" style:family="paragraph" style:parent-style-name="Standard">
      <style:text-properties style:font-name="F18" fo:font-size="12pt" fo:font-weight="normal" ns42:rsid="00a0c3d1" ns42:paragraph-rsid="00a0c3d1" style:font-size-asian="12pt" style:font-weight-asian="normal" style:font-weight-complex="normal"/>
    </style:style>
    <style:style style:name="P32" style:family="paragraph" style:parent-style-name="Standard">
      <style:text-properties style:font-name="F18" fo:font-size="12pt" fo:font-weight="normal" ns42:rsid="00a3ad75" ns42:paragraph-rsid="00a3ad75" style:font-size-asian="12pt" style:font-weight-asian="normal" style:font-weight-complex="normal"/>
    </style:style>
    <style:style style:name="P33" style:family="paragraph" style:parent-style-name="Standard">
      <style:text-properties style:font-name="F18" fo:font-size="12pt" fo:font-weight="normal" ns42:rsid="006739a2" ns42:paragraph-rsid="00af1a1a" style:font-size-asian="12pt" style:font-weight-asian="normal" style:font-weight-complex="normal"/>
    </style:style>
    <style:style style:name="P34" style:family="paragraph" style:parent-style-name="Standard">
      <style:text-properties style:font-name="F18" fo:font-size="12pt" fo:font-weight="normal" ns42:rsid="0042e9dd" ns42:paragraph-rsid="0056df2a" style:font-size-asian="12pt" style:font-weight-asian="normal" style:font-weight-complex="normal"/>
    </style:style>
    <style:style style:name="P35" style:family="paragraph" style:parent-style-name="Standard">
      <style:text-properties style:font-name="F18" fo:font-size="12pt" fo:font-weight="normal" ns42:rsid="00b85ecf" ns42:paragraph-rsid="00b85ecf" style:font-size-asian="12pt" style:font-weight-asian="normal" style:font-weight-complex="normal"/>
    </style:style>
    <style:style style:name="P36" style:family="paragraph" style:parent-style-name="Standard">
      <style:text-properties style:font-name="F18" fo:font-size="12pt" fo:font-weight="normal" ns42:rsid="00bb0c2b" ns42:paragraph-rsid="00bb0c2b" style:font-size-asian="12pt" style:font-weight-asian="normal" style:font-weight-complex="normal"/>
    </style:style>
    <style:style style:name="P37" style:family="paragraph" style:parent-style-name="Standard">
      <style:text-properties style:font-name="F18" fo:font-size="12pt" fo:font-weight="normal" ns42:rsid="00bb0c2b" ns42:paragraph-rsid="00bc8e0a" style:font-size-asian="12pt" style:font-weight-asian="normal" style:font-weight-complex="normal"/>
    </style:style>
    <style:style style:name="P38" style:family="paragraph" style:parent-style-name="Standard">
      <style:text-properties style:font-name="F18" fo:font-size="12pt" fo:font-weight="normal" ns42:rsid="00b9230d" ns42:paragraph-rsid="00bd5753" style:font-size-asian="12pt" style:font-weight-asian="normal" style:font-weight-complex="normal"/>
    </style:style>
    <style:style style:name="P39" style:family="paragraph" style:parent-style-name="Standard">
      <style:text-properties style:font-name="F18" fo:font-size="12pt" fo:font-weight="normal" ns42:rsid="00bd5753" ns42:paragraph-rsid="00bd5753" style:font-size-asian="12pt" style:font-weight-asian="normal" style:font-weight-complex="normal"/>
    </style:style>
    <style:style style:name="P40" style:family="paragraph" style:parent-style-name="Standard">
      <style:text-properties style:font-name="F18" fo:font-size="12pt" fo:font-weight="normal" ns42:rsid="00bf4082" ns42:paragraph-rsid="00bf4082" style:font-size-asian="12pt" style:font-weight-asian="normal" style:font-weight-complex="normal"/>
    </style:style>
    <style:style style:name="P41" style:family="paragraph" style:parent-style-name="Standard">
      <style:text-properties style:font-name="F18" fo:font-size="12pt" fo:language="zxx" fo:country="none" fo:font-weight="normal" ns42:rsid="0051fff0" ns42:paragraph-rsid="0051fff0" style:font-size-asian="12pt" style:language-asian="zxx" style:country-asian="none" style:font-weight-asian="normal" style:language-complex="zxx" style:country-complex="none" style:font-weight-complex="normal"/>
    </style:style>
    <style:style style:name="P42" style:family="paragraph" style:parent-style-name="Standard">
      <style:text-properties style:font-name="F18" fo:font-size="12pt" fo:language="zxx" fo:country="none" fo:font-weight="normal" ns42:rsid="0051c215" ns42:paragraph-rsid="009b0446" style:font-size-asian="12pt" style:language-asian="zxx" style:country-asian="none" style:font-weight-asian="normal" style:language-complex="zxx" style:country-complex="none" style:font-weight-complex="normal"/>
    </style:style>
    <style:style style:name="P43" style:family="paragraph" style:parent-style-name="Standard">
      <style:text-properties style:font-name="F18" fo:font-size="12pt" fo:language="zxx" fo:country="none" fo:font-weight="normal" ns42:rsid="0051c215" ns42:paragraph-rsid="00a4f010" style:font-size-asian="12pt" style:language-asian="zxx" style:country-asian="none" style:font-weight-asian="normal" style:language-complex="zxx" style:country-complex="none" style:font-weight-complex="normal"/>
    </style:style>
    <style:style style:name="P44" style:family="paragraph" style:parent-style-name="Standard">
      <style:text-properties style:font-name="F18" fo:font-size="12pt" fo:language="zxx" fo:country="none" fo:font-weight="normal" ns42:rsid="009efd36" ns42:paragraph-rsid="00a08104" style:font-size-asian="12pt" style:language-asian="zxx" style:country-asian="none" style:font-weight-asian="normal" style:language-complex="zxx" style:country-complex="none" style:font-weight-complex="normal"/>
    </style:style>
    <style:style style:name="P45" style:family="paragraph" style:parent-style-name="Standard">
      <style:text-properties style:font-name="F18" fo:font-size="12pt" fo:language="zxx" fo:country="none" fo:font-weight="normal" ns42:rsid="00a4f010" ns42:paragraph-rsid="00a4f010" style:font-size-asian="12pt" style:language-asian="zxx" style:country-asian="none" style:font-weight-asian="normal" style:language-complex="zxx" style:country-complex="none" style:font-weight-complex="normal"/>
    </style:style>
    <style:style style:name="P46" style:family="paragraph" style:parent-style-name="Standard">
      <style:text-properties style:font-name="F18" fo:font-size="12pt" ns42:rsid="0028bbb4" ns42:paragraph-rsid="00622a8b" style:font-size-asian="12pt"/>
    </style:style>
    <style:style style:name="P47" style:family="paragraph" style:parent-style-name="Standard">
      <style:paragraph-properties fo:text-align="start" style:justify-single-word="false"/>
      <style:text-properties style:font-name="F18" fo:font-size="12pt" ns42:paragraph-rsid="00622a8b" style:font-size-asian="12pt"/>
    </style:style>
    <style:style style:name="P48" style:family="paragraph" style:parent-style-name="Standard">
      <style:text-properties style:font-name="F18" fo:font-size="12pt" ns42:rsid="00622a8b" ns42:paragraph-rsid="00622a8b" style:font-size-asian="12pt"/>
    </style:style>
    <style:style style:name="P49" style:family="paragraph" style:parent-style-name="Standard">
      <style:paragraph-properties fo:text-align="start" style:justify-single-word="false"/>
      <style:text-properties style:font-name="F18" fo:font-size="12pt" ns42:rsid="00622a8b" ns42:paragraph-rsid="00622a8b" style:font-size-asian="12pt"/>
    </style:style>
    <style:style style:name="P50" style:family="paragraph" style:parent-style-name="Standard">
      <style:text-properties style:font-name="F18" fo:font-size="12pt" fo:font-weight="bold" ns42:rsid="009b0446" ns42:paragraph-rsid="009b0446" style:font-size-asian="12pt" style:font-weight-asian="bold" style:font-weight-complex="bold"/>
    </style:style>
    <style:style style:name="P51" style:family="paragraph" style:parent-style-name="Standard">
      <style:text-properties ns42:rsid="0057890b" ns42:paragraph-rsid="0057890b"/>
    </style:style>
    <style:style style:name="P52" style:family="paragraph" style:parent-style-name="Standard">
      <style:text-properties ns42:rsid="005d8d27" ns42:paragraph-rsid="00610d8b"/>
    </style:style>
    <style:style style:name="P53" style:family="paragraph" style:parent-style-name="Standard">
      <style:text-properties ns42:rsid="005d8d27" ns42:paragraph-rsid="005fa5c9"/>
    </style:style>
    <style:style style:name="P54" style:family="paragraph" style:parent-style-name="Standard">
      <style:text-properties ns42:rsid="005ebb49" ns42:paragraph-rsid="005ebb49"/>
    </style:style>
    <style:style style:name="P55" style:family="paragraph" style:parent-style-name="Standard">
      <style:text-properties ns42:rsid="005f7923" ns42:paragraph-rsid="005f7923"/>
    </style:style>
    <style:style style:name="P56" style:family="paragraph" style:parent-style-name="Standard">
      <style:text-properties ns42:rsid="005fa5c9" ns42:paragraph-rsid="005fa5c9"/>
    </style:style>
    <style:style style:name="P57" style:family="paragraph" style:parent-style-name="Standard">
      <style:text-properties ns42:paragraph-rsid="00610d8b"/>
    </style:style>
    <style:style style:name="P58" style:family="paragraph" style:parent-style-name="Standard">
      <style:text-properties ns42:paragraph-rsid="00622a8b"/>
    </style:style>
    <style:style style:name="P59" style:family="paragraph" style:parent-style-name="Standard">
      <style:text-properties ns42:rsid="00622a8b" ns42:paragraph-rsid="00622a8b"/>
    </style:style>
    <style:style style:name="P60" style:family="paragraph" style:parent-style-name="Standard">
      <style:text-properties ns42:rsid="00622a8b" ns42:paragraph-rsid="00640512"/>
    </style:style>
    <style:style style:name="P61" style:family="paragraph" style:parent-style-name="Standard">
      <style:text-properties ns42:rsid="00622a8b" ns42:paragraph-rsid="00682ae4"/>
    </style:style>
    <style:style style:name="P62" style:family="paragraph" style:parent-style-name="Standard">
      <style:text-properties fo:color="#ff3333" loext:opacity="100%" fo:font-weight="bold" ns42:rsid="00610d8b" ns42:paragraph-rsid="00610d8b" style:font-weight-asian="bold" style:font-weight-complex="bold"/>
    </style:style>
    <style:style style:name="P63" style:family="paragraph" style:parent-style-name="Standard">
      <style:text-properties fo:color="#ff3333" loext:opacity="100%" fo:font-weight="bold" ns42:rsid="0063e560" ns42:paragraph-rsid="00ac62e0" style:font-weight-asian="bold" style:font-weight-complex="bold"/>
    </style:style>
    <style:style style:name="P64" style:family="paragraph" style:parent-style-name="Standard">
      <style:text-properties fo:color="#ff3333" loext:opacity="100%" style:font-name="F18" fo:font-size="12pt" fo:language="zxx" fo:country="none" fo:font-weight="bold" ns42:rsid="00b80398" ns42:paragraph-rsid="00b80398" style:font-size-asian="12pt" style:language-asian="zxx" style:country-asian="none" style:font-weight-asian="bold" style:language-complex="zxx" style:country-complex="none" style:font-weight-complex="bold"/>
    </style:style>
    <style:style style:name="P65" style:family="paragraph" style:parent-style-name="Standard">
      <style:text-properties ns42:rsid="00610d8b" ns42:paragraph-rsid="00682ae4"/>
    </style:style>
    <style:style style:name="P66" style:family="paragraph" style:parent-style-name="Standard">
      <style:text-properties fo:color="#33ff99" loext:opacity="100%" fo:font-weight="bold" ns42:rsid="00610d8b" ns42:paragraph-rsid="00622a8b" style:font-weight-asian="bold" style:font-weight-complex="bold"/>
    </style:style>
    <style:style style:name="P67" style:family="paragraph" style:parent-style-name="Standard">
      <style:text-properties fo:color="#33ff99" loext:opacity="100%" style:font-name="F18" fo:font-size="12pt" fo:font-weight="bold" ns42:rsid="00610d8b" ns42:paragraph-rsid="00610d8b" style:font-size-asian="12pt" style:font-weight-asian="bold" style:font-weight-complex="bold"/>
    </style:style>
    <style:style style:name="P68" style:family="paragraph" style:parent-style-name="Standard">
      <style:text-properties ns42:rsid="00624817" ns42:paragraph-rsid="00670c63"/>
    </style:style>
    <style:style style:name="P69" style:family="paragraph" style:parent-style-name="Standard">
      <style:text-properties ns42:rsid="00640512" ns42:paragraph-rsid="00640512"/>
    </style:style>
    <style:style style:name="P70" style:family="paragraph" style:parent-style-name="Standard">
      <style:text-properties ns42:rsid="00640512" ns42:paragraph-rsid="00653ff5"/>
    </style:style>
    <style:style style:name="P71" style:family="paragraph" style:parent-style-name="Standard">
      <style:text-properties ns42:paragraph-rsid="00640512"/>
    </style:style>
    <style:style style:name="P72" style:family="paragraph" style:parent-style-name="Standard">
      <style:text-properties ns42:rsid="00653ff5" ns42:paragraph-rsid="00653ff5"/>
    </style:style>
    <style:style style:name="P73" style:family="paragraph" style:parent-style-name="Standard">
      <style:text-properties ns42:paragraph-rsid="00653ff5"/>
    </style:style>
    <style:style style:name="P74" style:family="paragraph" style:parent-style-name="Standard">
      <style:text-properties fo:color="#ff0000" loext:opacity="100%" style:font-name="F39" fo:font-size="12pt" fo:font-weight="bold" ns42:rsid="00653ff5" ns42:paragraph-rsid="00653ff5" style:font-size-asian="12pt" style:font-weight-asian="bold" style:font-weight-complex="bold"/>
    </style:style>
    <style:style style:name="P75" style:family="paragraph" style:parent-style-name="Standard">
      <style:text-properties fo:color="#ff0000" loext:opacity="100%" fo:font-weight="bold" ns42:rsid="00682ae4" ns42:paragraph-rsid="00682ae4" style:font-weight-asian="bold" style:font-weight-complex="bold"/>
    </style:style>
    <style:style style:name="P76" style:family="paragraph" style:parent-style-name="Standard">
      <style:text-properties fo:color="#ff0000" loext:opacity="100%" fo:font-size="15pt" fo:font-weight="bold" ns42:rsid="005ce410" ns42:paragraph-rsid="00a9f38b" style:font-size-asian="15pt" style:font-weight-asian="bold" style:font-size-complex="15pt" style:font-weight-complex="bold"/>
    </style:style>
    <style:style style:name="P77" style:family="paragraph" style:parent-style-name="Standard">
      <style:text-properties fo:color="#00a933" loext:opacity="100%" fo:font-weight="bold" ns42:rsid="00640512" ns42:paragraph-rsid="00653ff5" style:font-weight-asian="bold" style:font-weight-complex="bold"/>
    </style:style>
    <style:style style:name="P78" style:family="paragraph" style:parent-style-name="Standard">
      <style:text-properties fo:color="#00a933" loext:opacity="100%" fo:font-weight="bold" ns42:rsid="00640512" ns42:paragraph-rsid="00640512" style:font-weight-asian="bold" style:font-weight-complex="bold"/>
    </style:style>
    <style:style style:name="P79" style:family="paragraph" style:parent-style-name="Standard">
      <style:text-properties fo:color="#00a933" loext:opacity="100%" fo:font-weight="bold" ns42:rsid="0094c904" ns42:paragraph-rsid="0094c904" style:font-weight-asian="bold" style:font-weight-complex="bold"/>
    </style:style>
    <style:style style:name="P80" style:family="paragraph" style:parent-style-name="Standard">
      <style:text-properties fo:color="#00a933" loext:opacity="100%" fo:language="zxx" fo:country="none" fo:font-weight="bold" ns42:rsid="00653ff5" ns42:paragraph-rsid="00653ff5" style:language-asian="zxx" style:country-asian="none" style:font-weight-asian="bold" style:language-complex="zxx" style:country-complex="none" style:font-weight-complex="bold"/>
    </style:style>
    <style:style style:name="P81" style:family="paragraph" style:parent-style-name="Standard">
      <style:text-properties fo:font-style="italic" ns42:rsid="00682ae4" ns42:paragraph-rsid="00682ae4" style:font-style-asian="italic" style:font-style-complex="italic"/>
    </style:style>
    <style:style style:name="P82" style:family="paragraph" style:parent-style-name="Standard">
      <style:text-properties fo:font-style="italic" ns42:paragraph-rsid="009afeca" style:font-style-asian="italic" style:font-style-complex="italic"/>
    </style:style>
    <style:style style:name="P83" style:family="paragraph" style:parent-style-name="Standard">
      <style:text-properties ns42:paragraph-rsid="00668156"/>
    </style:style>
    <style:style style:name="P84" style:family="paragraph" style:parent-style-name="Standard">
      <style:text-properties ns42:rsid="00670c63" ns42:paragraph-rsid="00670c63"/>
    </style:style>
    <style:style style:name="P85" style:family="paragraph" style:parent-style-name="Standard">
      <style:text-properties ns42:paragraph-rsid="00670c63"/>
    </style:style>
    <style:style style:name="P86" style:family="paragraph" style:parent-style-name="Standard">
      <style:text-properties ns42:rsid="00682ae4" ns42:paragraph-rsid="00682ae4"/>
    </style:style>
    <style:style style:name="P87" style:family="paragraph" style:parent-style-name="Standard">
      <style:text-properties fo:language="zxx" fo:country="none" ns42:rsid="00653ff5" ns42:paragraph-rsid="00653ff5" style:language-asian="zxx" style:country-asian="none" style:language-complex="zxx" style:country-complex="none"/>
    </style:style>
    <style:style style:name="P88" style:family="paragraph" style:parent-style-name="Standard">
      <style:text-properties fo:language="zxx" fo:country="none" ns42:rsid="00653ff5" ns42:paragraph-rsid="00670c63" style:language-asian="zxx" style:country-asian="none" style:language-complex="zxx" style:country-complex="none"/>
    </style:style>
    <style:style style:name="P89" style:family="paragraph" style:parent-style-name="Standard">
      <style:text-properties fo:language="zxx" fo:country="none" ns42:rsid="00670c63" ns42:paragraph-rsid="00670c63" style:language-asian="zxx" style:country-asian="none" style:language-complex="zxx" style:country-complex="none"/>
    </style:style>
    <style:style style:name="P90" style:family="paragraph" style:parent-style-name="Standard">
      <style:text-properties fo:language="zxx" fo:country="none" ns42:rsid="00670c63" ns42:paragraph-rsid="0074da10" style:language-asian="zxx" style:country-asian="none" style:language-complex="zxx" style:country-complex="none"/>
    </style:style>
    <style:style style:name="P91" style:family="paragraph" style:parent-style-name="Standard">
      <style:text-properties fo:language="zxx" fo:country="none" ns42:rsid="00668156" ns42:paragraph-rsid="00668156" style:language-asian="zxx" style:country-asian="none" style:language-complex="zxx" style:country-complex="none"/>
    </style:style>
    <style:style style:name="P92" style:family="paragraph" style:parent-style-name="Standard">
      <style:text-properties fo:language="zxx" fo:country="none" ns42:rsid="00668156" ns42:paragraph-rsid="007001b7" style:language-asian="zxx" style:country-asian="none" style:language-complex="zxx" style:country-complex="none"/>
    </style:style>
    <style:style style:name="P93" style:family="paragraph" style:parent-style-name="Standard">
      <style:text-properties fo:language="zxx" fo:country="none" ns42:rsid="00682ae4" ns42:paragraph-rsid="00670c63" style:language-asian="zxx" style:country-asian="none" style:language-complex="zxx" style:country-complex="none"/>
    </style:style>
    <style:style style:name="P94" style:family="paragraph" style:parent-style-name="Standard">
      <style:text-properties fo:language="zxx" fo:country="none" ns42:rsid="0074da10" ns42:paragraph-rsid="0074da10" style:language-asian="zxx" style:country-asian="none" style:language-complex="zxx" style:country-complex="none"/>
    </style:style>
    <style:style style:name="P95" style:family="paragraph" style:parent-style-name="Standard">
      <style:text-properties fo:language="zxx" fo:country="none" fo:font-weight="bold" ns42:rsid="008e38fd" ns42:paragraph-rsid="008e38fd" style:language-asian="zxx" style:country-asian="none" style:font-weight-asian="bold" style:language-complex="zxx" style:country-complex="none" style:font-weight-complex="bold"/>
    </style:style>
    <style:style style:name="P96" style:family="paragraph" style:parent-style-name="Standard">
      <style:text-properties fo:language="zxx" fo:country="none" ns42:rsid="009313fd" ns42:paragraph-rsid="009313fd" fo:background-color="#ffff00" style:language-asian="zxx" style:country-asian="none" style:language-complex="zxx" style:country-complex="none"/>
    </style:style>
    <style:style style:name="P97" style:family="paragraph" style:parent-style-name="Standard">
      <style:text-properties ns42:paragraph-rsid="005fa5c9"/>
    </style:style>
    <style:style style:name="P98" style:family="paragraph" style:parent-style-name="Standard">
      <style:text-properties ns42:paragraph-rsid="005f7923"/>
    </style:style>
    <style:style style:name="P99" style:family="paragraph" style:parent-style-name="Standard">
      <style:text-properties ns42:paragraph-rsid="001d2971"/>
    </style:style>
    <style:style style:name="P100" style:family="paragraph" style:parent-style-name="Standard">
      <style:text-properties ns42:paragraph-rsid="0074da10"/>
    </style:style>
    <style:style style:name="P101" style:family="paragraph" style:parent-style-name="Standard">
      <style:text-properties ns42:paragraph-rsid="0068a8a8"/>
    </style:style>
    <style:style style:name="P102" style:family="paragraph" style:parent-style-name="Standard">
      <style:text-properties ns42:rsid="0077ff0f" ns42:paragraph-rsid="0077ff0f"/>
    </style:style>
    <style:style style:name="P103" style:family="paragraph" style:parent-style-name="Standard">
      <style:text-properties ns42:rsid="0077ff0f" ns42:paragraph-rsid="00798530"/>
    </style:style>
    <style:style style:name="P104" style:family="paragraph" style:parent-style-name="Standard">
      <style:text-properties ns42:paragraph-rsid="00798530"/>
    </style:style>
    <style:style style:name="P105" style:family="paragraph" style:parent-style-name="Standard">
      <style:text-properties ns42:rsid="0082a854" ns42:paragraph-rsid="0082a854"/>
    </style:style>
    <style:style style:name="P106" style:family="paragraph" style:parent-style-name="Standard">
      <style:text-properties style:use-window-font-color="true" loext:opacity="0%" style:font-name="F39" fo:font-size="12pt" fo:font-weight="normal" ns42:rsid="00499385" ns42:paragraph-rsid="0084690a" style:font-size-asian="12pt" style:font-weight-asian="normal" style:font-weight-complex="normal"/>
    </style:style>
    <style:style style:name="P107" style:family="paragraph" style:parent-style-name="Standard">
      <style:text-properties style:use-window-font-color="true" loext:opacity="0%" style:font-name="F39" fo:font-size="12pt" fo:font-weight="normal" ns42:rsid="00896b8f" ns42:paragraph-rsid="00896b8f" fo:background-color="transparent" style:font-size-asian="12pt" style:font-weight-asian="normal" style:font-weight-complex="normal"/>
    </style:style>
    <style:style style:name="P108" style:family="paragraph" style:parent-style-name="Standard">
      <style:text-properties style:use-window-font-color="true" loext:opacity="0%" style:font-name="F39" fo:font-size="12pt" fo:font-weight="normal" ns42:rsid="00896b8f" ns42:paragraph-rsid="008cd269" fo:background-color="transparent" style:font-size-asian="12pt" style:font-weight-asian="normal" style:font-weight-complex="normal"/>
    </style:style>
    <style:style style:name="P109" style:family="paragraph" style:parent-style-name="Standard">
      <style:text-properties style:use-window-font-color="true" loext:opacity="0%" style:font-name="F39" fo:font-size="12pt" fo:font-weight="normal" ns42:rsid="007e6ca1" ns42:paragraph-rsid="00896b8f" fo:background-color="transparent" style:font-size-asian="12pt" style:font-weight-asian="normal" style:font-weight-complex="normal"/>
    </style:style>
    <style:style style:name="P110" style:family="paragraph" style:parent-style-name="Standard">
      <style:text-properties style:use-window-font-color="true" loext:opacity="0%" style:font-name="F39" fo:font-size="12pt" fo:font-weight="normal" ns42:rsid="00867e5e" ns42:paragraph-rsid="00896b8f" fo:background-color="transparent" style:font-size-asian="12pt" style:font-weight-asian="normal" style:font-weight-complex="normal"/>
    </style:style>
    <style:style style:name="P111" style:family="paragraph" style:parent-style-name="Standard">
      <style:text-properties style:use-window-font-color="true" loext:opacity="0%" style:font-name="F39" fo:font-size="12pt" fo:font-weight="normal" ns42:rsid="008620c4" ns42:paragraph-rsid="00896b8f" fo:background-color="transparent" style:font-size-asian="12pt" style:font-weight-asian="normal" style:font-weight-complex="normal"/>
    </style:style>
    <style:style style:name="P112" style:family="paragraph" style:parent-style-name="Standard">
      <style:text-properties style:use-window-font-color="true" loext:opacity="0%" style:font-name="F39" fo:font-size="12pt" fo:font-weight="normal" ns42:rsid="008620c4" ns42:paragraph-rsid="008620c4" fo:background-color="transparent" style:font-size-asian="12pt" style:font-weight-asian="normal" style:font-weight-complex="normal"/>
    </style:style>
    <style:style style:name="P113" style:family="paragraph" style:parent-style-name="Standard">
      <style:text-properties style:use-window-font-color="true" loext:opacity="0%" style:font-name="F39" fo:font-size="12pt" fo:font-weight="normal" ns42:rsid="008cd269" ns42:paragraph-rsid="008cd269" fo:background-color="transparent" style:font-size-asian="12pt" style:font-weight-asian="normal" style:font-weight-complex="normal"/>
    </style:style>
    <style:style style:name="P114" style:family="paragraph" style:parent-style-name="Standard">
      <style:text-properties style:use-window-font-color="true" loext:opacity="0%" style:font-name="F39" fo:font-size="12pt" fo:font-weight="normal" ns42:rsid="008e38fd" ns42:paragraph-rsid="008e38fd" fo:background-color="transparent" style:font-size-asian="12pt" style:font-weight-asian="normal" style:font-weight-complex="normal"/>
    </style:style>
    <style:style style:name="P115" style:family="paragraph" style:parent-style-name="Standard">
      <style:text-properties style:use-window-font-color="true" loext:opacity="0%" style:font-name="F39" fo:font-size="12pt" fo:font-weight="normal" ns42:rsid="0094c904" ns42:paragraph-rsid="0094c904" fo:background-color="transparent" style:font-size-asian="12pt" style:font-weight-asian="normal" style:font-weight-complex="normal"/>
    </style:style>
    <style:style style:name="P116" style:family="paragraph" style:parent-style-name="Standard">
      <style:text-properties style:use-window-font-color="true" loext:opacity="0%" style:font-name="F39" fo:font-size="12pt" fo:font-weight="normal" ns42:rsid="009614f0" ns42:paragraph-rsid="009614f0" fo:background-color="transparent" style:font-size-asian="12pt" style:font-weight-asian="normal" style:font-weight-complex="normal"/>
    </style:style>
    <style:style style:name="P117" style:family="paragraph" style:parent-style-name="Standard">
      <style:text-properties style:use-window-font-color="true" loext:opacity="0%" style:font-name="F39" fo:font-size="12pt" fo:font-weight="normal" ns42:rsid="00966b9a" ns42:paragraph-rsid="00966b9a" fo:background-color="transparent" style:font-size-asian="12pt" style:font-weight-asian="normal" style:font-weight-complex="normal"/>
    </style:style>
    <style:style style:name="P118" style:family="paragraph" style:parent-style-name="Standard">
      <style:text-properties style:use-window-font-color="true" loext:opacity="0%" style:font-name="F39" fo:font-size="12pt" fo:font-weight="normal" ns42:rsid="009efd36" ns42:paragraph-rsid="009efd36" fo:background-color="transparent" style:font-size-asian="12pt" style:font-weight-asian="normal" style:font-weight-complex="normal"/>
    </style:style>
    <style:style style:name="P119" style:family="paragraph" style:parent-style-name="Standard">
      <style:text-properties style:use-window-font-color="true" loext:opacity="0%" style:font-name="F39" fo:font-size="12pt" fo:font-weight="normal" ns42:rsid="009f58b7" ns42:paragraph-rsid="009f58b7" fo:background-color="transparent" style:font-size-asian="12pt" style:font-weight-asian="normal" style:font-weight-complex="normal"/>
    </style:style>
    <style:style style:name="P120" style:family="paragraph" style:parent-style-name="Standard">
      <style:text-properties style:use-window-font-color="true" loext:opacity="0%" style:font-name="F39" fo:font-size="12pt" fo:font-weight="normal" ns42:rsid="009b0446" ns42:paragraph-rsid="009b0446" fo:background-color="transparent" style:font-size-asian="12pt" style:font-weight-asian="normal" style:font-size-complex="12pt" style:font-weight-complex="normal"/>
    </style:style>
    <style:style style:name="P121" style:family="paragraph" style:parent-style-name="Standard">
      <style:text-properties style:use-window-font-color="true" loext:opacity="0%" style:font-name="F39" fo:font-size="12pt" fo:font-weight="bold" ns42:rsid="007ba57a" ns42:paragraph-rsid="00743d3d" fo:background-color="#ff3333" style:font-size-asian="12pt" style:font-weight-asian="bold" style:font-weight-complex="bold"/>
    </style:style>
    <style:style style:name="P122" style:family="paragraph" style:parent-style-name="Standard">
      <style:text-properties style:use-window-font-color="true" loext:opacity="0%" style:font-name="F39" fo:font-size="15pt" fo:language="zxx" fo:country="none" fo:font-weight="bold" ns42:rsid="008e38fd" ns42:paragraph-rsid="00a9f38b" fo:background-color="transparent" style:font-size-asian="15pt" style:language-asian="zxx" style:country-asian="none" style:font-weight-asian="bold" style:font-size-complex="15pt" style:language-complex="zxx" style:country-complex="none" style:font-weight-complex="bold"/>
    </style:style>
    <style:style style:name="P123" style:family="paragraph" style:parent-style-name="Standard">
      <style:text-properties style:use-window-font-color="true" loext:opacity="0%" fo:font-weight="normal" ns42:rsid="00499385" ns42:paragraph-rsid="0084690a" style:font-weight-asian="normal" style:font-weight-complex="normal"/>
    </style:style>
    <style:style style:name="P124" style:family="paragraph" style:parent-style-name="Standard">
      <style:text-properties style:use-window-font-color="true" loext:opacity="0%" fo:font-weight="normal" ns42:rsid="005ce410" ns42:paragraph-rsid="00a9f38b" style:font-weight-asian="normal" style:font-weight-complex="normal"/>
    </style:style>
    <style:style style:name="P125" style:family="paragraph" style:parent-style-name="Standard">
      <style:text-properties style:use-window-font-color="true" loext:opacity="0%" fo:font-weight="normal" ns42:rsid="005ce410" ns42:paragraph-rsid="00ac62e0" style:font-weight-asian="normal" style:font-weight-complex="normal"/>
    </style:style>
    <style:style style:name="P126" style:family="paragraph" style:parent-style-name="Standard">
      <style:text-properties style:use-window-font-color="true" loext:opacity="0%" fo:font-weight="normal" ns42:rsid="00632517" ns42:paragraph-rsid="00a9f38b" style:font-weight-asian="normal" style:font-weight-complex="normal"/>
    </style:style>
    <style:style style:name="P127" style:family="paragraph" style:parent-style-name="Standard">
      <style:text-properties style:use-window-font-color="true" loext:opacity="0%" fo:font-weight="normal" ns42:rsid="005e04a8" ns42:paragraph-rsid="00a9f38b" style:font-weight-asian="normal" style:font-weight-complex="normal"/>
    </style:style>
    <style:style style:name="P128" style:family="paragraph" style:parent-style-name="Standard">
      <style:text-properties style:use-window-font-color="true" loext:opacity="0%" fo:font-weight="normal" ns42:rsid="0063e560" ns42:paragraph-rsid="00ac62e0" style:font-weight-asian="normal" style:font-weight-complex="normal"/>
    </style:style>
    <style:style style:name="P129" style:family="paragraph" style:parent-style-name="Standard">
      <style:text-properties style:use-window-font-color="true" loext:opacity="0%" fo:font-weight="normal" ns42:rsid="005f768e" ns42:paragraph-rsid="00ac62e0" style:font-weight-asian="normal" style:font-weight-complex="normal"/>
    </style:style>
    <style:style style:name="P130" style:family="paragraph" style:parent-style-name="Standard">
      <style:text-properties style:use-window-font-color="true" loext:opacity="0%" fo:font-weight="normal" ns42:rsid="006522eb" ns42:paragraph-rsid="00ac62e0" style:font-weight-asian="normal" style:font-weight-complex="normal"/>
    </style:style>
    <style:style style:name="P131" style:family="paragraph" style:parent-style-name="Standard">
      <style:text-properties style:use-window-font-color="true" loext:opacity="0%" fo:font-weight="normal" ns42:rsid="006522eb" ns42:paragraph-rsid="00af1a1a" style:font-weight-asian="normal" style:font-weight-complex="normal"/>
    </style:style>
    <style:style style:name="P132" style:family="paragraph" style:parent-style-name="Standard">
      <style:text-properties style:use-window-font-color="true" loext:opacity="0%" fo:font-weight="normal" ns42:rsid="006739a2" ns42:paragraph-rsid="00af1a1a" style:font-weight-asian="normal" style:font-weight-complex="normal"/>
    </style:style>
    <style:style style:name="P133" style:family="paragraph" style:parent-style-name="Standard">
      <style:text-properties style:use-window-font-color="true" loext:opacity="0%" fo:font-weight="normal" ns42:rsid="00af1a1a" ns42:paragraph-rsid="00af1a1a" style:font-weight-asian="normal" style:font-weight-complex="normal"/>
    </style:style>
    <style:style style:name="P134" style:family="paragraph" style:parent-style-name="Standard">
      <style:text-properties style:use-window-font-color="true" loext:opacity="0%" fo:font-weight="normal" ns42:rsid="006d8295" ns42:paragraph-rsid="00bcad95" style:font-weight-asian="normal" style:font-weight-complex="normal"/>
    </style:style>
    <style:style style:name="P135" style:family="paragraph" style:parent-style-name="Standard">
      <style:text-properties style:use-window-font-color="true" loext:opacity="0%" style:font-name="Times New Roman" fo:font-size="12pt" fo:font-style="italic" fo:font-weight="normal" ns42:rsid="003f93c4" ns42:paragraph-rsid="0084690a" style:font-size-asian="12pt" style:font-style-asian="italic" style:font-weight-asian="normal" style:font-style-complex="italic" style:font-weight-complex="normal"/>
    </style:style>
    <style:style style:name="P136" style:family="paragraph" style:parent-style-name="Standard">
      <style:text-properties style:use-window-font-color="true" loext:opacity="0%" fo:font-style="italic" fo:font-weight="normal" ns42:rsid="003f93c4" ns42:paragraph-rsid="0084690a" style:font-style-asian="italic" style:font-weight-asian="normal" style:font-style-complex="italic" style:font-weight-complex="normal"/>
    </style:style>
    <style:style style:name="P137" style:family="paragraph" style:parent-style-name="Standard">
      <style:text-properties style:use-window-font-color="true" loext:opacity="0%" fo:font-style="italic" fo:font-weight="normal" ns42:rsid="0084690a" ns42:paragraph-rsid="0084690a" style:font-style-asian="italic" style:font-weight-asian="normal" style:font-style-complex="italic" style:font-weight-complex="normal"/>
    </style:style>
    <style:style style:name="P138" style:family="paragraph" style:parent-style-name="Standard">
      <style:text-properties style:use-window-font-color="true" loext:opacity="0%" style:font-name="F18" fo:font-size="12pt" fo:language="zxx" fo:country="none" fo:font-weight="normal" ns42:rsid="005e04a8" ns42:paragraph-rsid="00a9f38b" style:font-size-asian="12pt" style:language-asian="zxx" style:country-asian="none" style:font-weight-asian="normal" style:language-complex="zxx" style:country-complex="none" style:font-weight-complex="normal"/>
    </style:style>
    <style:style style:name="P139" style:family="paragraph" style:parent-style-name="Standard">
      <style:text-properties style:use-window-font-color="true" loext:opacity="0%" style:font-name="F18" fo:font-size="12pt" fo:language="zxx" fo:country="none" fo:font-weight="normal" ns42:rsid="006739a2" ns42:paragraph-rsid="00af1a1a" style:font-size-asian="12pt" style:language-asian="zxx" style:country-asian="none" style:font-weight-asian="normal" style:language-complex="zxx" style:country-complex="none" style:font-weight-complex="normal"/>
    </style:style>
    <style:style style:name="P140" style:family="paragraph" style:parent-style-name="Standard">
      <style:text-properties style:use-window-font-color="true" loext:opacity="0%" style:font-name="F18" fo:font-size="12pt" fo:language="zxx" fo:country="none" fo:font-weight="normal" ns42:rsid="006522eb" ns42:paragraph-rsid="00af1a1a" style:font-size-asian="12pt" style:language-asian="zxx" style:country-asian="none" style:font-weight-asian="normal" style:language-complex="zxx" style:country-complex="none" style:font-weight-complex="normal"/>
    </style:style>
    <style:style style:name="P141" style:family="paragraph" style:parent-style-name="Standard">
      <style:text-properties style:use-window-font-color="true" loext:opacity="0%" style:font-name="F18" fo:font-size="12pt" fo:font-weight="normal" ns42:rsid="006d8295" ns42:paragraph-rsid="00bcad95" style:font-size-asian="12pt" style:font-weight-asian="normal" style:font-weight-complex="normal"/>
    </style:style>
    <style:style style:name="P142" style:family="paragraph" style:parent-style-name="Standard">
      <style:text-properties style:use-window-font-color="true" loext:opacity="0%" style:font-name="F18" fo:font-size="12pt" fo:font-weight="normal" ns42:rsid="00bcad95" ns42:paragraph-rsid="00bcad95" style:font-size-asian="12pt" style:font-weight-asian="normal" style:font-weight-complex="normal"/>
    </style:style>
    <style:style style:name="P143" style:family="paragraph" style:parent-style-name="Standard">
      <style:text-properties style:use-window-font-color="true" loext:opacity="0%" fo:font-size="12pt" fo:font-weight="normal" ns42:rsid="009f233b" ns42:paragraph-rsid="00af1a1a" style:font-size-asian="12pt" style:font-weight-asian="normal" style:font-weight-complex="normal"/>
    </style:style>
    <style:style style:name="P144" style:family="paragraph" style:parent-style-name="Standard">
      <style:text-properties style:use-window-font-color="true" loext:opacity="0%" fo:font-weight="bold" ns42:rsid="00af1a1a" ns42:paragraph-rsid="00af1a1a" style:font-weight-asian="bold" style:font-weight-complex="bold"/>
    </style:style>
    <style:style style:name="P145" style:family="paragraph" style:parent-style-name="Standard">
      <style:text-properties fo:color="#99ff66" loext:opacity="100%" style:font-name="F39" fo:font-size="12pt" ns42:rsid="0084690a" ns42:paragraph-rsid="0084690a" style:font-size-asian="12pt"/>
    </style:style>
    <style:style style:name="P146" style:family="paragraph" style:parent-style-name="Standard">
      <style:text-properties ns42:rsid="0081a4cf" ns42:paragraph-rsid="0081a4cf"/>
    </style:style>
    <style:style style:name="P147" style:family="paragraph" style:parent-style-name="Standard">
      <style:text-properties ns42:paragraph-rsid="008e38fd"/>
    </style:style>
    <style:style style:name="P148" style:family="paragraph" style:parent-style-name="Standard">
      <style:text-properties ns42:rsid="008f8be0" ns42:paragraph-rsid="00911f52"/>
    </style:style>
    <style:style style:name="P149" style:family="paragraph" style:parent-style-name="Standard">
      <style:text-properties ns42:paragraph-rsid="00911f52"/>
    </style:style>
    <style:style style:name="P150" style:family="paragraph" style:parent-style-name="Standard">
      <style:text-properties ns42:rsid="008e38fd" ns42:paragraph-rsid="00911f52"/>
    </style:style>
    <style:style style:name="P151" style:family="paragraph" style:parent-style-name="Standard">
      <style:text-properties ns42:paragraph-rsid="00920d47" fo:background-color="#ffff00"/>
    </style:style>
    <style:style style:name="P152" style:family="paragraph" style:parent-style-name="Standard">
      <style:text-properties ns42:paragraph-rsid="00a9f38b" fo:background-color="#ffff00"/>
    </style:style>
    <style:style style:name="P153" style:family="paragraph" style:parent-style-name="Standard">
      <style:text-properties ns42:rsid="00932bb2" ns42:paragraph-rsid="00932bb2"/>
    </style:style>
    <style:style style:name="P154" style:family="paragraph" style:parent-style-name="Standard">
      <style:text-properties ns42:rsid="0094c904" ns42:paragraph-rsid="0094c904"/>
    </style:style>
    <style:style style:name="P155" style:family="paragraph" style:parent-style-name="Standard">
      <style:text-properties ns42:paragraph-rsid="0094c904"/>
    </style:style>
    <style:style style:name="P156" style:family="paragraph" style:parent-style-name="Standard">
      <style:text-properties fo:font-weight="bold" ns42:rsid="0094c904" ns42:paragraph-rsid="0094c904" style:font-weight-asian="bold" style:font-weight-complex="bold"/>
    </style:style>
    <style:style style:name="P157" style:family="paragraph" style:parent-style-name="Standard">
      <style:text-properties fo:font-weight="bold" ns42:paragraph-rsid="00a9f38b" style:font-weight-asian="bold" style:font-weight-complex="bold"/>
    </style:style>
    <style:style style:name="P158" style:family="paragraph" style:parent-style-name="Standard">
      <style:text-properties ns42:rsid="009614f0" ns42:paragraph-rsid="009614f0"/>
    </style:style>
    <style:style style:name="P159" style:family="paragraph" style:parent-style-name="Standard">
      <style:text-properties ns42:rsid="009614f0" ns42:paragraph-rsid="009afeca"/>
    </style:style>
    <style:style style:name="P160" style:family="paragraph" style:parent-style-name="Standard">
      <style:text-properties ns42:paragraph-rsid="009614f0"/>
    </style:style>
    <style:style style:name="P161" style:family="paragraph" style:parent-style-name="Standard">
      <style:text-properties ns42:rsid="0098c7c9" ns42:paragraph-rsid="0098c7c9"/>
    </style:style>
    <style:style style:name="P162" style:family="paragraph" style:parent-style-name="Standard">
      <style:text-properties ns42:rsid="0098c7c9" ns42:paragraph-rsid="00a08104"/>
    </style:style>
    <style:style style:name="P163" style:family="paragraph" style:parent-style-name="Standard">
      <style:text-properties ns42:paragraph-rsid="007bf75f"/>
    </style:style>
    <style:style style:name="P164" style:family="paragraph" style:parent-style-name="Standard">
      <style:text-properties ns42:paragraph-rsid="009afeca"/>
    </style:style>
    <style:style style:name="P165" style:family="paragraph" style:parent-style-name="Standard">
      <style:text-properties ns42:rsid="009b0446" ns42:paragraph-rsid="009b0446"/>
    </style:style>
    <style:style style:name="P166" style:family="paragraph" style:parent-style-name="Standard">
      <style:text-properties ns42:paragraph-rsid="009b0446"/>
    </style:style>
    <style:style style:name="P167" style:family="paragraph" style:parent-style-name="Standard">
      <style:text-properties fo:color="#c9211e" loext:opacity="100%" style:font-name="F39" fo:font-size="12pt" fo:font-weight="bold" ns42:rsid="0094c904" ns42:paragraph-rsid="0094c904" fo:background-color="transparent" style:font-size-asian="12pt" style:font-weight-asian="bold" style:font-weight-complex="bold"/>
    </style:style>
    <style:style style:name="P168" style:family="paragraph" style:parent-style-name="Standard">
      <style:text-properties ns42:rsid="009efd36" ns42:paragraph-rsid="009efd36"/>
    </style:style>
    <style:style style:name="P169" style:family="paragraph" style:parent-style-name="Standard">
      <style:text-properties ns42:rsid="00a08104" ns42:paragraph-rsid="00a08104"/>
    </style:style>
    <style:style style:name="P170" style:family="paragraph" style:parent-style-name="Standard">
      <style:text-properties fo:color="#66cc00" loext:opacity="100%" style:font-name="F18" fo:font-size="12pt" fo:font-weight="bold" ns42:rsid="00a08104" ns42:paragraph-rsid="00a08104" style:font-size-asian="12pt" style:font-weight-asian="bold" style:font-weight-complex="bold"/>
    </style:style>
    <style:style style:name="P171" style:family="paragraph" style:parent-style-name="Standard">
      <style:text-properties fo:color="#66cc00" loext:opacity="100%" style:font-name="F18" fo:font-size="12pt" fo:language="zxx" fo:country="none" fo:font-weight="bold" ns42:rsid="00bcad95" ns42:paragraph-rsid="00bcad95" style:font-size-asian="12pt" style:language-asian="zxx" style:country-asian="none" style:font-weight-asian="bold" style:language-complex="zxx" style:country-complex="none" style:font-weight-complex="bold"/>
    </style:style>
    <style:style style:name="P172" style:family="paragraph" style:parent-style-name="Standard">
      <style:text-properties fo:color="#66cc00" loext:opacity="100%" fo:font-weight="bold" ns42:paragraph-rsid="00ac62e0" style:font-weight-asian="bold" style:font-weight-complex="bold"/>
    </style:style>
    <style:style style:name="P173" style:family="paragraph" style:parent-style-name="Standard">
      <style:text-properties fo:color="#66cc00" loext:opacity="100%" fo:font-weight="bold" ns42:rsid="0063e560" ns42:paragraph-rsid="00ac62e0" style:font-weight-asian="bold" style:font-weight-complex="bold"/>
    </style:style>
    <style:style style:name="P174" style:family="paragraph" style:parent-style-name="Standard">
      <style:text-properties fo:color="#66cc00" loext:opacity="100%" fo:font-weight="bold" ns42:rsid="0069940c" ns42:paragraph-rsid="00af1a1a" style:font-weight-asian="bold" style:font-weight-complex="bold"/>
    </style:style>
    <style:style style:name="P175" style:family="paragraph" style:parent-style-name="Standard">
      <style:text-properties ns42:rsid="00a0c3d1" ns42:paragraph-rsid="00a0c3d1"/>
    </style:style>
    <style:style style:name="P176" style:family="paragraph" style:parent-style-name="Standard">
      <style:text-properties ns42:rsid="00a4f010" ns42:paragraph-rsid="00a4f010"/>
    </style:style>
    <style:style style:name="P177" style:family="paragraph" style:parent-style-name="Standard">
      <style:text-properties ns42:rsid="00a651de" ns42:paragraph-rsid="00a651de"/>
    </style:style>
    <style:style style:name="P178" style:family="paragraph" style:parent-style-name="Standard">
      <style:text-properties ns42:rsid="009a705a" ns42:paragraph-rsid="009a705a"/>
    </style:style>
    <style:style style:name="P179" style:family="paragraph" style:parent-style-name="Standard">
      <style:text-properties ns42:paragraph-rsid="00a9f38b"/>
    </style:style>
    <style:style style:name="P180" style:family="paragraph" style:parent-style-name="Standard">
      <style:text-properties fo:font-size="12pt" fo:font-weight="normal" ns42:rsid="0051c215" ns42:paragraph-rsid="00a9f38b" style:font-size-asian="12pt" style:font-weight-asian="normal" style:font-weight-complex="normal"/>
    </style:style>
    <style:style style:name="P181" style:family="paragraph" style:parent-style-name="Standard">
      <style:text-properties fo:font-size="12pt" fo:font-weight="normal" ns42:rsid="009f233b" ns42:paragraph-rsid="00a9f38b" style:font-size-asian="12pt" style:font-weight-asian="normal" style:font-weight-complex="normal"/>
    </style:style>
    <style:style style:name="P182" style:family="paragraph" style:parent-style-name="Standard">
      <style:text-properties ns42:rsid="0063e560" ns42:paragraph-rsid="00ac62e0"/>
    </style:style>
    <style:style style:name="P183" style:family="paragraph" style:parent-style-name="Standard">
      <style:text-properties ns42:paragraph-rsid="00ac62e0"/>
    </style:style>
    <style:style style:name="P184" style:family="paragraph" style:parent-style-name="Standard">
      <style:text-properties ns42:paragraph-rsid="00b80398"/>
    </style:style>
    <style:style style:name="P185" style:family="paragraph" style:parent-style-name="Standard">
      <style:text-properties ns42:paragraph-rsid="00b85ecf"/>
    </style:style>
    <style:style style:name="P186" style:family="paragraph" style:parent-style-name="Standard">
      <style:text-properties ns42:paragraph-rsid="00b9230d"/>
    </style:style>
    <style:style style:name="P187" style:family="paragraph" style:parent-style-name="Standard">
      <style:text-properties ns42:rsid="00bb0c2b" ns42:paragraph-rsid="00bb0c2b"/>
    </style:style>
    <style:style style:name="P188" style:family="paragraph" style:parent-style-name="Standard">
      <style:text-properties ns42:paragraph-rsid="00bb0c2b"/>
    </style:style>
    <style:style style:name="P189" style:family="paragraph" style:parent-style-name="Standard">
      <style:text-properties ns42:paragraph-rsid="00bc8e0a"/>
    </style:style>
    <style:style style:name="P190" style:family="paragraph" style:parent-style-name="Standard">
      <style:text-properties ns42:rsid="00bc8e0a" ns42:paragraph-rsid="00bc8e0a"/>
    </style:style>
    <style:style style:name="P191" style:family="paragraph" style:parent-style-name="Standard">
      <style:text-properties ns42:paragraph-rsid="00bcad95"/>
    </style:style>
    <style:style style:name="P192" style:family="paragraph" style:parent-style-name="Standard">
      <style:text-properties ns42:paragraph-rsid="00bd5753"/>
    </style:style>
    <style:style style:name="P193" style:family="paragraph" style:parent-style-name="Standard">
      <style:paragraph-properties fo:break-before="page"/>
      <style:text-properties style:font-name="F39" fo:font-size="12pt" ns42:rsid="0068a8a8" ns42:paragraph-rsid="0068a8a8" style:font-size-asian="12pt"/>
    </style:style>
    <style:style style:name="P194" style:family="paragraph" style:parent-style-name="Standard">
      <style:paragraph-properties fo:break-before="page"/>
      <style:text-properties style:font-name="F39" fo:font-size="12pt" fo:font-weight="bold" ns42:rsid="007e6ca1" ns42:paragraph-rsid="007e6ca1" style:font-size-asian="12pt" style:font-weight-asian="bold" style:font-weight-complex="bold"/>
    </style:style>
    <style:style style:name="P195" style:family="paragraph" style:parent-style-name="Standard">
      <style:paragraph-properties fo:break-before="page"/>
      <style:text-properties style:use-window-font-color="true" loext:opacity="0%" style:font-name="F39" fo:font-size="12pt" fo:font-weight="bold" ns42:rsid="00896b8f" ns42:paragraph-rsid="00896b8f" fo:background-color="transparent" style:font-size-asian="12pt" style:font-weight-asian="bold" style:font-weight-complex="bold"/>
    </style:style>
    <style:style style:name="P196" style:family="paragraph" style:parent-style-name="Standard">
      <style:paragraph-properties fo:break-before="page"/>
      <style:text-properties style:font-name="F18" fo:font-size="12pt" fo:language="zxx" fo:country="none" fo:font-weight="bold" ns42:rsid="009b0446" ns42:paragraph-rsid="009b0446" style:font-size-asian="12pt" style:language-asian="zxx" style:country-asian="none" style:font-weight-asian="bold" style:language-complex="zxx" style:country-complex="none" style:font-weight-complex="bold"/>
    </style:style>
    <style:style style:name="P199" style:family="paragraph" style:parent-style-name="Standard">
      <style:text-properties style:font-name="F18" fo:font-size="12pt" fo:font-weight="normal" ns42:rsid="00b9230d" ns42:paragraph-rsid="00bc8e0a" style:font-size-asian="12pt" style:font-weight-asian="normal" style:font-weight-complex="normal"/>
    </style:style>
    <style:style style:name="P200" style:family="paragraph" style:parent-style-name="Standard">
      <style:text-properties style:font-name="F18" fo:font-size="12pt" fo:font-weight="normal" ns42:rsid="00b9230d" ns42:paragraph-rsid="00bfcb1c" style:font-size-asian="12pt" style:font-weight-asian="normal" style:font-weight-complex="normal"/>
    </style:style>
    <style:style style:name="P201" style:family="paragraph" style:parent-style-name="Standard">
      <style:text-properties style:font-name="F18" fo:font-size="12pt" fo:font-weight="normal" ns42:rsid="005b3231" ns42:paragraph-rsid="00bfcb1c" style:font-size-asian="12pt" style:font-weight-asian="normal" style:font-weight-complex="normal"/>
    </style:style>
    <style:style style:name="P202" style:family="paragraph" style:parent-style-name="Standard">
      <style:text-properties fo:font-weight="bold" ns42:paragraph-rsid="00bfcb1c" style:font-weight-asian="bold" style:font-weight-complex="bold"/>
    </style:style>
    <style:style style:name="P203" style:family="paragraph" style:parent-style-name="Standard">
      <style:text-properties ns42:paragraph-rsid="00bfcb1c"/>
    </style:style>
    <style:style style:name="T1" style:family="text">
      <style:text-properties style:font-name="F39" fo:font-size="12pt" style:font-size-asian="12pt"/>
    </style:style>
    <style:style style:name="T2" style:family="text">
      <style:text-properties style:font-name="F39" fo:font-size="12pt" ns42:rsid="005d9fc1" style:font-size-asian="12pt"/>
    </style:style>
    <style:style style:name="T3" style:family="text">
      <style:text-properties style:font-name="F39" fo:font-size="12pt" ns42:rsid="0026e6dc" style:font-size-asian="12pt"/>
    </style:style>
    <style:style style:name="T4" style:family="text">
      <style:text-properties style:font-name="F39" fo:font-size="12pt" ns42:rsid="00277b10" style:font-size-asian="12pt"/>
    </style:style>
    <style:style style:name="T5" style:family="text">
      <style:text-properties style:font-name="F39" fo:font-size="12pt" ns42:rsid="006c5188" style:font-size-asian="12pt"/>
    </style:style>
    <style:style style:name="T6" style:family="text">
      <style:text-properties style:font-name="F39" fo:font-size="12pt" ns42:rsid="00798530" style:font-size-asian="12pt"/>
    </style:style>
    <style:style style:name="T7" style:family="text">
      <style:text-properties style:font-name="F39" fo:font-size="12pt" ns42:rsid="0084690a" style:font-size-asian="12pt"/>
    </style:style>
    <style:style style:name="T8" style:family="text">
      <style:text-properties style:font-name="F39" fo:font-size="12pt" ns42:rsid="00920d47" style:font-size-asian="12pt"/>
    </style:style>
    <style:style style:name="T9" style:family="text">
      <style:text-properties style:font-name="F39" fo:font-size="12pt" fo:language="zxx" fo:country="none" ns42:rsid="005d8d27" style:font-size-asian="12pt" style:language-asian="zxx" style:country-asian="none" style:language-complex="zxx" style:country-complex="none"/>
    </style:style>
    <style:style style:name="T10" style:family="text">
      <style:text-properties style:font-name="F39" fo:font-size="12pt" fo:language="zxx" fo:country="none" ns42:rsid="0074da10" style:font-size-asian="12pt" style:language-asian="zxx" style:country-asian="none" style:language-complex="zxx" style:country-complex="none"/>
    </style:style>
    <style:style style:name="T11" style:family="text">
      <style:text-properties style:font-name="F39" fo:font-size="12pt" fo:language="zxx" fo:country="none" ns42:rsid="00920d47" style:font-size-asian="12pt" style:language-asian="zxx" style:country-asian="none" style:language-complex="zxx" style:country-complex="none"/>
    </style:style>
    <style:style style:name="T12" style:family="text">
      <style:text-properties style:font-name="F39" fo:font-size="12pt" fo:language="zxx" fo:country="none" fo:font-weight="bold" ns42:rsid="0068a8a8" style:font-size-asian="12pt" style:language-asian="zxx" style:country-asian="none" style:font-weight-asian="bold" style:language-complex="zxx" style:country-complex="none" style:font-weight-complex="bold"/>
    </style:style>
    <style:style style:name="T13" style:family="text">
      <style:text-properties style:font-name="F39" fo:font-size="12pt" fo:font-weight="bold" ns42:rsid="00277b10" style:font-size-asian="12pt" style:font-weight-asian="bold" style:font-weight-complex="bold"/>
    </style:style>
    <style:style style:name="T14" style:family="text">
      <style:text-properties style:font-name="F39" fo:font-size="12pt" fo:background-color="transparent" loext:char-shading-value="0" style:font-size-asian="12pt"/>
    </style:style>
    <style:style style:name="T15" style:family="text">
      <style:text-properties style:font-name="F39" fo:font-size="12pt" ns42:rsid="00975265" fo:background-color="transparent" loext:char-shading-value="0" style:font-size-asian="12pt"/>
    </style:style>
    <style:style style:name="T16" style:family="text">
      <style:text-properties style:font-name="F18" fo:font-size="12pt" fo:font-weight="normal" style:font-size-asian="12pt" style:font-weight-asian="normal" style:font-weight-complex="normal"/>
    </style:style>
    <style:style style:name="T17" style:family="text">
      <style:text-properties style:font-name="F18" fo:font-size="12pt" fo:font-weight="normal" ns42:rsid="0056df2a" style:font-size-asian="12pt" style:font-weight-asian="normal" style:font-weight-complex="normal"/>
    </style:style>
    <style:style style:name="T18" style:family="text">
      <style:text-properties style:font-name="F18" fo:font-size="12pt" fo:font-weight="normal" ns42:rsid="009afeca" style:font-size-asian="12pt" style:font-weight-asian="normal" style:font-weight-complex="normal"/>
    </style:style>
    <style:style style:name="T19" style:family="text">
      <style:text-properties style:font-name="F18" fo:font-size="12pt" fo:font-weight="normal" ns42:rsid="005b3231" style:font-size-asian="12pt" style:font-weight-asian="normal" style:font-weight-complex="normal"/>
    </style:style>
    <style:style style:name="T20" style:family="text">
      <style:text-properties style:font-name="F18" fo:font-size="12pt" fo:font-weight="normal" ns42:rsid="009b0446" style:font-size-asian="12pt" style:font-weight-asian="normal" style:font-weight-complex="normal"/>
    </style:style>
    <style:style style:name="T21" style:family="text">
      <style:text-properties style:font-name="F18" fo:font-size="12pt" fo:font-weight="normal" ns42:rsid="00a0c3d1" style:font-size-asian="12pt" style:font-weight-asian="normal" style:font-weight-complex="normal"/>
    </style:style>
    <style:style style:name="T22" style:family="text">
      <style:text-properties style:font-name="F18" fo:font-size="12pt" fo:font-weight="normal" ns42:rsid="00b85ecf" style:font-size-asian="12pt" style:font-weight-asian="normal" style:font-weight-complex="normal"/>
    </style:style>
    <style:style style:name="T23" style:family="text">
      <style:text-properties style:font-name="F18" fo:font-size="12pt" fo:font-weight="normal" ns42:rsid="00b9230d" style:font-size-asian="12pt" style:font-weight-asian="normal" style:font-weight-complex="normal"/>
    </style:style>
    <style:style style:name="T24" style:family="text">
      <style:text-properties style:font-name="F18" fo:font-size="12pt" fo:font-weight="normal" ns42:rsid="00bb0c2b" style:font-size-asian="12pt" style:font-weight-asian="normal" style:font-weight-complex="normal"/>
    </style:style>
    <style:style style:name="T25" style:family="text">
      <style:text-properties style:font-name="F18" fo:font-size="12pt" fo:font-weight="normal" ns42:rsid="00bc8e0a" style:font-size-asian="12pt" style:font-weight-asian="normal" style:font-weight-complex="normal"/>
    </style:style>
    <style:style style:name="T26" style:family="text">
      <style:text-properties style:font-name="F18" fo:font-size="12pt" fo:font-weight="normal" ns42:rsid="00b80398" style:font-size-asian="12pt" style:font-weight-asian="normal" style:font-weight-complex="normal"/>
    </style:style>
    <style:style style:name="T27" style:family="text">
      <style:text-properties style:font-name="F18" fo:font-size="12pt" fo:language="zxx" fo:country="none" fo:font-weight="normal" style:font-size-asian="12pt" style:language-asian="zxx" style:country-asian="none" style:font-weight-asian="normal" style:language-complex="zxx" style:country-complex="none" style:font-weight-complex="normal"/>
    </style:style>
    <style:style style:name="T28" style:family="text">
      <style:text-properties style:font-name="F18" fo:font-size="12pt" fo:language="zxx" fo:country="none" fo:font-weight="normal" ns42:rsid="009afeca" style:font-size-asian="12pt" style:language-asian="zxx" style:country-asian="none" style:font-weight-asian="normal" style:language-complex="zxx" style:country-complex="none" style:font-weight-complex="normal"/>
    </style:style>
    <style:style style:name="T29" style:family="text">
      <style:text-properties style:font-name="F18" fo:font-size="12pt" fo:language="zxx" fo:country="none" fo:font-weight="normal" ns42:rsid="009b0446" style:font-size-asian="12pt" style:language-asian="zxx" style:country-asian="none" style:font-weight-asian="normal" style:language-complex="zxx" style:country-complex="none" style:font-weight-complex="normal"/>
    </style:style>
    <style:style style:name="T30" style:family="text">
      <style:text-properties style:font-name="F18" fo:font-size="12pt" fo:language="zxx" fo:country="none" fo:font-weight="normal" ns42:rsid="009a705a" style:font-size-asian="12pt" style:language-asian="zxx" style:country-asian="none" style:font-weight-asian="normal" style:language-complex="zxx" style:country-complex="none" style:font-weight-complex="normal"/>
    </style:style>
    <style:style style:name="T31" style:family="text">
      <style:text-properties style:font-name="F18" fo:font-size="12pt" fo:language="zxx" fo:country="none" fo:font-weight="normal" ns42:rsid="00a4f010" style:font-size-asian="12pt" style:language-asian="zxx" style:country-asian="none" style:font-weight-asian="normal" style:language-complex="zxx" style:country-complex="none" style:font-weight-complex="normal"/>
    </style:style>
    <style:style style:name="T32" style:family="text">
      <style:text-properties style:font-name="F18" fo:font-size="12pt" fo:language="zxx" fo:country="none" fo:font-weight="normal" ns42:rsid="00a651de" style:font-size-asian="12pt" style:language-asian="zxx" style:country-asian="none" style:font-weight-asian="normal" style:language-complex="zxx" style:country-complex="none" style:font-weight-complex="normal"/>
    </style:style>
    <style:style style:name="T33" style:family="text">
      <style:text-properties style:font-name="F18" fo:font-size="12pt" fo:language="zxx" fo:country="none" fo:font-weight="normal" ns42:rsid="00bb0c2b" style:font-size-asian="12pt" style:language-asian="zxx" style:country-asian="none" style:font-weight-asian="normal" style:language-complex="zxx" style:country-complex="none" style:font-weight-complex="normal"/>
    </style:style>
    <style:style style:name="T34" style:family="text">
      <style:text-properties style:font-name="F18" fo:font-size="12pt" fo:language="zxx" fo:country="none" fo:font-weight="normal" ns42:rsid="00bc8e0a" style:font-size-asian="12pt" style:language-asian="zxx" style:country-asian="none" style:font-weight-asian="normal" style:language-complex="zxx" style:country-complex="none" style:font-weight-complex="normal"/>
    </style:style>
    <style:style style:name="T35" style:family="text">
      <style:text-properties style:font-name="F18" fo:font-size="12pt" fo:language="zxx" fo:country="none" fo:font-weight="normal" ns42:rsid="00bfcb1c" style:font-size-asian="12pt" style:language-asian="zxx" style:country-asian="none" style:font-weight-asian="normal" style:language-complex="zxx" style:country-complex="none" style:font-weight-complex="normal"/>
    </style:style>
    <style:style style:name="T36" style:family="text">
      <style:text-properties style:font-name="F18" fo:font-size="12pt" fo:language="zxx" fo:country="none" fo:font-weight="bold" ns42:rsid="009b0446" style:font-size-asian="12pt" style:language-asian="zxx" style:country-asian="none" style:font-weight-asian="bold" style:language-complex="zxx" style:country-complex="none" style:font-weight-complex="bold"/>
    </style:style>
    <style:style style:name="T37" style:family="text">
      <style:text-properties style:font-name="F18" fo:font-size="12pt" fo:language="zxx" fo:country="none" fo:font-weight="bold" ns42:rsid="00b80398" style:font-size-asian="12pt" style:language-asian="zxx" style:country-asian="none" style:font-weight-asian="bold" style:language-complex="zxx" style:country-complex="none" style:font-weight-complex="bold"/>
    </style:style>
    <style:style style:name="T38" style:family="text">
      <style:text-properties style:font-name="F18" fo:font-size="12pt" fo:language="zxx" fo:country="none" ns42:rsid="00b80398" style:font-size-asian="12pt" style:language-asian="zxx" style:country-asian="none" style:language-complex="zxx" style:country-complex="none"/>
    </style:style>
    <style:style style:name="T39" style:family="text">
      <style:text-properties style:font-name="F18" fo:font-size="12pt" style:font-size-asian="12pt"/>
    </style:style>
    <style:style style:name="T40" style:family="text">
      <style:text-properties style:font-name="F18" fo:font-size="12pt" ns42:rsid="00610d8b" style:font-size-asian="12pt"/>
    </style:style>
    <style:style style:name="T41" style:family="text">
      <style:text-properties style:font-name="F18" fo:font-size="12pt" ns42:rsid="0023af79" style:font-size-asian="12pt"/>
    </style:style>
    <style:style style:name="T42" style:family="text">
      <style:text-properties style:font-name="F18" fo:font-size="12pt" ns42:rsid="00241850" style:font-size-asian="12pt"/>
    </style:style>
    <style:style style:name="T43" style:family="text">
      <style:text-properties style:font-name="F18" fo:font-size="12pt" ns42:rsid="00622a8b" style:font-size-asian="12pt"/>
    </style:style>
    <style:style style:name="T44" style:family="text">
      <style:text-properties style:font-name="F18" fo:font-size="12pt" ns42:rsid="0028bbb4" style:font-size-asian="12pt"/>
    </style:style>
    <style:style style:name="T45" style:family="text">
      <style:text-properties style:font-name="F18" fo:font-size="12pt" ns42:rsid="006da311" style:font-size-asian="12pt"/>
    </style:style>
    <style:style style:name="T46" style:family="text">
      <style:text-properties style:font-name="F18" fo:font-size="12pt" ns42:rsid="00550765" style:font-size-asian="12pt"/>
    </style:style>
    <style:style style:name="T47" style:family="text">
      <style:text-properties style:font-name="F18" fo:font-size="12pt" fo:font-weight="bold" style:font-size-asian="12pt" style:font-weight-asian="bold" style:font-weight-complex="bold"/>
    </style:style>
    <style:style style:name="T48" style:family="text">
      <style:text-properties style:font-name="F18" fo:font-size="12pt" fo:font-weight="bold" ns42:rsid="00b80398" style:font-size-asian="12pt" style:font-weight-asian="bold" style:font-weight-complex="bold"/>
    </style:style>
    <style:style style:name="T49" style:family="text">
      <style:text-properties style:font-name="F18" fo:font-size="12pt" fo:font-weight="bold" ns42:rsid="005b3231" style:font-size-asian="12pt" style:font-weight-asian="bold" style:font-weight-complex="bold"/>
    </style:style>
    <style:style style:name="T50" style:family="text">
      <style:text-properties style:font-name="F18" ns42:rsid="008a4e2d"/>
    </style:style>
    <style:style style:name="T51" style:family="text">
      <style:text-properties style:font-name="F18" ns42:rsid="008b925b"/>
    </style:style>
    <style:style style:name="T52" style:family="text">
      <style:text-properties style:font-name="F18" ns42:rsid="008c748c"/>
    </style:style>
    <style:style style:name="T53" style:family="text">
      <style:text-properties style:font-name="F18" fo:language="zxx" fo:country="none" ns42:rsid="009b0446" fo:background-color="transparent" loext:char-shading-value="0" style:language-asian="zxx" style:country-asian="none" style:language-complex="zxx" style:country-complex="none"/>
    </style:style>
    <style:style style:name="T54" style:family="text">
      <style:text-properties style:font-name="F18" fo:language="zxx" fo:country="none" ns42:rsid="00a9f38b" fo:background-color="transparent" loext:char-shading-value="0" style:language-asian="zxx" style:country-asian="none" style:language-complex="zxx" style:country-complex="none"/>
    </style:style>
    <style:style style:name="T55" style:family="text">
      <style:text-properties ns42:rsid="005d8d27"/>
    </style:style>
    <style:style style:name="T56" style:family="text">
      <style:text-properties ns42:rsid="00610d8b"/>
    </style:style>
    <style:style style:name="T57" style:family="text">
      <style:text-properties ns42:rsid="00622a8b"/>
    </style:style>
    <style:style style:name="T58" style:family="text">
      <style:text-properties fo:font-weight="bold" style:font-weight-asian="bold" style:font-weight-complex="bold"/>
    </style:style>
    <style:style style:name="T59" style:family="text">
      <style:text-properties fo:font-weight="bold" ns42:rsid="00640512" style:font-weight-asian="bold" style:font-weight-complex="bold"/>
    </style:style>
    <style:style style:name="T60" style:family="text">
      <style:text-properties fo:font-weight="bold" ns42:rsid="00668156" style:font-weight-asian="bold" style:font-weight-complex="bold"/>
    </style:style>
    <style:style style:name="T61" style:family="text">
      <style:text-properties fo:font-weight="bold" ns42:rsid="00653ff5" style:font-weight-asian="bold" style:font-weight-complex="bold"/>
    </style:style>
    <style:style style:name="T62" style:family="text">
      <style:text-properties fo:font-weight="bold" ns42:rsid="00624817" style:font-weight-asian="bold" style:font-weight-complex="bold"/>
    </style:style>
    <style:style style:name="T63" style:family="text">
      <style:text-properties fo:font-weight="bold" ns42:rsid="00670c63" style:font-weight-asian="bold" style:font-weight-complex="bold"/>
    </style:style>
    <style:style style:name="T64" style:family="text">
      <style:text-properties fo:color="#ff3333" loext:opacity="100%"/>
    </style:style>
    <style:style style:name="T65" style:family="text">
      <style:text-properties fo:color="#ff3333" loext:opacity="100%" fo:font-weight="bold" style:font-weight-asian="bold" style:font-weight-complex="bold"/>
    </style:style>
    <style:style style:name="T66" style:family="text">
      <style:text-properties fo:color="#ff3333" loext:opacity="100%" fo:font-weight="bold" ns42:rsid="00610d8b" style:font-weight-asian="bold" style:font-weight-complex="bold"/>
    </style:style>
    <style:style style:name="T67" style:family="text">
      <style:text-properties fo:color="#ff3333" loext:opacity="100%" style:font-name="F18" fo:font-size="12pt" fo:font-weight="bold" ns42:rsid="0063e560" style:font-size-asian="12pt" style:font-weight-asian="bold" style:font-weight-complex="bold"/>
    </style:style>
    <style:style style:name="T68" style:family="text">
      <style:text-properties fo:color="#ff3333" loext:opacity="100%" style:font-name="F18" fo:font-size="12pt" fo:language="zxx" fo:country="none" fo:font-weight="bold" ns42:rsid="00b80398" style:font-size-asian="12pt" style:language-asian="zxx" style:country-asian="none" style:font-weight-asian="bold" style:language-complex="zxx" style:country-complex="none" style:font-weight-complex="bold"/>
    </style:style>
    <style:style style:name="T69" style:family="text">
      <style:text-properties fo:color="#ff3333" loext:opacity="100%" style:font-name="F18" fo:font-size="12pt" fo:language="zxx" fo:country="none" fo:font-weight="bold" ns42:rsid="00bcad95" style:font-size-asian="12pt" style:language-asian="zxx" style:country-asian="none" style:font-weight-asian="bold" style:language-complex="zxx" style:country-complex="none" style:font-weight-complex="bold"/>
    </style:style>
    <style:style style:name="T70" style:family="text">
      <style:text-properties ns42:rsid="00624817"/>
    </style:style>
    <style:style style:name="T71" style:family="text">
      <style:text-properties fo:language="zxx" fo:country="none" style:language-asian="zxx" style:country-asian="none" style:language-complex="zxx" style:country-complex="none"/>
    </style:style>
    <style:style style:name="T72" style:family="text">
      <style:text-properties fo:language="zxx" fo:country="none" ns42:rsid="00624817" style:language-asian="zxx" style:country-asian="none" style:language-complex="zxx" style:country-complex="none"/>
    </style:style>
    <style:style style:name="T73" style:family="text">
      <style:text-properties fo:language="zxx" fo:country="none" ns42:rsid="00640512" style:language-asian="zxx" style:country-asian="none" style:language-complex="zxx" style:country-complex="none"/>
    </style:style>
    <style:style style:name="T74" style:family="text">
      <style:text-properties fo:language="zxx" fo:country="none" ns42:rsid="00653ff5" style:language-asian="zxx" style:country-asian="none" style:language-complex="zxx" style:country-complex="none"/>
    </style:style>
    <style:style style:name="T75" style:family="text">
      <style:text-properties fo:language="zxx" fo:country="none" ns42:rsid="00668156" style:language-asian="zxx" style:country-asian="none" style:language-complex="zxx" style:country-complex="none"/>
    </style:style>
    <style:style style:name="T76" style:family="text">
      <style:text-properties fo:language="zxx" fo:country="none" ns42:rsid="00670c63" style:language-asian="zxx" style:country-asian="none" style:language-complex="zxx" style:country-complex="none"/>
    </style:style>
    <style:style style:name="T77" style:family="text">
      <style:text-properties fo:language="zxx" fo:country="none" ns42:rsid="00682ae4" style:language-asian="zxx" style:country-asian="none" style:language-complex="zxx" style:country-complex="none"/>
    </style:style>
    <style:style style:name="T78" style:family="text">
      <style:text-properties fo:language="zxx" fo:country="none" ns42:rsid="0068a8a8" style:language-asian="zxx" style:country-asian="none" style:language-complex="zxx" style:country-complex="none"/>
    </style:style>
    <style:style style:name="T79" style:family="text">
      <style:text-properties fo:language="zxx" fo:country="none" ns42:rsid="006b1f6f" style:language-asian="zxx" style:country-asian="none" style:language-complex="zxx" style:country-complex="none"/>
    </style:style>
    <style:style style:name="T80" style:family="text">
      <style:text-properties fo:language="zxx" fo:country="none" ns42:rsid="006c74c7" style:language-asian="zxx" style:country-asian="none" style:language-complex="zxx" style:country-complex="none"/>
    </style:style>
    <style:style style:name="T81" style:family="text">
      <style:text-properties fo:language="zxx" fo:country="none" ns42:rsid="00743d3d" style:language-asian="zxx" style:country-asian="none" style:language-complex="zxx" style:country-complex="none"/>
    </style:style>
    <style:style style:name="T82" style:family="text">
      <style:text-properties fo:language="zxx" fo:country="none" ns42:rsid="009afeca" style:language-asian="zxx" style:country-asian="none" style:language-complex="zxx" style:country-complex="none"/>
    </style:style>
    <style:style style:name="T83" style:family="text">
      <style:text-properties fo:language="zxx" fo:country="none" ns42:rsid="0063e560" style:language-asian="zxx" style:country-asian="none" style:language-complex="zxx" style:country-complex="none"/>
    </style:style>
    <style:style style:name="T84" style:family="text">
      <style:text-properties fo:language="zxx" fo:country="none" ns42:rsid="00612bd4" style:language-asian="zxx" style:country-asian="none" style:language-complex="zxx" style:country-complex="none"/>
    </style:style>
    <style:style style:name="T85" style:family="text">
      <style:text-properties fo:language="zxx" fo:country="none" ns42:rsid="00bcad95" style:language-asian="zxx" style:country-asian="none" style:language-complex="zxx" style:country-complex="none"/>
    </style:style>
    <style:style style:name="T86" style:family="text">
      <style:text-properties fo:language="zxx" fo:country="none" ns42:rsid="00bfcb1c" style:language-asian="zxx" style:country-asian="none" style:language-complex="zxx" style:country-complex="none"/>
    </style:style>
    <style:style style:name="T87" style:family="text">
      <style:text-properties fo:language="zxx" fo:country="none" fo:font-weight="bold" ns42:rsid="00653ff5" style:language-asian="zxx" style:country-asian="none" style:font-weight-asian="bold" style:language-complex="zxx" style:country-complex="none" style:font-weight-complex="bold"/>
    </style:style>
    <style:style style:name="T88" style:family="text">
      <style:text-properties fo:language="zxx" fo:country="none" fo:font-weight="bold" ns42:rsid="00668156" style:language-asian="zxx" style:country-asian="none" style:font-weight-asian="bold" style:language-complex="zxx" style:country-complex="none" style:font-weight-complex="bold"/>
    </style:style>
    <style:style style:name="T89" style:family="text">
      <style:text-properties fo:language="zxx" fo:country="none" fo:font-weight="bold" ns42:rsid="006e55cd" style:language-asian="zxx" style:country-asian="none" style:font-weight-asian="bold" style:language-complex="zxx" style:country-complex="none" style:font-weight-complex="bold"/>
    </style:style>
    <style:style style:name="T90" style:family="text">
      <style:text-properties fo:language="zxx" fo:country="none" fo:font-style="italic" ns42:rsid="00653ff5" style:language-asian="zxx" style:country-asian="none" style:font-style-asian="italic" style:language-complex="zxx" style:country-complex="none" style:font-style-complex="italic"/>
    </style:style>
    <style:style style:name="T91" style:family="text">
      <style:text-properties fo:language="zxx" fo:country="none" ns42:rsid="00743d3d" fo:background-color="#ffff00" loext:char-shading-value="0" style:language-asian="zxx" style:country-asian="none" style:language-complex="zxx" style:country-complex="none"/>
    </style:style>
    <style:style style:name="T92" style:family="text">
      <style:text-properties fo:language="zxx" fo:country="none" ns42:rsid="0074da10" fo:background-color="#ffff00" loext:char-shading-value="0" style:language-asian="zxx" style:country-asian="none" style:language-complex="zxx" style:country-complex="none"/>
    </style:style>
    <style:style style:name="T93" style:family="text">
      <style:text-properties ns42:rsid="00640512"/>
    </style:style>
    <style:style style:name="T94" style:family="text">
      <style:text-properties ns42:rsid="00653ff5"/>
    </style:style>
    <style:style style:name="T95" style:family="text">
      <style:text-properties ns42:rsid="00682ae4"/>
    </style:style>
    <style:style style:name="T96" style:family="text">
      <style:text-properties fo:font-style="italic" style:font-style-asian="italic" style:font-style-complex="italic"/>
    </style:style>
    <style:style style:name="T97" style:family="text">
      <style:text-properties fo:font-style="italic" ns42:rsid="00653ff5" style:font-style-asian="italic" style:font-style-complex="italic"/>
    </style:style>
    <style:style style:name="T98" style:family="text">
      <style:text-properties fo:font-style="italic" ns42:rsid="00ac62e0" style:font-style-asian="italic" style:font-style-complex="italic"/>
    </style:style>
    <style:style style:name="T99" style:family="text">
      <style:text-properties ns42:rsid="006b1f6f"/>
    </style:style>
    <style:style style:name="T100" style:family="text">
      <style:text-properties ns42:rsid="005fa5c9"/>
    </style:style>
    <style:style style:name="T101" style:family="text">
      <style:text-properties ns42:rsid="001d2971"/>
    </style:style>
    <style:style style:name="T102" style:family="text">
      <style:text-properties ns42:rsid="006c74c7"/>
    </style:style>
    <style:style style:name="T103" style:family="text">
      <style:text-properties ns42:rsid="005f7923"/>
    </style:style>
    <style:style style:name="T104" style:family="text">
      <style:text-properties fo:color="#ff0000" loext:opacity="100%" ns42:rsid="00653ff5"/>
    </style:style>
    <style:style style:name="T105" style:family="text">
      <style:text-properties fo:color="#ff0000" loext:opacity="100%" style:font-name="F18" fo:font-size="12pt" ns42:rsid="006da311" style:font-size-asian="12pt"/>
    </style:style>
    <style:style style:name="T106" style:family="text">
      <style:text-properties fo:color="#ff0000" loext:opacity="100%" fo:font-style="italic" ns42:rsid="00653ff5" style:font-style-asian="italic" style:font-style-complex="italic"/>
    </style:style>
    <style:style style:name="T107" style:family="text">
      <style:text-properties fo:color="#ff0000" loext:opacity="100%" ns42:rsid="00640512"/>
    </style:style>
    <style:style style:name="T108" style:family="text">
      <style:text-properties fo:color="#ff0000" loext:opacity="100%" ns42:rsid="006e55cd"/>
    </style:style>
    <style:style style:name="T109" style:family="text">
      <style:text-properties fo:color="#ff0000" loext:opacity="100%" fo:language="zxx" fo:country="none" ns42:rsid="00653ff5" style:language-asian="zxx" style:country-asian="none" style:language-complex="zxx" style:country-complex="none"/>
    </style:style>
    <style:style style:name="T110" style:family="text">
      <style:text-properties fo:color="#ff0000" loext:opacity="100%" fo:language="zxx" fo:country="none" fo:font-weight="bold" ns42:rsid="00ac62e0" style:language-asian="zxx" style:country-asian="none" style:font-weight-asian="bold" style:language-complex="zxx" style:country-complex="none" style:font-weight-complex="bold"/>
    </style:style>
    <style:style style:name="T111" style:family="text">
      <style:text-properties fo:color="#ff0000" loext:opacity="100%" fo:font-weight="bold" ns42:rsid="005ce410" style:font-weight-asian="bold" style:font-weight-complex="bold"/>
    </style:style>
    <style:style style:name="T112" style:family="text">
      <style:text-properties ns42:rsid="006da311"/>
    </style:style>
    <style:style style:name="T113" style:family="text">
      <style:text-properties fo:color="#2a6099" loext:opacity="100%" ns42:rsid="006da311"/>
    </style:style>
    <style:style style:name="T114" style:family="text">
      <style:text-properties fo:color="#2a6099" loext:opacity="100%" ns42:rsid="00653ff5"/>
    </style:style>
    <style:style style:name="T115" style:family="text">
      <style:text-properties fo:color="#2a6099" loext:opacity="100%" fo:font-style="italic" ns42:rsid="00653ff5" style:font-style-asian="italic" style:font-style-complex="italic"/>
    </style:style>
    <style:style style:name="T116" style:family="text">
      <style:text-properties fo:color="#2a6099" loext:opacity="100%" fo:language="zxx" fo:country="none" fo:font-style="italic" ns42:rsid="006da311" style:language-asian="zxx" style:country-asian="none" style:font-style-asian="italic" style:language-complex="zxx" style:country-complex="none" style:font-style-complex="italic"/>
    </style:style>
    <style:style style:name="T117" style:family="text">
      <style:text-properties fo:color="#2a6099" loext:opacity="100%" fo:language="zxx" fo:country="none" ns42:rsid="00653ff5" style:language-asian="zxx" style:country-asian="none" style:language-complex="zxx" style:country-complex="none"/>
    </style:style>
    <style:style style:name="T118" style:family="text">
      <style:text-properties ns42:rsid="006e55cd"/>
    </style:style>
    <style:style style:name="T119" style:family="text">
      <style:text-properties ns42:rsid="00670c63"/>
    </style:style>
    <style:style style:name="T120" style:family="text">
      <style:text-properties ns42:rsid="0074da10"/>
    </style:style>
    <style:style style:name="T121" style:family="text">
      <style:text-properties ns42:rsid="00798530"/>
    </style:style>
    <style:style style:name="T122" style:family="text">
      <style:text-properties ns42:rsid="007b04c2"/>
    </style:style>
    <style:style style:name="T123" style:family="text">
      <style:text-properties ns42:rsid="007ff263"/>
    </style:style>
    <style:style style:name="T124" style:family="text">
      <style:text-properties ns42:rsid="0083ca54"/>
    </style:style>
    <style:style style:name="T125" style:family="text">
      <style:text-properties ns42:rsid="0050430b"/>
    </style:style>
    <style:style style:name="T126" style:family="text">
      <style:text-properties ns42:rsid="0084690a"/>
    </style:style>
    <style:style style:name="T127" style:family="text">
      <style:text-properties ns42:rsid="004b7397"/>
    </style:style>
    <style:style style:name="T128" style:family="text">
      <style:text-properties style:use-window-font-color="true" loext:opacity="0%" fo:font-weight="normal" style:font-weight-asian="normal" style:font-weight-complex="normal"/>
    </style:style>
    <style:style style:name="T129" style:family="text">
      <style:text-properties style:use-window-font-color="true" loext:opacity="0%" fo:font-weight="normal" ns42:rsid="004b7397" style:font-weight-asian="normal" style:font-weight-complex="normal"/>
    </style:style>
    <style:style style:name="T130" style:family="text">
      <style:text-properties style:use-window-font-color="true" loext:opacity="0%" fo:font-weight="normal" ns42:rsid="004d6c0a" style:font-weight-asian="normal" style:font-weight-complex="normal"/>
    </style:style>
    <style:style style:name="T131" style:family="text">
      <style:text-properties style:use-window-font-color="true" loext:opacity="0%" fo:font-weight="normal" ns42:rsid="008620c4" style:font-weight-asian="normal" style:font-weight-complex="normal"/>
    </style:style>
    <style:style style:name="T132" style:family="text">
      <style:text-properties style:use-window-font-color="true" loext:opacity="0%" fo:font-weight="normal" ns42:rsid="005ce410" style:font-weight-asian="normal" style:font-weight-complex="normal"/>
    </style:style>
    <style:style style:name="T133" style:family="text">
      <style:text-properties style:use-window-font-color="true" loext:opacity="0%" fo:font-weight="normal" ns42:rsid="005f768e" style:font-weight-asian="normal" style:font-weight-complex="normal"/>
    </style:style>
    <style:style style:name="T134" style:family="text">
      <style:text-properties style:use-window-font-color="true" loext:opacity="0%" fo:font-weight="normal" ns42:rsid="006634c4" style:font-weight-asian="normal" style:font-weight-complex="normal"/>
    </style:style>
    <style:style style:name="T135" style:family="text">
      <style:text-properties style:use-window-font-color="true" loext:opacity="0%" fo:font-weight="normal" ns42:rsid="0063e560" style:font-weight-asian="normal" style:font-weight-complex="normal"/>
    </style:style>
    <style:style style:name="T136" style:family="text">
      <style:text-properties style:use-window-font-color="true" loext:opacity="0%" fo:font-weight="normal" ns42:rsid="00ac62e0" style:font-weight-asian="normal" style:font-weight-complex="normal"/>
    </style:style>
    <style:style style:name="T137" style:family="text">
      <style:text-properties style:use-window-font-color="true" loext:opacity="0%" style:font-name="F39" fo:font-size="12pt" fo:font-weight="normal" fo:background-color="transparent" loext:char-shading-value="0" style:font-size-asian="12pt" style:font-weight-asian="normal" style:font-weight-complex="normal"/>
    </style:style>
    <style:style style:name="T138" style:family="text">
      <style:text-properties style:use-window-font-color="true" loext:opacity="0%" style:font-name="F39" fo:font-size="12pt" fo:font-weight="normal" ns42:rsid="0094c904" fo:background-color="transparent" loext:char-shading-value="0" style:font-size-asian="12pt" style:font-weight-asian="normal" style:font-weight-complex="normal"/>
    </style:style>
    <style:style style:name="T139" style:family="text">
      <style:text-properties style:use-window-font-color="true" loext:opacity="0%" style:font-name="F39" fo:font-size="12pt" fo:font-weight="normal" ns42:rsid="00966b9a" fo:background-color="transparent" loext:char-shading-value="0" style:font-size-asian="12pt" style:font-weight-asian="normal" style:font-weight-complex="normal"/>
    </style:style>
    <style:style style:name="T140" style:family="text">
      <style:text-properties style:use-window-font-color="true" loext:opacity="0%" style:font-name="F39" fo:font-size="12pt" fo:font-weight="normal" ns42:rsid="009614f0" fo:background-color="transparent" loext:char-shading-value="0" style:font-size-asian="12pt" style:font-weight-asian="normal" style:font-weight-complex="normal"/>
    </style:style>
    <style:style style:name="T141" style:family="text">
      <style:text-properties style:use-window-font-color="true" loext:opacity="0%" style:font-name="F39" fo:font-size="12pt" fo:font-weight="normal" ns42:rsid="00975265" fo:background-color="transparent" loext:char-shading-value="0" style:font-size-asian="12pt" style:font-weight-asian="normal" style:font-weight-complex="normal"/>
    </style:style>
    <style:style style:name="T142" style:family="text">
      <style:text-properties style:use-window-font-color="true" loext:opacity="0%" style:font-name="F39" fo:font-size="12pt" fo:font-weight="normal" ns42:rsid="009a705a" fo:background-color="transparent" loext:char-shading-value="0" style:font-size-asian="12pt" style:font-weight-asian="normal" style:font-weight-complex="normal"/>
    </style:style>
    <style:style style:name="T143" style:family="text">
      <style:text-properties style:use-window-font-color="true" loext:opacity="0%" style:font-name="F39" fo:font-size="12pt" fo:font-weight="normal" ns42:rsid="009afeca" fo:background-color="transparent" loext:char-shading-value="0" style:font-size-asian="12pt" style:font-weight-asian="normal" style:font-weight-complex="normal"/>
    </style:style>
    <style:style style:name="T144" style:family="text">
      <style:text-properties style:use-window-font-color="true" loext:opacity="0%" style:font-name="F39" fo:font-size="12pt" fo:font-weight="normal" ns42:rsid="009b0446" fo:background-color="transparent" loext:char-shading-value="0" style:font-size-asian="12pt" style:font-weight-asian="normal" style:font-weight-complex="normal"/>
    </style:style>
    <style:style style:name="T145" style:family="text">
      <style:text-properties style:use-window-font-color="true" loext:opacity="0%" style:font-name="F39" fo:font-size="12pt" fo:font-weight="normal" ns42:rsid="009f58b7" fo:background-color="#ffff00" loext:char-shading-value="0" style:font-size-asian="12pt" style:font-weight-asian="normal" style:font-weight-complex="normal"/>
    </style:style>
    <style:style style:name="T146" style:family="text">
      <style:text-properties style:use-window-font-color="true" loext:opacity="0%" style:font-name="F39" fo:font-size="12pt" fo:font-weight="normal" ns42:rsid="00a08104" fo:background-color="#ffff00" loext:char-shading-value="0" style:font-size-asian="12pt" style:font-weight-asian="normal" style:font-weight-complex="normal"/>
    </style:style>
    <style:style style:name="T147" style:family="text">
      <style:text-properties style:use-window-font-color="true" loext:opacity="0%" style:font-name="F39" fo:font-size="12pt" fo:font-weight="normal" ns42:rsid="00a22ac7" fo:background-color="#ffff00" loext:char-shading-value="0" style:font-size-asian="12pt" style:font-weight-asian="normal" style:font-weight-complex="normal"/>
    </style:style>
    <style:style style:name="T148" style:family="text">
      <style:text-properties style:use-window-font-color="true" loext:opacity="0%" style:font-name="F39" fo:font-size="12pt" fo:language="zxx" fo:country="none" fo:font-weight="normal" ns42:rsid="0094c904" fo:background-color="transparent" loext:char-shading-value="0" style:font-size-asian="12pt" style:language-asian="zxx" style:country-asian="none" style:font-weight-asian="normal" style:language-complex="zxx" style:country-complex="none" style:font-weight-complex="normal"/>
    </style:style>
    <style:style style:name="T149" style:family="text">
      <style:text-properties style:use-window-font-color="true" loext:opacity="0%" style:font-name="F39" fo:font-size="12pt" fo:language="zxx" fo:country="none" fo:font-weight="normal" ns42:rsid="00966b9a" fo:background-color="transparent" loext:char-shading-value="0" style:font-size-asian="12pt" style:language-asian="zxx" style:country-asian="none" style:font-weight-asian="normal" style:language-complex="zxx" style:country-complex="none" style:font-weight-complex="normal"/>
    </style:style>
    <style:style style:name="T150" style:family="text">
      <style:text-properties style:use-window-font-color="true" loext:opacity="0%" style:font-name="F39" fo:font-size="12pt" fo:language="zxx" fo:country="none" fo:font-weight="normal" ns42:rsid="009afeca" fo:background-color="transparent" loext:char-shading-value="0" style:font-size-asian="12pt" style:language-asian="zxx" style:country-asian="none" style:font-weight-asian="normal" style:language-complex="zxx" style:country-complex="none" style:font-weight-complex="normal"/>
    </style:style>
    <style:style style:name="T151" style:family="text">
      <style:text-properties style:use-window-font-color="true" loext:opacity="0%" style:font-name="F39" fo:font-size="12pt" fo:background-color="transparent" loext:char-shading-value="0" style:font-size-asian="12pt"/>
    </style:style>
    <style:style style:name="T152" style:family="text">
      <style:text-properties style:use-window-font-color="true" loext:opacity="0%" style:font-name="F39" fo:font-size="12pt" ns42:rsid="008e38fd" fo:background-color="transparent" loext:char-shading-value="0" style:font-size-asian="12pt"/>
    </style:style>
    <style:style style:name="T153" style:family="text">
      <style:text-properties style:use-window-font-color="true" loext:opacity="0%" style:font-name="F39" fo:font-size="12pt" ns42:rsid="009b0446" fo:background-color="transparent" loext:char-shading-value="0" style:font-size-asian="12pt"/>
    </style:style>
    <style:style style:name="T154" style:family="text">
      <style:text-properties style:use-window-font-color="true" loext:opacity="0%" style:font-name="F39" fo:font-size="12pt" fo:font-style="italic" fo:font-weight="normal" fo:background-color="transparent" loext:char-shading-value="0" style:font-size-asian="12pt" style:font-style-asian="italic" style:font-weight-asian="normal" style:font-style-complex="italic" style:font-weight-complex="normal"/>
    </style:style>
    <style:style style:name="T155" style:family="text">
      <style:text-properties style:use-window-font-color="true" loext:opacity="0%" style:font-name="F39" fo:font-size="12pt" fo:font-weight="bold" fo:background-color="transparent" loext:char-shading-value="0" style:font-size-asian="12pt" style:font-weight-asian="bold" style:font-weight-complex="bold"/>
    </style:style>
    <style:style style:name="T156" style:family="text">
      <style:text-properties style:use-window-font-color="true" loext:opacity="0%" style:font-name="F39" fo:language="zxx" fo:country="none" ns42:rsid="008e38fd" fo:background-color="transparent" loext:char-shading-value="0" style:language-asian="zxx" style:country-asian="none" style:language-complex="zxx" style:country-complex="none"/>
    </style:style>
    <style:style style:name="T157" style:family="text">
      <style:text-properties style:use-window-font-color="true" loext:opacity="0%" style:font-name="F39" fo:language="zxx" fo:country="none" ns42:rsid="0098c7c9" fo:background-color="transparent" loext:char-shading-value="0" style:language-asian="zxx" style:country-asian="none" style:language-complex="zxx" style:country-complex="none"/>
    </style:style>
    <style:style style:name="T158" style:family="text">
      <style:text-properties style:use-window-font-color="true" loext:opacity="0%" style:font-name="F39" fo:language="zxx" fo:country="none" ns42:rsid="00a9f38b" fo:background-color="transparent" loext:char-shading-value="0" style:language-asian="zxx" style:country-asian="none" style:language-complex="zxx" style:country-complex="none"/>
    </style:style>
    <style:style style:name="T159" style:family="text">
      <style:text-properties style:use-window-font-color="true" loext:opacity="0%" style:text-position="sub 58%" style:font-name="F39" fo:font-size="12pt" fo:font-weight="normal" ns42:rsid="009afeca" fo:background-color="transparent" loext:char-shading-value="0" style:font-size-asian="12pt" style:font-weight-asian="normal" style:font-weight-complex="normal"/>
    </style:style>
    <style:style style:name="T160" style:family="text">
      <style:text-properties style:use-window-font-color="true" loext:opacity="0%" style:font-name="F18" fo:language="zxx" fo:country="none" ns42:rsid="009b0446" fo:background-color="transparent" loext:char-shading-value="0" style:language-asian="zxx" style:country-asian="none" style:language-complex="zxx" style:country-complex="none"/>
    </style:style>
    <style:style style:name="T161" style:family="text">
      <style:text-properties style:use-window-font-color="true" loext:opacity="0%" style:font-name="F18" fo:language="zxx" fo:country="none" ns42:rsid="00a9f38b" fo:background-color="transparent" loext:char-shading-value="0" style:language-asian="zxx" style:country-asian="none" style:language-complex="zxx" style:country-complex="none"/>
    </style:style>
    <style:style style:name="T162" style:family="text">
      <style:text-properties style:use-window-font-color="true" loext:opacity="0%" style:font-name="F18" fo:font-size="12pt" fo:language="zxx" fo:country="none" fo:font-weight="normal" ns42:rsid="00a9f38b" fo:background-color="transparent" loext:char-shading-value="0" style:font-size-asian="12pt" style:language-asian="zxx" style:country-asian="none" style:font-weight-asian="normal" style:language-complex="zxx" style:country-complex="none" style:font-weight-complex="normal"/>
    </style:style>
    <style:style style:name="T163" style:family="text">
      <style:text-properties style:use-window-font-color="true" loext:opacity="0%" style:font-name="F18" fo:font-size="12pt" fo:language="zxx" fo:country="none" fo:font-weight="normal" ns42:rsid="00ab99ae" fo:background-color="transparent" loext:char-shading-value="0" style:font-size-asian="12pt" style:language-asian="zxx" style:country-asian="none" style:font-weight-asian="normal" style:language-complex="zxx" style:country-complex="none" style:font-weight-complex="normal"/>
    </style:style>
    <style:style style:name="T164" style:family="text">
      <style:text-properties style:use-window-font-color="true" loext:opacity="0%" style:font-name="F18" fo:font-size="12pt" fo:language="zxx" fo:country="none" fo:font-weight="normal" ns42:rsid="00ab99ae" style:font-size-asian="12pt" style:language-asian="zxx" style:country-asian="none" style:font-weight-asian="normal" style:language-complex="zxx" style:country-complex="none" style:font-weight-complex="normal"/>
    </style:style>
    <style:style style:name="T165" style:family="text">
      <style:text-properties style:use-window-font-color="true" loext:opacity="0%" style:font-name="F18" fo:font-size="12pt" fo:language="zxx" fo:country="none" fo:font-weight="normal" ns42:rsid="00b0db0e" style:font-size-asian="12pt" style:language-asian="zxx" style:country-asian="none" style:font-weight-asian="normal" style:language-complex="zxx" style:country-complex="none" style:font-weight-complex="normal"/>
    </style:style>
    <style:style style:name="T166" style:family="text">
      <style:text-properties style:use-window-font-color="true" loext:opacity="0%" style:font-name="F18" fo:font-size="12pt" fo:language="zxx" fo:country="none" fo:font-weight="normal" ns42:rsid="00b62c4b" style:font-size-asian="12pt" style:language-asian="zxx" style:country-asian="none" style:font-weight-asian="normal" style:language-complex="zxx" style:country-complex="none" style:font-weight-complex="normal"/>
    </style:style>
    <style:style style:name="T167" style:family="text">
      <style:text-properties style:use-window-font-color="true" loext:opacity="0%" fo:language="zxx" fo:country="none" fo:font-weight="normal" ns42:rsid="00612bd4" style:language-asian="zxx" style:country-asian="none" style:font-weight-asian="normal" style:language-complex="zxx" style:country-complex="none" style:font-weight-complex="normal"/>
    </style:style>
    <style:style style:name="T168" style:family="text">
      <style:text-properties style:use-window-font-color="true" loext:opacity="0%" fo:language="zxx" fo:country="none" fo:font-weight="normal" ns42:rsid="00ac62e0" style:language-asian="zxx" style:country-asian="none" style:font-weight-asian="normal" style:language-complex="zxx" style:country-complex="none" style:font-weight-complex="normal"/>
    </style:style>
    <style:style style:name="T169" style:family="text">
      <style:text-properties style:use-window-font-color="true" loext:opacity="0%" fo:language="zxx" fo:country="none" style:language-asian="zxx" style:country-asian="none" style:language-complex="zxx" style:country-complex="none"/>
    </style:style>
    <style:style style:name="T170" style:family="text">
      <style:text-properties style:use-window-font-color="true" loext:opacity="0%" fo:language="zxx" fo:country="none" ns42:rsid="006b0423" style:language-asian="zxx" style:country-asian="none" style:language-complex="zxx" style:country-complex="none"/>
    </style:style>
    <style:style style:name="T171" style:family="text">
      <style:text-properties style:use-window-font-color="true" loext:opacity="0%" fo:language="zxx" fo:country="none" ns42:rsid="00b4af56" style:language-asian="zxx" style:country-asian="none" style:language-complex="zxx" style:country-complex="none"/>
    </style:style>
    <style:style style:name="T172" style:family="text">
      <style:text-properties ns42:rsid="008620c4"/>
    </style:style>
    <style:style style:name="T173" style:family="text">
      <style:text-properties ns42:rsid="00880596"/>
    </style:style>
    <style:style style:name="T174" style:family="text">
      <style:text-properties ns42:rsid="00896b8f"/>
    </style:style>
    <style:style style:name="T175" style:family="text">
      <style:text-properties ns42:rsid="008cd269"/>
    </style:style>
    <style:style style:name="T176" style:family="text">
      <style:text-properties ns42:rsid="008d61e3"/>
    </style:style>
    <style:style style:name="T177" style:family="text">
      <style:text-properties ns42:rsid="008e38fd"/>
    </style:style>
    <style:style style:name="T178" style:family="text">
      <style:text-properties ns42:rsid="00911f52"/>
    </style:style>
    <style:style style:name="T179" style:family="text">
      <style:text-properties fo:color="#c9211e" loext:opacity="100%" style:font-name="F39" fo:font-size="12pt" fo:font-weight="normal" fo:background-color="transparent" loext:char-shading-value="0" style:font-size-asian="12pt" style:font-weight-asian="normal" style:font-weight-complex="normal"/>
    </style:style>
    <style:style style:name="T180" style:family="text">
      <style:text-properties fo:color="#c9211e" loext:opacity="100%" style:font-name="F39" fo:font-size="12pt" fo:font-weight="normal" ns42:rsid="0094c904" fo:background-color="transparent" loext:char-shading-value="0" style:font-size-asian="12pt" style:font-weight-asian="normal" style:font-weight-complex="normal"/>
    </style:style>
    <style:style style:name="T181" style:family="text">
      <style:text-properties fo:color="#00a933" loext:opacity="100%" style:font-name="F39" fo:font-size="12pt" fo:font-weight="bold" ns42:rsid="0094c904" fo:background-color="transparent" loext:char-shading-value="0" style:font-size-asian="12pt" style:font-weight-asian="bold" style:font-weight-complex="bold"/>
    </style:style>
    <style:style style:name="T182" style:family="text">
      <style:text-properties fo:color="#00a933" loext:opacity="100%" style:font-name="F39" fo:font-size="12pt" fo:font-weight="bold" ns42:rsid="009614f0" fo:background-color="transparent" loext:char-shading-value="0" style:font-size-asian="12pt" style:font-weight-asian="bold" style:font-weight-complex="bold"/>
    </style:style>
    <style:style style:name="T183" style:family="text">
      <style:text-properties fo:color="#00a933" loext:opacity="100%" style:font-name="F39" fo:font-size="12pt" fo:language="zxx" fo:country="none" fo:font-weight="bold" ns42:rsid="009614f0" fo:background-color="transparent" loext:char-shading-value="0" style:font-size-asian="12pt" style:language-asian="zxx" style:country-asian="none" style:font-weight-asian="bold" style:language-complex="zxx" style:country-complex="none" style:font-weight-complex="bold"/>
    </style:style>
    <style:style style:name="T184" style:family="text">
      <style:text-properties fo:color="#00a933" loext:opacity="100%" style:font-name="F39" fo:font-size="12pt" fo:language="zxx" fo:country="none" fo:font-weight="bold" ns42:rsid="00975265" fo:background-color="transparent" loext:char-shading-value="0" style:font-size-asian="12pt" style:language-asian="zxx" style:country-asian="none" style:font-weight-asian="bold" style:language-complex="zxx" style:country-complex="none" style:font-weight-complex="bold"/>
    </style:style>
    <style:style style:name="T185" style:family="text">
      <style:text-properties ns42:rsid="00975265"/>
    </style:style>
    <style:style style:name="T186" style:family="text">
      <style:text-properties ns42:rsid="007bf75f"/>
    </style:style>
    <style:style style:name="T187" style:family="text">
      <style:text-properties fo:color="#66cc00" loext:opacity="100%" style:font-name="F18" fo:font-size="12pt" fo:font-weight="bold" style:font-size-asian="12pt" style:font-weight-asian="bold" style:font-weight-complex="bold"/>
    </style:style>
    <style:style style:name="T188" style:family="text">
      <style:text-properties fo:color="#66cc00" loext:opacity="100%" style:font-name="F18" fo:font-size="12pt" fo:font-weight="bold" ns42:rsid="009afeca" style:font-size-asian="12pt" style:font-weight-asian="bold" style:font-weight-complex="bold"/>
    </style:style>
    <style:style style:name="T189" style:family="text">
      <style:text-properties fo:color="#66cc00" loext:opacity="100%" style:font-name="F18" fo:font-size="12pt" fo:font-weight="bold" ns42:rsid="00b85ecf" style:font-size-asian="12pt" style:font-weight-asian="bold" style:font-weight-complex="bold"/>
    </style:style>
    <style:style style:name="T190" style:family="text">
      <style:text-properties fo:color="#66cc00" loext:opacity="100%" style:font-name="F18" fo:font-size="12pt" fo:font-weight="bold" ns42:rsid="0069940c" style:font-size-asian="12pt" style:font-weight-asian="bold" style:font-weight-complex="bold"/>
    </style:style>
    <style:style style:name="T191" style:family="text">
      <style:text-properties fo:color="#66cc00" loext:opacity="100%" style:font-name="F18" fo:font-size="12pt" fo:font-weight="bold" ns42:rsid="00bb0c2b" style:font-size-asian="12pt" style:font-weight-asian="bold" style:font-weight-complex="bold"/>
    </style:style>
    <style:style style:name="T192" style:family="text">
      <style:text-properties fo:color="#66cc00" loext:opacity="100%" style:font-name="F18" fo:font-size="12pt" fo:language="zxx" fo:country="none" fo:font-weight="bold" ns42:rsid="00b85ecf" style:font-size-asian="12pt" style:language-asian="zxx" style:country-asian="none" style:font-weight-asian="bold" style:language-complex="zxx" style:country-complex="none" style:font-weight-complex="bold"/>
    </style:style>
    <style:style style:name="T193" style:family="text">
      <style:text-properties fo:color="#66cc00" loext:opacity="100%" style:font-name="F18" fo:font-size="12pt" fo:language="zxx" fo:country="none" fo:font-weight="bold" ns42:rsid="00b9230d" style:font-size-asian="12pt" style:language-asian="zxx" style:country-asian="none" style:font-weight-asian="bold" style:language-complex="zxx" style:country-complex="none" style:font-weight-complex="bold"/>
    </style:style>
    <style:style style:name="T194" style:family="text">
      <style:text-properties fo:color="#66cc00" loext:opacity="100%" style:font-name="F18" fo:font-size="12pt" fo:language="zxx" fo:country="none" fo:font-weight="bold" ns42:rsid="00bb0c2b" style:font-size-asian="12pt" style:language-asian="zxx" style:country-asian="none" style:font-weight-asian="bold" style:language-complex="zxx" style:country-complex="none" style:font-weight-complex="bold"/>
    </style:style>
    <style:style style:name="T195" style:family="text">
      <style:text-properties fo:color="#66cc00" loext:opacity="100%" style:font-name="F18" fo:font-size="12pt" fo:language="zxx" fo:country="none" fo:font-weight="bold" ns42:rsid="00bc8e0a" style:font-size-asian="12pt" style:language-asian="zxx" style:country-asian="none" style:font-weight-asian="bold" style:language-complex="zxx" style:country-complex="none" style:font-weight-complex="bold"/>
    </style:style>
    <style:style style:name="T196" style:family="text">
      <style:text-properties fo:color="#66cc00" loext:opacity="100%" style:font-name="F18" fo:font-size="12pt" fo:language="zxx" fo:country="none" fo:font-weight="bold" ns42:rsid="00bcad95" style:font-size-asian="12pt" style:language-asian="zxx" style:country-asian="none" style:font-weight-asian="bold" style:language-complex="zxx" style:country-complex="none" style:font-weight-complex="bold"/>
    </style:style>
    <style:style style:name="T197" style:family="text">
      <style:text-properties fo:color="#66cc00" loext:opacity="100%" style:font-name="F18" fo:font-size="12pt" fo:language="zxx" fo:country="none" fo:font-weight="bold" ns42:rsid="00bd5753" style:font-size-asian="12pt" style:language-asian="zxx" style:country-asian="none" style:font-weight-asian="bold" style:language-complex="zxx" style:country-complex="none" style:font-weight-complex="bold"/>
    </style:style>
    <style:style style:name="T198" style:family="text">
      <style:text-properties ns42:rsid="00a4f010"/>
    </style:style>
    <style:style style:name="T199" style:family="text">
      <style:text-properties ns42:rsid="005f768e"/>
    </style:style>
    <style:style style:name="T200" style:family="text">
      <style:text-properties fo:color="#81d41a" loext:opacity="100%" fo:language="zxx" fo:country="none" ns42:rsid="00612bd4" style:language-asian="zxx" style:country-asian="none" style:language-complex="zxx" style:country-complex="none"/>
    </style:style>
    <style:style style:name="T201" style:family="text">
      <style:text-properties fo:color="#81d41a" loext:opacity="100%" fo:language="zxx" fo:country="none" ns42:rsid="00ac62e0" style:language-asian="zxx" style:country-asian="none" style:language-complex="zxx" style:country-complex="none"/>
    </style:style>
    <style:style style:name="T202" style:family="text">
      <style:text-properties fo:color="#81d41a" loext:opacity="100%" fo:language="zxx" fo:country="none" fo:font-weight="bold" ns42:rsid="00612bd4" style:language-asian="zxx" style:country-asian="none" style:font-weight-asian="bold" style:language-complex="zxx" style:country-complex="none" style:font-weight-complex="bold"/>
    </style:style>
    <style:style style:name="T203" style:family="text">
      <style:text-properties fo:color="#81d41a" loext:opacity="100%" ns42:rsid="005ce410"/>
    </style:style>
    <style:style style:name="T204" style:family="text">
      <style:text-properties fo:color="#81d41a" loext:opacity="100%" fo:font-weight="bold" style:font-weight-asian="bold" style:font-weight-complex="bold"/>
    </style:style>
    <style:style style:name="T205" style:family="text">
      <style:text-properties fo:color="#81d41a" loext:opacity="100%" ns42:rsid="005f768e"/>
    </style:style>
    <style:style style:name="T206" style:family="text">
      <style:text-properties style:text-underline-style="solid" style:text-underline-width="auto" style:text-underline-color="font-color"/>
    </style:style>
    <style:style style:name="T207" style:family="text">
      <style:text-properties style:text-underline-style="solid" style:text-underline-width="auto" style:text-underline-color="font-color" ns42:rsid="0063e560"/>
    </style:style>
    <style:style style:name="T208" style:family="text">
      <style:text-properties style:text-underline-style="solid" style:text-underline-width="auto" style:text-underline-color="font-color" ns42:rsid="005f768e"/>
    </style:style>
    <style:style style:name="T209" style:family="text">
      <style:text-properties style:text-underline-style="solid" style:text-underline-width="auto" style:text-underline-color="font-color" fo:font-weight="bold" ns42:rsid="005ce410" style:font-weight-asian="bold" style:font-weight-complex="bold"/>
    </style:style>
    <style:style style:name="T210" style:family="text">
      <style:text-properties style:text-underline-style="solid" style:text-underline-width="auto" style:text-underline-color="font-color" ns42:rsid="006634c4"/>
    </style:style>
    <style:style style:name="T211" style:family="text">
      <style:text-properties style:text-underline-style="solid" style:text-underline-width="auto" style:text-underline-color="font-color" ns42:rsid="006522eb"/>
    </style:style>
    <style:style style:name="T212" style:family="text">
      <style:text-properties ns42:rsid="0063e560"/>
    </style:style>
    <style:style style:name="T213" style:family="text">
      <style:text-properties ns42:rsid="005ce410"/>
    </style:style>
    <style:style style:name="T214" style:family="text">
      <style:text-properties style:text-underline-style="none"/>
    </style:style>
    <style:style style:name="T215" style:family="text">
      <style:text-properties ns42:rsid="006522eb"/>
    </style:style>
    <style:style style:name="T216" style:family="text">
      <style:text-properties ns42:rsid="006634c4"/>
    </style:style>
    <style:style style:name="T217" style:family="text">
      <style:text-properties ns42:rsid="00696b17"/>
    </style:style>
    <style:style style:name="T218" style:family="text">
      <style:text-properties ns42:rsid="00ac62e0"/>
    </style:style>
    <style:style style:name="T219" style:family="text">
      <style:text-properties ns42:rsid="006b0423"/>
    </style:style>
    <style:style style:name="T220" style:family="text">
      <style:text-properties ns42:rsid="0069940c"/>
    </style:style>
    <style:style style:name="T221" style:family="text">
      <style:text-properties ns42:rsid="00b2b366"/>
    </style:style>
    <style:style style:name="T222" style:family="text">
      <style:text-properties ns42:rsid="00b80398"/>
    </style:style>
    <style:style style:name="T223" style:family="text">
      <style:text-properties ns42:rsid="00b9230d"/>
    </style:style>
    <style:style style:name="T224" style:family="text">
      <style:text-properties ns42:rsid="00bd5753"/>
    </style:style>
    <style:style style:name="T225" style:family="text">
      <style:text-properties ns42:rsid="00bfcb1c"/>
    </style:style>
    <style:style style:name="T226" style:family="text">
      <style:text-properties ns42:rsid="005b3231"/>
    </style:style>
    <style:style style:name="fr1"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urs d'électrocinétique. FAS. 202<text:span text:style-name="T55">1</text:span>-202<text:span text:style-name="T55">2</text:span></text:p>
      <text:p text:style-name="P163"><text:span text:style-name="T186">16 séances de 2h. Soit environ </text:span><text:span text:style-name="T82">6</text:span><text:span text:style-name="T186"> séances sur les 2 premiers chapitres, </text:span><text:span text:style-name="T82">4</text:span><text:span text:style-name="T186"> pour le transitoire, </text:span><text:span text:style-name="T82">6</text:span><text:span text:style-name="T186"> pour l'alternatif et les filtres.</text:span></text:p>
      <text:p text:style-name="P105">Fil rouge : l'échange d'énergie. Il faut vraiment centrer le cours dessus : presque à chaque exercice calculer l'énergie et commenter son signe.</text:p>
      <text:p text:style-name="P1"/>
      <text:p text:style-name="P99"><text:span text:style-name="T101">Séances 1 Introduire l'intérêt de l'élec, poser les concepts de caractéristique, point de fonctionnement. Je vais </text:span><text:span text:style-name="T78">vite</text:span><text:span text:style-name="T95">, mais fais du soutien pour les étudiants qui ont des lacunes.</text:span></text:p>
      <text:p text:style-name="P100"><text:span text:style-name="T91">Séance </text:span><text:span text:style-name="T92">nécessairement </text:span><text:span text:style-name="T91">un peu théorique mais </text:span><text:span text:style-name="T92">reste assez concrète</text:span><text:span text:style-name="T91"> quand on </text:span><text:span text:style-name="T92">l'organise</text:span><text:span text:style-name="T91"> autour du concept d'énergie.</text:span></text:p>
      <text:p text:style-name="P2"/>
      <text:p text:style-name="P2">* <text:span text:style-name="T99">Photo 01 de Robert Forstemann, champion de vitesse de cyclisme. De quoi on va parler ?</text:span></text:p>
      <text:p text:style-name="P98"><text:span text:style-name="T103">* Vidéo cycliste et grille pain (à partir de </text:span><text:span text:style-name="T80">45</text:span><text:span text:style-name="T102">')</text:span></text:p>
      <text:p text:style-name="P55">https://www.youtube.com/watch?time_continue=1&amp;v=S4O5voOCqAQ&amp;feature=emb_title</text:p>
      <text:p text:style-name="P56">Notre niveau de vie (et de confort) repose sur le fait d'utiliser de grandes quantités d'énergie facilement. C'est impossible à produire avec ses muscles.</text:p>
      <text:p text:style-name="P97"><text:span text:style-name="T100">* Photo 03 du mixEnergetique</text:span><text:span text:style-name="T79">F</text:span><text:span text:style-name="T100">rance : Quelles sont les sources d'énergie, on voit qu'environ la moitié nécessite du transport -&gt; électricité. Gros avantage de l'électricité : transport facile de l'énergie. On produit à un endroit, on utilise à un autre. Bref l'élec est une solution technique indispensable à nos sociétés, donc un ingénieur doit la maîtriser.</text:span></text:p>
      <text:p text:style-name="P56">* Puissance et énergie : on rappelle P = dE/dt, bien définir les termes. Ou E = int P dt. Watt, kWh. QQ exemples (plaque élec 2kW, chargeur téléphone 10 W, Robert le champion de cyclisme à fond : 700 W)</text:p>
      <text:p text:style-name="P53"/>
      <text:p text:style-name="P75">Thème 3 : Electrocinétique</text:p>
      <text:p text:style-name="P54"><text:span text:style-name="T65">Chap 1. L'élec en régime continu</text:span> (<text:span text:style-name="T56">les renvoyer vers</text:span> chap 1 et 2 du poly, <text:span text:style-name="T56">les encourager à faire les applications qui sont corrigées. Expliquer que je ne suis pas exactement l'ordre et que je vais un peu vite sur certains points mais que globalement on suit tout...</text:span>)</text:p>
      <text:p text:style-name="P52"/>
      <text:p text:style-name="P62">1. Les grandeurs de l'électricité</text:p>
      <text:p text:style-name="P65">En électricité la puissance (rapidité d'échange d'énergie) peut toujours être calculée par la relation</text:p>
      <text:p text:style-name="P65">P = u * i. <text:span text:style-name="T96">A quoi correspondent ces grandeurs ?</text:span></text:p>
      <text:p text:style-name="P57"/>
      <text:p text:style-name="P66">a. L'intensité du courant : </text:p>
      <text:p text:style-name="P58"><text:span text:style-name="T40">* Quantifie le courant qui traverse un fil électrique, c'est à dire le m</text:span><text:span text:style-name="T41">ouvement d'ensemble des charges </text:span><text:span text:style-name="T40">dans un fil électrique [schéma </text:span><text:span text:style-name="T45">avec </text:span><text:span text:style-name="T105">i en rouge</text:span><text:span text:style-name="T45">(on gardera le code couleur)]</text:span><text:span text:style-name="T40">. Par convention, dans le sens des charges + (</text:span><text:span text:style-name="T41">Donc opposé au déplacement des e-, </text:span><text:span text:style-name="T40">on le note pour ne plus y penser)</text:span><text:span text:style-name="T42">.</text:span></text:p>
      <text:p text:style-name="P58"><text:span text:style-name="T40">* Mesur</text:span><text:span text:style-name="T43">e ? On rentre dans le fil pour compter le nombre de charges qui passent par unité de temps i = dq/dt. On choisit dans quel sens on compte ces charges, donc on met une flèche. C'est unr grandeur algébrique : si I&gt;0, les charges s'écoulent. Si I&lt;0, elles remontent.</text:span></text:p>
      <text:p text:style-name="P58"><text:span text:style-name="T43">* Unité Ampère, appareil A</text:span><text:span text:style-name="T40">mpèremètre, qui se branche en série dans un circuit (cad on "coupe le fil"). <text:s/></text:span><text:span text:style-name="T43">Schéma avec A et COM (cf p 8)</text:span></text:p>
      <text:p text:style-name="P59"><text:span text:style-name="T43">* o</text:span><text:span text:style-name="T39">n parle donc de courant "à travers", "circulant dans"...</text:span></text:p>
      <text:p text:style-name="P48"/>
      <text:p text:style-name="P67">b. La tension</text:p>
      <text:p text:style-name="P58"><text:span text:style-name="T43">* Analogie rivière : </text:span><text:span text:style-name="T44"><text:s/>le même courant en plaine ou en montagne ne fait pas la même rivière. Donc on a besoin de savoir comment varie la hauteur. En élec, on a besoin de savoir comment varie le potentiel V. Pas abordé ici, mais dépend de la position, </text:span><text:span text:style-name="T43">et donc de l'énergie potentielle</text:span><text:span text:style-name="T44">.</text:span></text:p>
      <text:p text:style-name="P47">* <text:span text:style-name="T57">Mesure : on compare (soustrait) le potentiel avant et après u = VA- VB. Grandeur algébrique : le signe a un sens. Permet de prévoir le sens du courant comme dans un fleuve. [Schéma avec </text:span><text:span text:style-name="T113">u en bleu</text:span><text:span text:style-name="T112">]</text:span></text:p>
      <text:p text:style-name="P49">* Unité Volt Appareil de mesure : Voltmètre, branché en dérivation (on se place en retrait pour <text:soft-page-break/>mesurer la hauteur de chute !). Schéma p 9</text:p>
      <text:p text:style-name="P46"><text:span text:style-name="T39">* </text:span><text:span text:style-name="T57">Vocabulaire : </text:span><text:span text:style-name="T39">On parle de tension "aux bornes de", "entre ... et ..."</text:span></text:p>
      <text:p text:style-name="P52"/>
      <text:p text:style-name="P62">2. Caractéristique d'un dipôle et point de fonctionnement</text:p>
      <text:p text:style-name="P61"><text:span text:style-name="T70">Leur faire citer plein de d</text:span>ipôle<text:span text:style-name="T70">s du quotidien. Définition : composant électrique comportant 2 pôles (ou bornes ou fils).</text:span></text:p>
      <text:p text:style-name="P81">Peut-on prévoir le fonctionnement d'un dipôle quand le branche dans un circuit ?</text:p>
      <text:p text:style-name="P60"/>
      <text:p text:style-name="P78">a. Convention de signe </text:p>
      <text:p text:style-name="P69">On peut a priori décider de compter i et u de 2 manières.</text:p>
      <text:p text:style-name="P69">* <text:span text:style-name="T58">Convention récepteur </text:span><text:span text:style-name="T60">(R)</text:span> : dans le sens contraire.</text:p>
      <text:p text:style-name="P69">* <text:span text:style-name="T58">Convention géné</text:span><text:span text:style-name="T60">(G)</text:span><text:span text:style-name="T58"> </text:span>: dans le même sens.</text:p>
      <text:p text:style-name="P69"/>
      <text:p text:style-name="P71"><text:span text:style-name="T93">NB : ce choix est arbitraire, et n'influe pas sur le "vrai" signe de ces grandeurs, et on peut choisir de </text:span><text:span text:style-name="T75">décrire </text:span><text:span text:style-name="T93">un géné en convension </text:span><text:span text:style-name="T75">R</text:span><text:span text:style-name="T93">, on aura juste </text:span><text:span text:style-name="T73">soit i soit u</text:span><text:span text:style-name="T93"> qui sera négatif.</text:span></text:p>
      <text:p text:style-name="P71"/>
      <text:p text:style-name="P61"><text:span text:style-name="T93">On constate que i qui le traverse est relié à la tension u à ses bornes. La loi qui les relie est la </text:span><text:span text:style-name="T59">caractéristique</text:span><text:span text:style-name="T93"> du dipôle.</text:span></text:p>
      <text:p text:style-name="P71"/>
      <text:p text:style-name="P77">b. Quelques caractéristiques communes</text:p>
      <text:p text:style-name="P77"/>
      <text:p text:style-name="P73"><text:span text:style-name="T90">[On fera toujours dans un coin un schéma du dipôle pour indiquer la convention choisie. T</text:span><text:span text:style-name="T97">oujours </text:span><text:span text:style-name="T106">i en ordonnée et en rouge</text:span><text:span text:style-name="T97"> et </text:span><text:span text:style-name="T115">u en abscisse et en </text:span><text:span text:style-name="T116">bleu</text:span><text:span text:style-name="T97">]</text:span></text:p>
      <text:p text:style-name="P70">-&gt; <text:span text:style-name="T94">Fil, interrupteur fermé : </text:span><text:span text:style-name="T114">u</text:span><text:span text:style-name="T94"> = 0</text:span></text:p>
      <text:p text:style-name="P70">-&gt; <text:span text:style-name="T94">interrupteur ouvert : </text:span><text:span text:style-name="T104">i</text:span><text:span text:style-name="T94"> = 0</text:span></text:p>
      <text:p text:style-name="P73"><text:span text:style-name="T93">-&gt; </text:span><text:span text:style-name="T74">R</text:span><text:span text:style-name="T93">ésisteur en convention récept: droite linéaire. On peut modéliser un résisteur par la </text:span><text:span text:style-name="T61">loi </text:span><text:span text:style-name="T59">d'Ohm</text:span><text:span text:style-name="T93"> </text:span><text:span text:style-name="T107">i</text:span><text:span text:style-name="T93"> = k </text:span><text:span text:style-name="T113">u</text:span><text:span text:style-name="T93">. Ou u = R i. On apprend à calculer k.</text:span></text:p>
      <text:p text:style-name="P69">-&gt; <text:span text:style-name="T94">G</text:span>éné, <text:span text:style-name="T94">en convention géné</text:span> : droite de pente négative. On peut <text:span text:style-name="T94">modélis</text:span>er un géné par la loi <text:span text:style-name="T108">i</text:span><text:span text:style-name="T109"> </text:span><text:span text:style-name="T74">= I0 – </text:span><text:span text:style-name="T117">u</text:span><text:span text:style-name="T74">/r, avec I0 le </text:span><text:span text:style-name="T87">courant électromoteur</text:span><text:span text:style-name="T74"> </text:span><text:span text:style-name="T81">(courant de court circuit pour les FAS)</text:span><text:span text:style-name="T74">et r la résistance interne. On peut aussi le modéliser par la loi </text:span><text:span text:style-name="T117">u</text:span><text:span text:style-name="T74"> = E0 – r</text:span><text:span text:style-name="T109">I</text:span><text:span text:style-name="T74">, </text:span><text:span text:style-name="T75">avec E0 la </text:span><text:span text:style-name="T88">fem</text:span><text:span text:style-name="T74"> (Cf partie 4 de ce chapitre).</text:span></text:p>
      <text:p text:style-name="P72"><text:span text:style-name="T71">Ex : tracer </text:span><text:span text:style-name="T75">les </text:span><text:span text:style-name="T71">carac</text:span><text:span text:style-name="T75">s</text:span><text:span text:style-name="T71"> </text:span><text:span text:style-name="T75">d'un résisteur et d'un géné </text:span><text:span text:style-name="T71">dans l'autre convention.</text:span></text:p>
      <text:p text:style-name="P73"><text:span text:style-name="T74">-&gt; </text:span><text:span text:style-name="T75">Pour simplifier, on peut négliger la résistance interne, et on définit deux dipôles "parfaits" : source idéale de tension </text:span><text:span text:style-name="T81">(les fas aiment le terme générateur idéal de tension) </text:span><text:span text:style-name="T75">u = E, et source idéale de courant i = I0. </text:span></text:p>
      <text:p text:style-name="P87">-&gt; diode réelle et modélisée de 2 façons différentes pour "linéariser"</text:p>
      <text:p text:style-name="P89"/>
      <text:p text:style-name="P89">Quelques définitions, donner un exemple à chaque fois <text:span text:style-name="T112">parmi les précédents </text:span>:</text:p>
      <text:p text:style-name="P85"><text:span text:style-name="T89">P</text:span><text:span text:style-name="T62">assif/</text:span><text:span text:style-name="T63">actif</text:span><text:span text:style-name="T70"> (tension nulle à ses bornes quand le dipôle est débranché)</text:span></text:p>
      <text:p text:style-name="P68"><text:span text:style-name="T58">Linéaire</text:span> (caractéristique est une droite)</text:p>
      <text:p text:style-name="P85"><text:span text:style-name="T62">Polarisé</text:span><text:span text:style-name="T70"> </text:span><text:span text:style-name="T72">(se comporte différamment selon le sens de branchement)</text:span></text:p>
      <text:p text:style-name="P88"/>
      <text:p text:style-name="P94">Séance 2. Suite : point de fonctionnement et zone de fonctionnement.</text:p>
      <text:p text:style-name="P96">Ajouter une question sur l'énergie à chaque exo</text:p>
      <text:p text:style-name="P100"><text:span text:style-name="T9">Wooclap </text:span><text:span text:style-name="T10">ELECINTRO </text:span><text:span text:style-name="T9">sur le parallèle avec le barrage.</text:span></text:p>
      <text:p text:style-name="P87"/>
      <text:p text:style-name="P80">c. Point de fonctionnement d'un circuit</text:p>
      <text:p text:style-name="P92">E<text:span text:style-name="T119">xemple avec un géné et un interrupteur ouvert. </text:span></text:p>
      <text:p text:style-name="P91">* Si on branche ensemble deux dipôles en série, leur tension u est identique et le courant i qui les traverse aussi <text:span text:style-name="T118">(à condition d'être respectivement dans les conventions différentes)</text:span>. i et u doivent donc respecter leurs deux caractéristiques. Graphiquement seule l'intersection des 2 droites est valide. On appelle ce point le point de fonctionnement.</text:p>
      <text:p text:style-name="P89">Montrer qu'on peut résoudre graphiquement ou analytiquement et qu'on obtient le même résultat (ici <text:soft-page-break/>U= E)</text:p>
      <text:p text:style-name="P84"><text:span text:style-name="T71">Ex 2 </text:span><text:span text:style-name="T77">puis 4 </text:span><text:span text:style-name="T71">p 24. </text:span><text:span text:style-name="T77">A la maison 1p39</text:span></text:p>
      <text:p text:style-name="P93"/>
      <text:p text:style-name="P83"><text:span text:style-name="T74">* </text:span><text:span text:style-name="T76">Certains dipôles peuvent avoir soit un rôle de géné (donne de l'énergie au circuit) ou de récepteur (reçoit de l'énergie du circuit). On peut savoir son rôle en analysant son point de fonctionnement</text:span></text:p>
      <text:p text:style-name="P90">En convention R, si P= ui &gt;0 le dipôle reçoit de l'énergie du circuit. C'est donc un récepteur.</text:p>
      <text:p text:style-name="P90"><text:span text:style-name="T120">Notion de zone de fonctionnement :</text:span> Graphique 1.8 de la page 13. Si P = ui &lt;0 alors il reçoit négativement du circuit. Bref il donne au circuit.</text:p>
      <text:p text:style-name="P89">NB : si on se place en convention géné les conclusions sont bien sûr inversées.</text:p>
      <text:p text:style-name="P86">Ex 3.</text:p>
      <text:p text:style-name="P86"><text:line-break/>- <text:span text:style-name="T121">Petit temps de correction de l'IE</text:span></text:p>
      <text:p text:style-name="P11"/>
      <text:p text:style-name="P101"><text:span text:style-name="T2">* </text:span><text:span text:style-name="T12">Pr</text:span><text:span text:style-name="T13">ochaine fois</text:span><text:span text:style-name="T4"> :</text:span><text:span text:style-name="T3"> relire le cours, </text:span><text:span text:style-name="T2">s'aider du poly et savoir faire les "applications" du cours. Si pb, s'inscrire en soutien </text:span><text:span text:style-name="T5">(2 séances mardi 13h, avec Mme Raffaelly et moi)</text:span><text:span text:style-name="T3">. Bien comprendre sinon on va être perdus...</text:span></text:p>
      <text:p text:style-name="P102"><text:span text:style-name="T3">P</text:span><text:span text:style-name="T1">as lundi mais prochaine fois Abdellah et Ibrahim Q+R</text:span></text:p>
      <text:p text:style-name="P12">Récupérer les graphiques avec incertitudes</text:p>
      <text:p text:style-name="P5"/>
      <text:p text:style-name="P193">Séance 3 : Kirchhoff</text:p>
      <text:p text:style-name="P8">- Récupérer les graphiques avec incertitudes</text:p>
      <text:p text:style-name="P104"><text:span text:style-name="T3">- </text:span><text:span text:style-name="T6">Attention, on va vite : avez-vous relu le cours, refait </text:span><text:span text:style-name="T2">les "applications" du cours ? Si pb, s'inscrire en soutien </text:span><text:span text:style-name="T5">(2 séances mardi 13h, avec Mme Raffaelly et moi)</text:span><text:span text:style-name="T3">. Bien comprendre sinon on va être perdus...</text:span></text:p>
      <text:p text:style-name="P103"><text:span text:style-name="T6">- P</text:span><text:span text:style-name="T1">rochaine fois Abdellah et Ibrahim Q+R</text:span></text:p>
      <text:p text:style-name="P13"><text:span text:style-name="T123">10 –</text:span> <text:span text:style-name="T123">Wooclap/ELECDIPOLE</text:span></text:p>
      <text:p text:style-name="P14"><text:span text:style-name="T123">30 – Exo</text:span> <text:span text:style-name="T95">5p24 Diode, exo dur mais bien pour finir sur les caractéristiques.</text:span></text:p>
      <text:p text:style-name="P17">30 – Cours lois de Kirchoff</text:p>
      <text:p text:style-name="P17">50 – exos</text:p>
      <text:p text:style-name="P8"/>
      <text:p text:style-name="P3"><text:span text:style-name="T66">3. L</text:span><text:span text:style-name="T65">ois de kirchhoff.</text:span></text:p>
      <text:p text:style-name="P6">Comment déterminer le point de fonctionnement d'un dipôle dans un circuit un peu plus complexe ?</text:p>
      <text:p text:style-name="P7"/>
      <text:p text:style-name="P9">Donner un exemple de circuit complexe : circuit électrique d'une voiture : SIT en série avec une résistance interne, en série avec 2 lampes en dérivation.</text:p>
      <text:p text:style-name="P9">Définir en colorant. Expliquer <text:span text:style-name="T122">les définitions </text:span>avec le parallèle du barrage. <text:span text:style-name="T122">Île, confluence, bras.</text:span></text:p>
      <text:p text:style-name="P9"/>
      <text:p text:style-name="P9">Noeud (intersection d'au moins 3 fils), branche (portion de circuit entre 2 noeuds), maille (succession de mailles commençant et finissant au même noeud).</text:p>
      <text:p text:style-name="P9"/>
      <text:p text:style-name="P9">* Loi des mailles : définir sur le schéma différentes tension, et montrer que la somme est nulle</text:p>
      <text:p text:style-name="P9">La somme des tensions d'une maille est nulle si on suit un sens de parcours</text:p>
      <text:p text:style-name="P9"/>
      <text:p text:style-name="P9">* Loi des noeuds : définir sur le schéma différentes tension, et montrer que la somme est nulle</text:p>
      <text:p text:style-name="P9">La somme des courants entrant dans un noeud est égale à la somme des courants sortants.</text:p>
      <text:p text:style-name="P9"/>
      <text:p text:style-name="P9">* Bilan de puissance : si on considère le circuit comme notre système d'étude, à chaque instant, la puissance fournie par les générateurs est égale à la puissance consommée par les récepteurs.</text:p>
      <text:p text:style-name="P9"/>
      <text:p text:style-name="P10">Ex 5 p 41, Ex 10p 43. Leur expliquer que dans les cas complexes, le système d'équations est compliqué à résoudre (et non attendu, dans la vraie vie on donne à un ordi) mais qu'en revanche on attend d'eux d'être capable de le poser (l'ordi ne sait pas faire ça).</text:p>
      <text:p text:style-name="P4"/>
      <text:p text:style-name="P19"/>
      <text:p text:style-name="P194">Séance 4 <text:span text:style-name="T172">(lundi 14 nov)</text:span></text:p>
      <text:p text:style-name="P151"><text:span text:style-name="T8">Question pour l'an prochain : entre la méthode de Kirchhoff et la méthode des transfigurations ça prend un temps fou. Peut-être faut-il faire des choix. Par exemple garder kirchhoff pour des cas simples et (juste) montrer que dans des cas compl</text:span><text:span text:style-name="T11">exes</text:span><text:span text:style-name="T8"> c'est long. Concentrer sur des exos concrets par exemple le 15 ou le 16 (mais à reformuler)</text:span></text:p>
      <text:p text:style-name="P20"/>
      <text:p text:style-name="P20">Graphique à récupérer</text:p>
      <text:p text:style-name="P18">A la fin convoquer le rang du fond pour leur demander de se séparer et de se rapprocher... <text:span text:style-name="T124">C'est vrai aussi en algèbre, info, OMSI...</text:span></text:p>
      <text:p text:style-name="P146"><text:span text:style-name="T1">5 p41 à faire à la maison pour ajd. </text:span><text:span text:style-name="T7">Exo hyper classique à savoir sur le bout des doigts (et pas tout de suite par coeur...)</text:span></text:p>
      <text:p text:style-name="P137">Méthode de résolution</text:p>
      <text:p text:style-name="P136">-&gt; On fait un schéma clair</text:p>
      <text:p text:style-name="P136">-&gt; On nomme les grandeurs d'intérêt : courants et tensions en choisissant un sens (arbitrairement, <text:span text:style-name="T125">mais en respectant si possible les conventions "logiques"</text:span>)</text:p>
      <text:p text:style-name="P136">-&gt; On entoure les grandeurs qu'on cherche (inconnues)</text:p>
      <text:p text:style-name="P136">-&gt; On cherche autant d'équations qu'on a d'inconnues :</text:p>
      <text:p text:style-name="P136"><text:tab/>- lois des mailles en chaque maille</text:p>
      <text:p text:style-name="P136"><text:tab/>- lois des noeuds pour tous les noeuds</text:p>
      <text:p text:style-name="P136"><text:tab/>- lois de chaque dipôle (Ohm pour résisteurs, U = E-RI pour source de tension...)</text:p>
      <text:p text:style-name="P135">-&gt; On résout en essayant d'isoler les inconnues <text:span text:style-name="T126">(exigible dans les cas simples)</text:span></text:p>
      <text:p text:style-name="P21"/>
      <text:p text:style-name="P16">Wooclap eleckir</text:p>
      <text:p text:style-name="P15"/>
      <text:p text:style-name="P74">4. Simplification d'un circuit <text:span text:style-name="T126">(transfiguration)</text:span></text:p>
      <text:p text:style-name="P6">Comment déterminer le point de fonctionnement d'un dipôle dans un circuit encore plus complexe ?</text:p>
      <text:p text:style-name="P22"/>
      <text:p text:style-name="P145">a. Résistance équivalente de plusieurs résisteurs</text:p>
      <text:p text:style-name="P123">Un dipôle constitué de plusieurs résistances peut être modélisé par une résistance unique, appelée résistance équivalente</text:p>
      <text:p text:style-name="P123">-&gt; Si elles sont en série : Req est la somme des résistances.<text:line-break/>Schéma. Démo : Loi des mailles avec les tensions qui s'ajoutent, or I est identique</text:p>
      <text:p text:style-name="P123">-&gt; Si elles sont en dérivation : 1/Req est la somme des 1/R.</text:p>
      <text:p text:style-name="P123">Schéma. Démo : Loi des noeuds avec les courants qui s'ajoutent, pour U identique</text:p>
      <text:p text:style-name="P106">-<text:span text:style-name="T127">&gt; Cas général : on fait par étape en isolant les R en série ou en dérivation.</text:span></text:p>
      <text:p text:style-name="P22">Ex 2 p 39</text:p>
      <text:p text:style-name="P22"/>
      <text:p text:style-name="P145">b. Modèle de Thévenin et de Norton pour un générateur</text:p>
      <text:p text:style-name="P24"><text:span text:style-name="T172">[Démo à l'oral : </text:span>Repartir de la carac, et des 2 lois U = e – rI et I = Icc – u/r. Indiquer que ces 2 lois sont équivalentes et correspondent respectivement à modèle de Thévenin et de Norton. On passe de l'une à l'autre avec la même <text:span text:style-name="T129">r_int est identique pour les deux, et E = r_int </text:span><text:span text:style-name="T130">I0</text:span><text:span text:style-name="T131">]</text:span></text:p>
      <text:p text:style-name="P26">Un générateur (tracer la carac) peut être modélisé de 2 façons :</text:p>
      <text:p text:style-name="P25">-<text:span text:style-name="T172">&gt; Modèle de <text:s/>Thévenin : r en série avec SIT.</text:span></text:p>
      <text:p text:style-name="P23">-<text:span text:style-name="T172">&gt; </text:span>Modèle de Norton : r en dériv avec SIC.</text:p>
      <text:p text:style-name="P25">-<text:span text:style-name="T172">&gt; Ces deux représentations sont équivalents on a donc la possibilité de passer de l'un à l'autre pour simplifier les circuits (Insister sur le côté chouette en physique : on a 2 modèles pour décrire le même objet)</text:span></text:p>
      <text:p text:style-name="P24">Ex 3p40</text:p>
      <text:p text:style-name="P121"/>
      <text:p text:style-name="P195">Séance 5 (vendredi 19 nov)</text:p>
      <text:p text:style-name="P111">Séparer le rang du fond <text:span text:style-name="T174">si nécessaire</text:span></text:p>
      <text:p text:style-name="P107">Proposer un retour de la réunion de mi-semestre aux tutorés</text:p>
      <text:p text:style-name="P107"/>
      <text:p text:style-name="P109">Q + R Abdellah et Ibrahim</text:p>
      <text:p text:style-name="P110">Finir 3 p 40 <text:span text:style-name="T173">(on a fait le 1er)</text:span></text:p>
      <text:p text:style-name="P108">[ce matin on a fait le TP Mesures CC] <text:span text:style-name="T175">Retour sur le TP. </text:span>Wooclap elec3mesures</text:p>
      <text:p text:style-name="P113">Prochaine fois : répondre à la question : la lampe <text:span text:style-name="T176">du TP </text:span>se comporte-t-elle comme un résisteur ?</text:p>
      <text:p text:style-name="P112"/>
      <text:p text:style-name="P114">Ex 10 et 11 à la kirchhoff.<text:span text:style-name="T50"> </text:span><text:span text:style-name="T51">Bien insister sur la stratégie de résolution : on veut faire disparaître les variables qu'on vient d'introduire. Leur expliquer que c'est à la limite du programme... </text:span><text:span text:style-name="T52">Bien vérifier l'homogénéité à la fin.</text:span></text:p>
      <text:p text:style-name="P114"/>
      <text:p text:style-name="P95">Séance 6 (lundi 22 nov) <text:span text:style-name="T178">Fin chap 1 et 2, début du transitoire</text:span></text:p>
      <text:p text:style-name="P147">Q+ R ? <text:span text:style-name="T177">Personne ?</text:span></text:p>
      <text:p text:style-name="P177">NB : faire des pauses pendant les cours de ce chapitre. Les calculs sont lourds et fatiguants pour eux qui n'ont pas l'habitude. Il vaut mieux perdre 5 minutes mais regagner l'attention de tous...</text:p>
      <text:p text:style-name="P150">Ralentir un peu et les rassurer : oui on est allés vite sur le premier chapitre, on va se calmer et s'entraîner pour consolider. Carte mentale à faire chez soi : je veux bien les regarder.</text:p>
      <text:p text:style-name="P148">Ex 15 (pb ouvert), trop chouette. <text:span text:style-name="T178">Insister sur le bilan de puissance.</text:span></text:p>
      <text:p text:style-name="P149">Ex 10 (<text:span text:style-name="T178">et pas 11 trop long)</text:span> avec <text:span text:style-name="T178">Simplification (transfiguration).</text:span></text:p>
      <text:p text:style-name="P147"/>
      <text:p text:style-name="P153">J'ai commencé <text:span text:style-name="T185">la séance suivante une quinzaine de minutes.</text:span></text:p>
      <text:p text:style-name="P165">TO DO : réviser les équa diff</text:p>
      <text:p text:style-name="P165"/>
      <text:p text:style-name="P156"><text:span text:style-name="T152">S</text:span><text:span text:style-name="T151">éance 7 Régime transitoire </text:span><text:span text:style-name="T153">(26 nov)</text:span></text:p>
      <text:p text:style-name="P120">Prendre avec moi un condo et une bobine visibles...</text:p>
      <text:p text:style-name="P167">Chap 3. Les circuits électriques en régime transitoire</text:p>
      <text:p text:style-name="P115">Que se passe-t-il dans un circuit juste après avoir fermé l'interrupteur ?</text:p>
      <text:p text:style-name="P79"><text:span text:style-name="T14">1. Le condensateur </text:span><text:span text:style-name="T15">(20 min)</text:span></text:p>
      <text:p text:style-name="P115">* dipôle constitué de 2 armatures (conducteurs) séparées par un isolant. </text:p>
      <text:p text:style-name="P155"><text:span text:style-name="T138">[on en parle mais </text:span><text:span text:style-name="T148">c'est pas notre échelle d'étude</text:span><text:span text:style-name="T138"> : les armatures peuvent accumuler des charges, proportionnellement à la tension </text:span><text:span text:style-name="T148">q</text:span><text:span text:style-name="T138"> = Cu]</text:span></text:p>
      <text:p text:style-name="P115">* En régime permanent, se comporte comme un interrupteur ouvert. </text:p>
      <text:p text:style-name="P154"><text:span text:style-name="T137">* Hors du régime permanent, on observe un courant proportionnel à la variation du courant [la charge varie aussi et tout se passe comme si un courant s'établissait] : </text:span><text:span text:style-name="T179">i = C du/dt</text:span><text:span text:style-name="T137">. </text:span><text:span text:style-name="T179">Capacité en Farad</text:span></text:p>
      <text:p text:style-name="P115"/>
      <text:p text:style-name="P115">[Prendre du temps pour discuter de la variation de C dans l'animation suivante :</text:p>
      <text:p text:style-name="P154"><text:a xlink:type="simple" xlink:href="http://www.sciences.univ-nantes.fr/sites/genevieve_tulloue/Elec/Transitoire/Condensateur.php" text:style-name="Internet_20_link" text:visited-style-name="Visited_20_Internet_20_Link">http://www.sciences.univ-nantes.fr/sites/genevieve_tulloue/Elec/Transitoire/Condensateur.php</text:a><text:span text:style-name="T137"><text:tab/>]</text:span></text:p>
      <text:p text:style-name="P155"><text:span text:style-name="T138">* On observe que </text:span><text:span text:style-name="T148">sa</text:span><text:span text:style-name="T138"> tension ne saute pas brutalement, mais varie toujours de manière continue : c'est l'</text:span><text:span text:style-name="T180">effet capacitif</text:span><text:span text:style-name="T138">. Graphique temporel. </text:span><text:span text:style-name="T148">On trouve des condos dans </text:span><text:span text:style-name="T138">le tube néon, les chargeurs d'ordi...</text:span></text:p>
      <text:p text:style-name="P115"/>
      <text:p text:style-name="P79"><text:span text:style-name="T14">2. La bobine </text:span><text:span text:style-name="T15">(10 min)</text:span></text:p>
      <text:p text:style-name="P115">* dipôle constitué d'un enroulement de fils (montrer des photos) présent dans les transfos, moteurs, chargeurs...</text:p>
      <text:p text:style-name="P154"><text:span text:style-name="T137">* En régime permanent, se comporte comme un fil.<text:line-break/>* En dehors, on observe une tension proportionnelle à la variation du courant </text:span><text:span text:style-name="T179">u = L di/dt</text:span><text:span text:style-name="T137">. </text:span><text:span text:style-name="T179">Inductance en Henry</text:span><text:span text:style-name="T137">.</text:span></text:p>
      <text:p text:style-name="P154"><text:span text:style-name="T137">* De même on observe que son courant varie de manière continue, c'est l'</text:span><text:span text:style-name="T179">effet inductif</text:span><text:span text:style-name="T137">.</text:span></text:p>
      <text:p text:style-name="P115"/>
      <text:p text:style-name="P155"><text:soft-page-break/><text:span text:style-name="T181">3. Exemple de circuit RC </text:span><text:span text:style-name="T182">(</text:span><text:span text:style-name="T183">30 min</text:span><text:span text:style-name="T182">)</text:span></text:p>
      <text:p text:style-name="P158"><text:span text:style-name="T137">On fait un exemple d'étude détaillée en expliquant bien chaque étape et en collant aux notations de maths des équa diffs (je leur demande de m'expliquer). En expliquant qu'on posera la méthode générale juste après. A la fin constater que la solution générale correspond au </text:span><text:span text:style-name="T154">régime transitoire</text:span><text:span text:style-name="T137"> (s'annule aux temps longs). Et que la solution particulière correspond au </text:span><text:span text:style-name="T154">régime forcé</text:span><text:span text:style-name="T137"> par le géné, le </text:span><text:span text:style-name="T154">régime permanent</text:span><text:span text:style-name="T137">.</text:span></text:p>
      <text:p text:style-name="P115"/>
      <text:p text:style-name="P155"><text:span text:style-name="T181">4. Méthode générale de résolution </text:span><text:span text:style-name="T182">(</text:span><text:span text:style-name="T184">1</text:span><text:span text:style-name="T183">0 min</text:span><text:span text:style-name="T182">)</text:span></text:p>
      <text:p text:style-name="P116">a. Faire le schéma et le paramétrer</text:p>
      <text:p text:style-name="P116">b. Ecrire les lois de l'électricité (mailles, noeuds, ohm, bobine, condo)</text:p>
      <text:p text:style-name="P159"><text:span text:style-name="T137">c. simplifier ce système en ne gardant que les grandeurs qui sont continues : u_c et i_bobine on obtient une équa diff </text:span><text:span text:style-name="T137"><draw:frame draw:style-name="fr1" draw:name="Objet2" text:anchor-type="as-char" svg:width="8.537cm" svg:height="0.506cm" draw:z-index="1"><draw:object xlink:href="./Object 2" xlink:type="simple" xlink:show="embed" xlink:actuate="onLoad"/><draw:image xlink:href="./ObjectReplacements/Object 2" xlink:type="simple" xlink:show="embed" xlink:actuate="onLoad"/><svg:desc>formule</svg:desc></draw:frame></text:span></text:p>
      <text:p text:style-name="P82"><text:span text:style-name="T150">{</text:span><text:span text:style-name="T143">Pour les aider à faire le lien avec les maths, préciser toujours ce qui dépend du temps f(t)}</text:span></text:p>
      <text:p text:style-name="P159"><text:span text:style-name="T137">d. Trouver la solution générale qui correspond </text:span><text:span text:style-name="T139">au régime forcé</text:span></text:p>
      <text:p text:style-name="P164"><text:span text:style-name="T143">{</text:span><text:span text:style-name="T150">en</text:span><text:span text:style-name="T143"> maths : (équation E</text:span><text:span text:style-name="T159">0</text:span><text:span text:style-name="T143"> sans 2nd membre)</text:span><text:span text:style-name="T143"><draw:frame draw:style-name="fr1" draw:name="Objet1" text:anchor-type="as-char" svg:width="4.002cm" svg:height="0.54cm" draw:z-index="0"><draw:object xlink:href="./Object 1" xlink:type="simple" xlink:show="embed" xlink:actuate="onLoad"/><draw:image xlink:href="./ObjectReplacements/Object 1" xlink:type="simple" xlink:show="embed" xlink:actuate="onLoad"/></draw:frame></text:span><text:span text:style-name="T143"> avec A(t) la primitive de a(t)</text:span><text:span text:style-name="T150">}</text:span></text:p>
      <text:p text:style-name="P117">e. Trouver la solution particulière du même type que le 2nd membre : régime forcé</text:p>
      <text:p text:style-name="P117">f. Sommer ces 2 solutions puis déterminer la constante avec les CI.</text:p>
      <text:p text:style-name="P117">g. Tracer la courbe d'évolution temporelle.</text:p>
      <text:p text:style-name="P117"/>
      <text:p text:style-name="P160"><text:span text:style-name="T140">Exercice : les laisser </text:span><text:span text:style-name="T141">1h </text:span><text:span text:style-name="T149">en autonomie déterminer l'évolution du courant dans</text:span><text:span text:style-name="T140"> un circuit RL. </text:span><text:span text:style-name="T139">Ceux qui arrivent vite se lèvent et aident les autres.</text:span></text:p>
      <text:p text:style-name="P115"/>
      <text:p text:style-name="P115"/>
      <text:p text:style-name="P162"><text:span text:style-name="T155">Séance 8</text:span><text:span text:style-name="T137">. </text:span><text:span text:style-name="T144">(29 nov) </text:span><text:span text:style-name="T142">Exercices d'application sur le régime transitoire</text:span></text:p>
      <text:p text:style-name="P162"><text:span text:style-name="T145">Exos </text:span><text:span text:style-name="T146">trouvés </text:span><text:span text:style-name="T145">durs </text:span><text:span text:style-name="T146">par les étudiants. Certains ont traîné et se sont découragés, du coup ça n'a pas beaucoup avancé. </text:span><text:span text:style-name="T147">Peut être remplacer le 2 par le 1 qui évite de perdre du temps sur les transfi. </text:span><text:span text:style-name="T146">R</text:span><text:span text:style-name="T145">ythmer </text:span><text:span text:style-name="T146">en donnant des résultats intermédiaires régulièrement...</text:span></text:p>
      <text:p text:style-name="P161"><text:span text:style-name="T137">- Prévenir des kholles : EDT et programme. </text:span><text:span text:style-name="T142">Demander si volontaires pour les Q+R.</text:span></text:p>
      <text:p text:style-name="P168"><text:span text:style-name="T142">E</text:span><text:span text:style-name="T137">x 2 puis 5</text:span></text:p>
      <text:p text:style-name="P119"/>
      <text:p text:style-name="P118"/>
      <text:p text:style-name="P178"><text:span text:style-name="T47">Séance 9</text:span><text:span text:style-name="T16">. </text:span><text:span text:style-name="T20">(30 nov) </text:span><text:span text:style-name="T16">Energie et régime transitoire : cours et exos. </text:span></text:p>
      <text:p text:style-name="P164"><text:span text:style-name="T18">Revenir à notre point de départ : P = </text:span><text:span text:style-name="T28">ui</text:span><text:span text:style-name="T18">...</text:span></text:p>
      <text:p text:style-name="P29"/>
      <text:p text:style-name="P169"><text:span text:style-name="T188">5. </text:span><text:span text:style-name="T187">Bilan de puissance en régime transitoire.</text:span><text:span text:style-name="T16"><text:line-break/>Revenons à notre exemple (tracer le schéma, paramétrer avec des couleurs rouge géné, vert résisteur, bleu condo) [les couleurs serviront pour le tracé tout à l'heure]</text:span></text:p>
      <text:p text:style-name="P30">On peut calculer la puissance échangée par ces dipôles</text:p>
      <text:p text:style-name="P30"><draw:frame draw:style-name="fr1" draw:name="Objet3" text:anchor-type="as-char" svg:width="6.378cm" svg:height="1.813cm" draw:z-index="2"><draw:object xlink:href="./Object 3" xlink:type="simple" xlink:show="embed" xlink:actuate="onLoad"/><draw:image xlink:href="./ObjectReplacements/Object 3" xlink:type="simple" xlink:show="embed" xlink:actuate="onLoad"/></draw:frame></text:p>
      <text:p text:style-name="P32">On peut tracer avec un logiciel.</text:p>
      <text:p text:style-name="P30">Ces 3 puissances sont positives : la première est la puissance gagnée par le circuit par le géné (positive pour le circuit car en conv G), la deuxième est la puissance perdue par le circuit par le résisteur (positive pour l'extérieur du circuit car en conv R), la 3ème est la puissance perdue par le circuit par le condo (conv R). On constate que la somme des Pgagnées est égale à la somme des Pperdues. Normal pour un bilan de puissance.</text:p>
      <text:p text:style-name="P30">On peut faire un schéma bilan de puissance. </text:p>
      <text:p text:style-name="P170">6. Transferts d'énergie</text:p>
      <text:p text:style-name="P169"><text:span text:style-name="T16">L'énergie </text:span><text:span text:style-name="T16"><draw:frame draw:style-name="fr1" draw:name="Objet4" text:anchor-type="as-char" svg:width="2.951cm" svg:height="0.637cm" draw:z-index="3"><draw:object xlink:href="./Object 4" xlink:type="simple" xlink:show="embed" xlink:actuate="onLoad"/><draw:image xlink:href="./ObjectReplacements/Object 4" xlink:type="simple" xlink:show="embed" xlink:actuate="onLoad"/></draw:frame></text:span><text:span text:style-name="T16">correspondante vient respectivement du secteur, est dissipé par effet </text:span><text:soft-page-break/><text:span text:style-name="T16">Joule. Mais que devient l'énergie perdue par le circuit dans le condo ?</text:span></text:p>
      <text:p text:style-name="P169"><text:span text:style-name="T16">On repart de i = C du/dt, d'où </text:span><text:span text:style-name="T16"><draw:frame draw:style-name="fr1" draw:name="Objet5" text:anchor-type="as-char" svg:width="5.777cm" svg:height="0.545cm" draw:z-index="4"><draw:object xlink:href="./Object 5" xlink:type="simple" xlink:show="embed" xlink:actuate="onLoad"/><draw:image xlink:href="./ObjectReplacements/Object 5" xlink:type="simple" xlink:show="embed" xlink:actuate="onLoad"/><svg:desc>formule</svg:desc></draw:frame></text:span><text:span text:style-name="T16">c'est la dérivée "</text:span><text:span text:style-name="T21">exacte" de la fonction 1/2 Cu^2</text:span></text:p>
      <text:p text:style-name="P175"><text:span text:style-name="T16">On en déduit que </text:span><text:span text:style-name="T16"><draw:frame draw:style-name="fr1" draw:name="Objet6" text:anchor-type="as-char" svg:width="10.821cm" svg:height="0.801cm" draw:z-index="5"><draw:object xlink:href="./Object 6" xlink:type="simple" xlink:show="embed" xlink:actuate="onLoad"/><draw:image xlink:href="./ObjectReplacements/Object 6" xlink:type="simple" xlink:show="embed" xlink:actuate="onLoad"/><svg:desc>formule</svg:desc></draw:frame></text:span></text:p>
      <text:p text:style-name="P31">L'énergie échangée est donc la variation de la grandeur 1/2 Cu^2. Cette grandeur ressemble à l'énergie potentielle qu'on peut donc stocker ou déstocker. L'énergie est en fait stockée dans les charges possédées par le condo. Elle pourra ensuite être déstockée.</text:p>
      <text:p text:style-name="P31"/>
      <text:p text:style-name="P31">Démontrer que la bobine aussi stocke de l'énergie, et qu'on peut écire sous la forme 1/2 Li^2.</text:p>
      <text:p text:style-name="P31">Exercice 4.</text:p>
      <text:p text:style-name="P44"/>
      <text:p text:style-name="P42"/>
      <text:p text:style-name="P166"><text:span text:style-name="T36">Séance 10</text:span><text:span text:style-name="T29"> F</text:span><text:span text:style-name="T30">in du chap </text:span><text:span text:style-name="T29">transitoire. </text:span><text:span text:style-name="T31">Co-animation avec</text:span><text:span text:style-name="T29"> Laure.</text:span></text:p>
      <text:p text:style-name="P43"><text:span text:style-name="T27">TO DO </text:span><text:span text:style-name="T198">prochaine fois :</text:span><text:span text:style-name="T27"> réviser les complexes</text:span></text:p>
      <text:p text:style-name="P176"><text:span text:style-name="T27">Ex 1 : </text:span><text:span text:style-name="T32">30 min. On présente la correction au tableau.</text:span></text:p>
      <text:p text:style-name="P177"><text:span text:style-name="T32">P</text:span><text:span text:style-name="T27">ause.</text:span></text:p>
      <text:p text:style-name="P176"><text:span text:style-name="T27">Puis bascule sur l'exo 8, après avoir vu la vidéo </text:span><text:a xlink:type="simple" xlink:href="https://www.youtube.com/watch?v=kcKPvR-93Es" text:style-name="Internet_20_link" text:visited-style-name="Visited_20_Internet_20_Link"><text:span text:style-name="T27">https://www.youtube.com/watch?v=kcKPvR-93Es</text:span></text:a><text:span text:style-name="T27"> </text:span><text:span text:style-name="T32">à partir de 20'</text:span></text:p>
      <text:p text:style-name="P168"><text:span text:style-name="T31">Ex</text:span><text:span text:style-name="T27"> 8 </text:span><text:span text:style-name="T32">(changer la question 2).</text:span></text:p>
      <text:p text:style-name="P45">Interprétation énergétique : la bobine a stocké beaucoup d'énergie dans son courant, et on coupe bruquement le courant. Elle refuse une variation trop brutale et maintient un courant fort -&gt; forte tension aux bornes de l'interrupteur -&gt; étincelle de rupture. Dangereux pour le circuit.</text:p>
      <text:p text:style-name="P42"/>
      <text:p text:style-name="P42"/>
      <text:p text:style-name="P196">Séance 11. Début sinusoidal</text:p>
      <text:p text:style-name="P180"><text:span text:style-name="T156">- </text:span><text:span text:style-name="T158">Rappel : bossez les complexes (module et argument) pour la prochaine séance.</text:span></text:p>
      <text:p text:style-name="P181"><text:span text:style-name="T160">Q</text:span><text:span text:style-name="T161">+R Baptiste + Sergen.</text:span></text:p>
      <text:p text:style-name="P180"><text:span text:style-name="T156">- ex </text:span><text:span text:style-name="T157">2.</text:span><text:span text:style-name="T156">6 : découverte de la masse (c'est pas bien passé l'an dernier) ?</text:span></text:p>
      <text:p text:style-name="P179"><text:span text:style-name="T162">- Début du cours : </text:span><text:span text:style-name="T163">photo Tesla Edison </text:span><text:span text:style-name="T162">Parler de la controverse </text:span><text:span text:style-name="T163">autour de 1900 </text:span><text:span text:style-name="T162">Tesla/Edison. </text:span><text:span text:style-name="T163">Edison était un riche industriel, installe, régime continu. Tesla un petit immigré d'origine serbe qui a bossé à Paris et Strasbourg avant de partir pour New York pour bosser pour Edison. Il avait trouvé un régime chouette : faibles pertes par effet Joule et facile pour convertir en énergie mécanique (moteur vu au S2).</text:span></text:p>
      <text:p text:style-name="P152"><text:span text:style-name="T164">- </text:span><text:span text:style-name="T165">Pour l'an prochain : préparer une intro sexy au concept d'impédance : partir des représentations temporelles de u et i dans un résisteur, dans un condo et dans une bobine : constater qu'il y a deux modifs : amplitude et déphasage. Besoin de réunir tout dans une seule grandeurs (et d'un truc plus simple que la dérivation/intégration. =&gt; Eveiller l'envie des complexes. </text:span><text:span text:style-name="T166">Pourquoi pas partir du concept de filtre pour faire naître l'envie ?</text:span></text:p>
      <text:p text:style-name="P122"/>
      <text:p text:style-name="P76">Chap 4. Circuits en régime sinusoïdal</text:p>
      <text:p text:style-name="P124">"AC, régime sinusoïdal forcé, régime permanent".</text:p>
      <text:p text:style-name="P124"/>
      <text:p text:style-name="P179"><text:span text:style-name="T111">1. </text:span><text:span text:style-name="T110">Caractéristiques d'un signal sinusoïsal</text:span></text:p>
      <text:p text:style-name="P157"><text:span text:style-name="T200">1.</text:span><text:span text:style-name="T203"> </text:span><text:span text:style-name="T201">Rappels</text:span></text:p>
      <text:p text:style-name="P183"><text:span text:style-name="T168">Graphique temporel,</text:span><text:span text:style-name="T136"> on le représente par </text:span></text:p>
      <text:p text:style-name="P125">s(t) = Sm cos (wt + phi)</text:p>
      <text:p text:style-name="P125"><text:span text:style-name="T199">avec </text:span>Sm (Smax) : amplitude. wt+phi : phase. w pulsation. phi phase à l'origine.. </text:p>
      <text:p text:style-name="P124">Fréquence : f = w/2pi.<text:tab/><text:tab/>Période T = 1/f </text:p>
      <text:p text:style-name="P124">-<text:span text:style-name="T199">&gt; </text:span>Application : [Schéma d'un oscillogramme] représenter les grandeurs sur l'écran.</text:p>
      <text:p text:style-name="P124"/>
      <text:p text:style-name="P179"><text:span text:style-name="T202">2.</text:span><text:span text:style-name="T204"> Moyenne et val. efficace :</text:span><text:span text:style-name="T132"> </text:span><text:span text:style-name="T132"><draw:frame draw:style-name="fr1" draw:name="Objet7" text:anchor-type="as-char" svg:width="4.479cm" svg:height="0.801cm" draw:z-index="6"><draw:object xlink:href="./Object 7" xlink:type="simple" xlink:show="embed" xlink:actuate="onLoad"/><draw:image xlink:href="./ObjectReplacements/Object 7" xlink:type="simple" xlink:show="embed" xlink:actuate="onLoad"/><svg:desc>formule</svg:desc></draw:frame></text:span><text:span text:style-name="T132"><draw:frame draw:style-name="fr1" draw:name="Objet8" text:anchor-type="as-char" svg:width="5.706cm" svg:height="0.801cm" draw:z-index="7"><draw:object xlink:href="./Object 8" xlink:type="simple" xlink:show="embed" xlink:actuate="onLoad"/><draw:image xlink:href="./ObjectReplacements/Object 8" xlink:type="simple" xlink:show="embed" xlink:actuate="onLoad"/><svg:desc>formule</svg:desc></draw:frame></text:span></text:p>
      <text:p text:style-name="P124">Moyenne nulle, valeur efficace Seff = Sm/racine(2) plus physique : permet de caculer l'énergie.</text:p>
      <text:p text:style-name="P125">-&gt; <text:span text:style-name="T218">Application : représenter le signal à la maison, f = 50 Hz et U_eff = 230 V. (</text:span><text:span text:style-name="T98">Umax = 325V</text:span><text:span text:style-name="T218">)</text:span></text:p>
      <text:p text:style-name="P124"/>
      <text:p text:style-name="P157"><text:span text:style-name="T200">3.</text:span><text:span text:style-name="T203"> </text:span><text:span text:style-name="T205">Déphasage entre 2 signaux</text:span></text:p>
      <text:p text:style-name="P124">Deux signaux s1(t) et s2(t)sont synchrones s'ils ont la même pulsation/freq/période [Schéma]</text:p>
      <text:p text:style-name="P124">On peut alors représenter le déphasage phi_2/1 = phi2 – phi1, en radians</text:p>
      <text:p text:style-name="P124">déphasage &gt;0 : 2 en avance de phase : s2 atteint son max avant s1</text:p>
      <text:p text:style-name="P124">déphasage &lt;0 : 2 en retard de phase</text:p>
      <text:p text:style-name="P126"/>
      <text:p text:style-name="P127">-<text:span text:style-name="T199">&gt; </text:span>Application : tracer s1 et s2 s3 et</text:p>
      <text:p text:style-name="P127">s4 synchrones, d'amplitudes 1, 2, 3, 4 <text:span text:style-name="T199">(s4 est notre référence, son phi est nul)</text:span></text:p>
      <text:p text:style-name="P127">s1 étant en retard de phase de pi/2 rad (on parle de quadrature) par rapport à s4.</text:p>
      <text:p text:style-name="P127">s2 étant en retard de 0 rad ("en phase")</text:p>
      <text:p text:style-name="P138">s3 en retard de pi rad (en "opposition de phase")</text:p>
      <text:p text:style-name="P41"/>
      <text:p text:style-name="P63">2. La représentation complexe simplifie les calculs.</text:p>
      <text:p text:style-name="P125"/>
      <text:p text:style-name="P182"><text:span text:style-name="T133">S</text:span><text:span text:style-name="T128">oit un circuit série : source idéale de tension, R, L, C. On pose ensemble les lois de kirchhoff, en remarquant que u_L = L di/dt et i = C du_C/dt. </text:span></text:p>
      <text:p text:style-name="P128">Résolution compliquée : on obtient une équation différentielle avec des dérivées et des intégrales, <text:span text:style-name="T218">et la source est sinusoïdale.</text:span></text:p>
      <text:p text:style-name="P128"/>
      <text:p text:style-name="P183"><text:span text:style-name="T134">{</text:span><text:span text:style-name="T133">Au brouillon : </text:span></text:p>
      <text:p text:style-name="P128">-&gt; Idée du physicien : <text:s/>on va chercher chez les mathématiciens un outil qui simplifie.</text:p>
      <text:p text:style-name="P183"><text:soft-page-break/><text:span text:style-name="T135">-&gt; P</text:span><text:span text:style-name="T133">our comparer 2 signaux, il y a </text:span><text:span text:style-name="T167">2</text:span><text:span text:style-name="T133"> grandeurs qu'on regarde : l'amplitude, et la phase. Ca ne vous rap</text:span><text:span text:style-name="T135">p</text:span><text:span text:style-name="T133">elle rien ? Comment faire pour représenter 2 infos dans un même nombre ? </text:span></text:p>
      <text:p text:style-name="P129"><text:span text:style-name="T213">s(t) = Sm cos (wt + phi) sera noté </text:span><text:span text:style-name="T209">s</text:span><text:span text:style-name="T213">(t) = Sm e^ i(wt + phi). Pb : </text:span>i est confondu avec l'intensité. Pas de souci on note j.</text:p>
      <text:p text:style-name="P129">-<text:span text:style-name="T212">&gt; Calcul rapide de dérivée et intégrale : multiplier (et diviser) par jw.}</text:span></text:p>
      <text:p text:style-name="P129"/>
      <text:p text:style-name="P144">Séance 12. Impédances</text:p>
      <text:p text:style-name="P133">Wooclap ELECSIN</text:p>
      <text:p text:style-name="P143"><text:span text:style-name="T53">Q</text:span><text:span text:style-name="T54">+R Baptiste + Sergen.</text:span></text:p>
      <text:p text:style-name="P128"/>
      <text:p text:style-name="P172"><text:span text:style-name="T83">1</text:span><text:span text:style-name="T84">.</text:span> Représentation complexe <text:span text:style-name="T212">d'un signal sinusoïdal</text:span></text:p>
      <text:p text:style-name="P129"><text:span text:style-name="T213">-</text:span>&gt; Afin de représenter l'amplitude et la phase d'un signal sinusoïdal, on utilise la notation complexe.</text:p>
      <text:p text:style-name="P129">-&gt; Le nombre imaginaire i est noté j en physique pour éviter de le confondre avec l'intensité j²=-1</text:p>
      <text:p text:style-name="P129">-&gt; au signal s(t) = Sm cos(wt+phi) on associe le signal complexe noté (souligné)</text:p>
      <text:p text:style-name="P129"><text:span text:style-name="T206">s</text:span><text:span text:style-name="T214">(t)</text:span> = Sm e^j(wt+phi) ou encore <text:span text:style-name="T206">s</text:span><text:span text:style-name="T214">(t)</text:span> = <text:span text:style-name="T206">Sm</text:span> e^j(wt) avec <text:span text:style-name="T206">Sm</text:span> = Sm e^jphi amplitude complexe.</text:p>
      <text:p text:style-name="P129">RQ : tension et intensité étant des grandeurs réelles, on les <text:span text:style-name="T212">re</text:span>trouve en calculant la partie réelle.</text:p>
      <text:p text:style-name="P129"/>
      <text:p text:style-name="P183"><text:span text:style-name="T133">Application 1 p 7</text:span><text:span text:style-name="T168">5</text:span><text:span text:style-name="T133"> </text:span><text:span text:style-name="T135">(correction p 8</text:span><text:span text:style-name="T168">8</text:span><text:span text:style-name="T135">)</text:span></text:p>
      <text:p text:style-name="P128"/>
      <text:p text:style-name="P173">2. Impédances complexes de<text:span text:style-name="T215">s</text:span> dipôles élémentaires <text:span text:style-name="T215">idéaux</text:span></text:p>
      <text:p text:style-name="P128">Pour chaque dipôle, on souhaite retrouver une loi analogue à la loi d'Ohm permettant de relier u(t) à i(t). C'est là que la représentation complexe est puissante : on définit pour chaque dipôle l'<text:span text:style-name="T64">impédance complexe</text:span>, la quantité <text:span text:style-name="T206">z </text:span>= <text:span text:style-name="T206">u</text:span>/<text:span text:style-name="T206">i</text:span><text:span text:style-name="T199"> telle que </text:span><text:span text:style-name="T208">u</text:span><text:span text:style-name="T199"> = </text:span><text:span text:style-name="T208">z i</text:span><text:span text:style-name="T199"> </text:span></text:p>
      <text:p text:style-name="P128">-&gt; Pour un résisteur u = R i. </text:p>
      <text:p text:style-name="P128">En notation réelle, si i(t) = Im cos (wt) alors u(t) = Ri(t) = Rim cos(wt).</text:p>
      <text:p text:style-name="P128">En notation complexe, <text:span text:style-name="T206">i</text:span>(t) = Im e(jwt) alors <text:span text:style-name="T206">u</text:span>(t) = R<text:span text:style-name="T206">i</text:span>(t) = Rim e(jwt).</text:p>
      <text:p text:style-name="P130">Impédance du résisteur : z_res(t) = <text:span text:style-name="T207">u</text:span><text:span text:style-name="T206">(t)</text:span><text:span text:style-name="T212">/</text:span><text:span text:style-name="T207">i</text:span><text:span text:style-name="T206">(t)</text:span><text:span text:style-name="T199"> </text:span>= R <text:span text:style-name="T216">=&gt; On écrit </text:span><text:span text:style-name="T210">u</text:span><text:span text:style-name="T216"> = R </text:span><text:span text:style-name="T210">i</text:span><text:span text:style-name="T216">. Elle est réelle : tension et intensité sont proportionnelles (même phase, amplitude Um = R Im)</text:span></text:p>
      <text:p text:style-name="P130"/>
      <text:p text:style-name="P130">-&gt; Pour une bobine </text:p>
      <text:p text:style-name="P128">En notation réelle, si i(t) = Im cos (wt) alors u(t) = <text:span text:style-name="T215">L d</text:span>i/<text:span text:style-name="T215">dt. Pénible</text:span></text:p>
      <text:p text:style-name="P128">En notation complexe, <text:span text:style-name="T206">i</text:span>(t) = Im e(jwt) alors <text:span text:style-name="T206">u</text:span>(t) = <text:span text:style-name="T215">Lwj<text:tab/></text:span><text:span text:style-name="T206">i</text:span>(t) .</text:p>
      <text:p text:style-name="P128"><text:span text:style-name="T215">Impédance de la bobine : z_bobine(t) = </text:span><text:span text:style-name="T206">u</text:span><text:span text:style-name="T211">(t)</text:span>/<text:span text:style-name="T206">i</text:span><text:span text:style-name="T211">(t)</text:span><text:span text:style-name="T199"> = Lwj =&gt; On écrit </text:span><text:span text:style-name="T208">u</text:span><text:span text:style-name="T199"> = Lwj </text:span><text:span text:style-name="T208">i</text:span><text:span text:style-name="T199">. Elle est imaginaire pure : Par rapport au courant, la tension est déphasée de pi/2, et son amplitude multipliée par Lw</text:span></text:p>
      <text:p text:style-name="P128">-&gt; Pour un <text:span text:style-name="T215">condensateur</text:span> <text:span text:style-name="T215">i</text:span> = <text:span text:style-name="T215">C du/dt</text:span>. </text:p>
      <text:p text:style-name="P128"><text:span text:style-name="T217">I = C du/dt donc </text:span>u(t) = <text:span text:style-name="T215">1/C <text:s/>* int{</text:span>i(t)<text:span text:style-name="T215">}. Pénible</text:span></text:p>
      <text:p text:style-name="P128">En notation complexe, <text:span text:style-name="T206">i</text:span>(t) = Im e(jwt) alors <text:span text:style-name="T206">u</text:span>(t) = <text:span text:style-name="T215">1/Cwj<text:tab/></text:span><text:span text:style-name="T206">i</text:span>(t) .</text:p>
      <text:p text:style-name="P140">Impédance du condensateur : z_cond(t) = <text:span text:style-name="T207">u</text:span><text:span text:style-name="T206">(t)</text:span><text:span text:style-name="T212">/</text:span><text:span text:style-name="T207">i</text:span><text:span text:style-name="T206">(t)</text:span><text:span text:style-name="T199"> </text:span>= 1/Cwj ( = -j/Cw)<text:span text:style-name="T199"> =&gt; On écrit </text:span><text:span text:style-name="T208">u</text:span><text:span text:style-name="T199"> = 1/Cwj </text:span><text:span text:style-name="T208">i</text:span><text:span text:style-name="T199">. Elle est imaginaire pure : Par rapport au courant, la tension est déphasée de -pi/2, elle est donc en retard et son amplitude divisée par Cw</text:span></text:p>
      <text:p text:style-name="P139"/>
      <text:p text:style-name="P174">3. Impédance d'un circuit</text:p>
      <text:p text:style-name="P131">-<text:span text:style-name="T220">&gt; </text:span>Généralisation : impédance d'un circuit</text:p>
      <text:p text:style-name="P131">Si on calcule l'impédance d'un circuit elle s'écrira sous la forme</text:p>
      <text:p text:style-name="P131">z = Re(z) + j Im(z) <text:span text:style-name="T221">= R + j X</text:span>. En identifiant avec ce qui vient d'être écrit</text:p>
      <text:p text:style-name="P131">Re(z) est la résistance équivalente du circuit</text:p>
      <text:p text:style-name="P131">Im(z) est positif <text:span text:style-name="T216">si </text:span>le circuit est plutôt inductif (comme une bobine).</text:p>
      <text:p text:style-name="P131"><text:span text:style-name="T216">Im(z) est</text:span> négatif <text:span text:style-name="T216">si</text:span> le circuit est plutôt capacitif (comme un condensateur)</text:p>
      <text:p text:style-name="P131"><text:span text:style-name="T216">Im(z) est appelé </text:span>la <text:span text:style-name="T64">réactance</text:span> </text:p>
      <text:p text:style-name="P131"/>
      <text:p text:style-name="P132">Application <text:span text:style-name="T219">5</text:span> : quelle est l'impédance équivalente à deux dipôles en série et en dérivation ?</text:p>
      <text:p text:style-name="P132"/>
      <text:p text:style-name="P33"><text:soft-page-break/><text:span text:style-name="T169">Exercice 2 </text:span><text:span text:style-name="T170">et 3</text:span><text:span text:style-name="T169"> p 89 : Leq = L1L2/(L1+L2). </text:span><text:span text:style-name="T171">Bof, le 3 est calculatoire et pas passionnant</text:span></text:p>
      <text:p text:style-name="P51"><text:span text:style-name="T17">A</text:span><text:span text:style-name="T16">pplications 5 et 3.</text:span></text:p>
      <text:p text:style-name="P34"/>
      <text:p text:style-name="P184"><text:span text:style-name="T48">Séance 13</text:span><text:span text:style-name="T26"> (juste avant les vacances, tout le monde est crevé, </text:span><text:span text:style-name="T35">donc c'était compliqué de garder tout le monde concentré</text:span><text:span text:style-name="T26">)</text:span></text:p>
      <text:p text:style-name="P39">Info sur l'éval à la rentrée : chapitre mesure, chapitre d'élec jusqu'aux impédances et ce qu'on fera ajd (puissance), mais pas les filtres.</text:p>
      <text:p text:style-name="P40">NB : organiser son tableau pour n'avoir pas à tout réécrire mais juste à modifier ce qui change.</text:p>
      <text:p text:style-name="P64"/>
      <text:p text:style-name="P184"><text:span text:style-name="T68">3</text:span><text:span text:style-name="T67">. </text:span><text:span text:style-name="T68">La puissance en régime sinusoïdal</text:span></text:p>
      <text:p text:style-name="P35">Comme la tension et l'intensité dépendent du temps, la puissance dépend du temps : </text:p>
      <text:p text:style-name="P35">P(t) = u(t) * i(t).</text:p>
      <text:p text:style-name="P185"><text:span text:style-name="T192">a</text:span><text:span text:style-name="T190">. </text:span><text:span text:style-name="T189">Puissance pour un résisteur</text:span></text:p>
      <text:p text:style-name="P35">tracé sur 3 graphiques ayant le même axe horiz de i(t) sinusoïdal, u(t) = R*i(t) synchrone et en phase, et p(t) le produit des 2. On constate que p(t) est périodique, mais de fréquence (donc pulsation) double, et de moyenne non nulle (graphique p 87). La résistance va dissiper périodiquement plus ou moins).</text:p>
      <text:p text:style-name="P35">Mathématiquement si on pose i(t) = Im cos (wt), on a </text:p>
      <text:p text:style-name="P35">p(t) = u(t) * i(t) = RIm *Im * cos (wt)*cos(wt). </text:p>
      <text:p text:style-name="P35">On utilise un résultat de maths : cos(a)cos(b) = 1/2 [cos (a+b) + cos (a-b)], pour obtenir que </text:p>
      <text:p text:style-name="P35"><draw:frame draw:style-name="fr1" draw:name="Objet9" text:anchor-type="as-char" svg:width="6.091cm" svg:height="0.591cm" draw:z-index="8"><draw:object xlink:href="./Object 9" xlink:type="simple" xlink:show="embed" xlink:actuate="onLoad"/><draw:image xlink:href="./ObjectReplacements/Object 9" xlink:type="simple" xlink:show="embed" xlink:actuate="onLoad"/></draw:frame><text:span text:style-name="T223">On retrouve ce qu'on avait intuité graphiquement. On a 2 termes. Le premier a une moyenne nulle (donc nous intéresse peu). Si on regarde sur un temps long, on s'intéresse à la moyenne : </text:span></text:p>
      <text:p text:style-name="P185"><text:span text:style-name="T23">P_moy = </text:span><text:span text:style-name="T22">&lt;</text:span><text:span text:style-name="T23">p(t)&gt; = R Im^2 /2. Qu'on peut aussi présenter sous la forme </text:span><text:span text:style-name="T23"><draw:frame draw:style-name="fr1" draw:name="Objet10" text:anchor-type="as-char" svg:width="2.228cm" svg:height="0.591cm" draw:z-index="9"><draw:object xlink:href="./Object 10" xlink:type="simple" xlink:show="embed" xlink:actuate="onLoad"/><draw:image xlink:href="./ObjectReplacements/Object 10" xlink:type="simple" xlink:show="embed" xlink:actuate="onLoad"/></draw:frame></text:span><text:span text:style-name="T23"><text:s text:c="2"/>ressemble à ce qu'on connaît pour le courant continu. NB : p&gt;0 donc l</text:span><text:span text:style-name="T33">e résisteur</text:span><text:span text:style-name="T23"> prend de l'énergie au circuit et le donne à l'extérieur.</text:span></text:p>
      <text:p text:style-name="P35"/>
      <text:p text:style-name="P186"><text:span text:style-name="T194">b</text:span><text:span text:style-name="T190">. </text:span><text:span text:style-name="T189">Puissance pour un</text:span><text:span text:style-name="T193">e bobine,</text:span><text:span text:style-name="T194"> ou un condensateur</text:span></text:p>
      <text:p text:style-name="P186"><text:span text:style-name="T23">Tracé similaire, </text:span><text:span text:style-name="T33">i</text:span><text:span text:style-name="T23"> est en retard de phase </text:span><text:span text:style-name="T24">par rapport à u </text:span><text:span text:style-name="T23">(son max est après)</text:span></text:p>
      <text:p text:style-name="P36">Le tracé de p(t) est toujours sinusoidal avec la fréquence double, mais la valeur moyenne est nulle.</text:p>
      <text:p text:style-name="P187"><text:span text:style-name="T16">Mathématiquement, </text:span><text:span text:style-name="T22">si on pose i(t) = Im cos (wt), </text:span><text:span text:style-name="T16">on a u(t) = L di/dt = Lw Im * -sin (wt), qu'on peut aussi écrire <text:s/>u(t) = Lw Im * cos (wt + phi) avec phi = pi/2. On a alors</text:span></text:p>
      <text:p text:style-name="P187"><text:span text:style-name="T16"><draw:frame draw:style-name="fr1" draw:name="Objet11" text:anchor-type="as-char" svg:width="7.034cm" svg:height="0.591cm" draw:z-index="10"><draw:object xlink:href="./Object 11" xlink:type="simple" xlink:show="embed" xlink:actuate="onLoad"/><draw:image xlink:href="./ObjectReplacements/Object 11" xlink:type="simple" xlink:show="embed" xlink:actuate="onLoad"/><svg:desc>formule</svg:desc></draw:frame></text:span><text:span text:style-name="T16">. De nouveau le premier terme est nul et la moyenne vaut</text:span><text:span text:style-name="T16"><draw:frame draw:style-name="fr1" draw:name="Objet12" text:anchor-type="as-char" svg:width="4.232cm" svg:height="0.591cm" draw:z-index="11"><draw:object xlink:href="./Object 12" xlink:type="simple" xlink:show="embed" xlink:actuate="onLoad"/><draw:image xlink:href="./ObjectReplacements/Object 12" xlink:type="simple" xlink:show="embed" xlink:actuate="onLoad"/><svg:desc>formule</svg:desc></draw:frame></text:span><text:span text:style-name="T16">qu'on peut présenter tout la forme </text:span><text:span text:style-name="T16"><draw:frame draw:style-name="fr1" draw:name="Objet13" text:anchor-type="as-char" svg:width="3.457cm" svg:height="0.591cm" draw:z-index="12"><draw:object xlink:href="./Object 13" xlink:type="simple" xlink:show="embed" xlink:actuate="onLoad"/><draw:image xlink:href="./ObjectReplacements/Object 13" xlink:type="simple" xlink:show="embed" xlink:actuate="onLoad"/><svg:desc>formule</svg:desc></draw:frame></text:span><text:span text:style-name="T16">. Comme phi vaut pi/2, la puissance moyenne est nulle. En fait la bobine puise de la puissance pour stocker l'énergie puis la redonne (ce qu'on peut illustrer graphiquement).</text:span></text:p>
      <text:p text:style-name="P36">NB : on peut bien sûr retrouver le même résultat pour un condo, avec un raisonnement similaire.</text:p>
      <text:p text:style-name="P36"/>
      <text:p text:style-name="P188"><text:span text:style-name="T194">c</text:span><text:span text:style-name="T190">. </text:span><text:span text:style-name="T189">Puissance </text:span><text:span text:style-name="T191">pour un circuit électrique</text:span></text:p>
      <text:p text:style-name="P188"><text:span text:style-name="T24">On peut généraliser le raisonnement à n'importe quel dipôle : on a toujours </text:span><text:span text:style-name="T24"><draw:frame draw:style-name="fr1" draw:name="Objet14" text:anchor-type="as-char" svg:width="3.457cm" svg:height="0.591cm" draw:z-index="13"><draw:object xlink:href="./Object 14" xlink:type="simple" xlink:show="embed" xlink:actuate="onLoad"/><draw:image xlink:href="./ObjectReplacements/Object 14" xlink:type="simple" xlink:show="embed" xlink:actuate="onLoad"/><svg:desc>formule</svg:desc></draw:frame></text:span><text:span text:style-name="T24">(on vérifie que ça marche aussi pour le résisteur), et ce quel que soit l'impédance. </text:span><text:span text:style-name="T25">On appelle cos phi le facteur de puissance, et Z Ieff^2 la puissance apparente.</text:span></text:p>
      <text:p text:style-name="P38">Ex 10</text:p>
      <text:p text:style-name="P36"/>
      <text:p text:style-name="P189"><text:span text:style-name="T195">d</text:span><text:span text:style-name="T190">. </text:span><text:span text:style-name="T195">Adaptation d'impédance pour optimiser la puissance reçue</text:span></text:p>
      <text:p text:style-name="P188"><text:span text:style-name="T24">On peut représenter l'alimentation </text:span><text:span text:style-name="T34">à la maison </text:span><text:span text:style-name="T24">: un géné </text:span><text:span text:style-name="T25">(EDF)</text:span><text:span text:style-name="T24">, une résistance (pertes en ligne), et une impédance </text:span><text:span text:style-name="T25">(tous les dipôles de</text:span><text:span text:style-name="T24"> la maison</text:span><text:span text:style-name="T25">)</text:span></text:p>
      <text:p text:style-name="P37">Bilan de puissance : toute la puissance délivrée par EDF est dissipée par soit la résistance, soit l'impédance. </text:p>
      <text:p text:style-name="P189"><text:span text:style-name="T24">-&gt; </text:span><text:span text:style-name="T25">Si cos phi est proche de </text:span><text:span text:style-name="T34">0 (exemple moteur). On peut calculer l'efficacité du transport : </text:span><text:soft-page-break/><text:span text:style-name="T34"><draw:frame draw:style-name="fr1" draw:name="Objet16" text:anchor-type="as-char" svg:width="1.522cm" svg:height="0.531cm" draw:z-index="15"><draw:object xlink:href="./Object 16" xlink:type="simple" xlink:show="embed" xlink:actuate="onLoad"/><draw:image xlink:href="./ObjectReplacements/Object 16" xlink:type="simple" xlink:show="embed" xlink:actuate="onLoad"/></draw:frame></text:span><text:span text:style-name="T34"><text:s/>d'où </text:span><text:span text:style-name="T34"><draw:frame draw:style-name="fr1" draw:name="Objet17" text:anchor-type="as-char" svg:width="3.097cm" svg:height="0.531cm" draw:z-index="16"><draw:object xlink:href="./Object 17" xlink:type="simple" xlink:show="embed" xlink:actuate="onLoad"/><draw:image xlink:href="./ObjectReplacements/Object 17" xlink:type="simple" xlink:show="embed" xlink:actuate="onLoad"/></draw:frame></text:span><text:span text:style-name="T34"><text:s/></text:span><text:span text:style-name="T25">rien n'est dissipé chez moi, et toute l'énergie est dissipée par la ligne. EDF pas content. </text:span></text:p>
      <text:p text:style-name="P189"><text:span text:style-name="T25">-&gt; Si cos phi est proche de </text:span><text:span text:style-name="T34">1</text:span><text:span text:style-name="T25">, EDF est content. On peut calculer l'efficacité du transport : </text:span><text:span text:style-name="T25"><draw:frame draw:style-name="fr1" draw:name="Objet15" text:anchor-type="as-char" svg:width="5.907cm" svg:height="0.54cm" draw:z-index="14"><draw:object xlink:href="./Object 15" xlink:type="simple" xlink:show="embed" xlink:actuate="onLoad"/><draw:image xlink:href="./ObjectReplacements/Object 15" xlink:type="simple" xlink:show="embed" xlink:actuate="onLoad"/></draw:frame></text:span></text:p>
      <text:p text:style-name="P190"><text:span text:style-name="T25">E</text:span><text:span text:style-name="T16">DF impose donc à ses clients ayant un facteur de puissance trop faible de l'augmenter, par exemple en plaçant un condo en dérivation. But : baisser le phi pour retrouver un cos phi proche de 1.</text:span></text:p>
      <text:p text:style-name="P199"/>
      <text:p text:style-name="P202"><text:span text:style-name="T46">Séance 1</text:span><text:span text:style-name="T38">4 (à la rentrée)</text:span><text:span text:style-name="T46"> </text:span></text:p>
      <text:p text:style-name="P200"><text:span text:style-name="T85">Rappel </text:span><text:span text:style-name="T86">rapide sur les impédances, puis on passe aux filtres.</text:span><text:span text:style-name="T226"><text:line-break/></text:span><text:span text:style-name="T225">On peut tracer le gain en échelle linéaire et voir qu'on voit rien. Puis le tracer en échelle semi-log.</text:span></text:p>
      <text:p text:style-name="P34"/>
      <text:p text:style-name="P191"><text:span text:style-name="T69">4</text:span><text:span text:style-name="T67">. </text:span><text:span text:style-name="T68">L</text:span><text:span text:style-name="T69">es filtres</text:span></text:p>
      <text:p text:style-name="P134">Les filtres sont des circuits électroniques largement utilisés. Exemple : dans les télécoms (téléphone, visio), le signal est bruité, et on veut éviter que ce bruit. En informatique on est amené à convertir des signaux analogiques en numériques. Encore une fois il faut se débarasser du bruit.</text:p>
      <text:p text:style-name="P134">La filtration (hors de l'élec) est aussi un phénomène naturel (on n'entend que de 20 Hz à 20kHz), parfois c'est une perte.</text:p>
      <text:p text:style-name="P134"/>
      <text:p text:style-name="P141">Schéma de base : ue-&gt; Filtre -&gt; us</text:p>
      <text:p text:style-name="P171"/>
      <text:p text:style-name="P191"><text:span text:style-name="T196">a</text:span><text:span text:style-name="T190">. </text:span><text:span text:style-name="T196">Comportement limite des bobines et condos</text:span></text:p>
      <text:p text:style-name="P142">Comportement aux limites BF et HF des condo et bobine</text:p>
      <text:p text:style-name="P142">QQ exemples de filtres <text:span text:style-name="T224">simples</text:span>, on <text:span text:style-name="T224">regarde la tension de sortie aux limites BF et HF, on </text:span>constate qu'ils sont passe bas ou passe haut. <text:span text:style-name="T224">On peut aussi place un condo et une bobine en dérivation, la tension à leur borne est nulle pour les 2 limites, mais pas au milieu : passe bande.</text:span></text:p>
      <text:p text:style-name="P166"><text:span text:style-name="T19"/></text:p>
      <text:p text:style-name="P192"><text:span text:style-name="T197">b</text:span><text:span text:style-name="T190">. </text:span><text:span text:style-name="T197">Exemple du filtre RC</text:span></text:p>
      <text:p text:style-name="P203"><text:span text:style-name="T35">Etude détaillées, fonction de transfert, diagramme de Bode. C'est le même filtre qu'en TP</text:span></text:p>
      <text:p text:style-name="P201">Travail sur du papier semi-log. Je peux utiliser inkscape pour montrer précisément comment je trace sur le papier.</text:p>
      <text:p text:style-name="P201"/>
      <text:p text:style-name="P166"><text:span text:style-name="T49">Séance 1</text:span><text:span text:style-name="T37">5</text:span><text:span text:style-name="T19">. </text:span><text:span text:style-name="T35">C</text:span><text:span text:style-name="T19">o-animation avec Laure </text:span></text:p>
      <text:p text:style-name="P27"><text:span text:style-name="T225">Les étudiants font l'étude détaillée d'un filtre RL en autonomie. Puis ex 8 (filtration d'un signal)</text:span></text:p>
      <text:p text:style-name="P50"><text:line-break/>Séance 16 Révisions</text:p>
      <text:p text:style-name="P28"><text:span text:style-name="T222">On fait un exo de puissance avec le cos phi. Puis l</text:span>es étudiants se répartissent en fonction des goûts sur plusieurs exos <text:span text:style-name="T222">ou sur une carte mentale, ou sur un problème ouvert.</text:span></text:p>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ns42="http://openoffice.org/2009/office" xmlns:fo="urn:oasis:names:tc:opendocument:xmlns:xsl-fo-compatible:1.0" xmlns:loext="urn:org:documentfoundation:names:experimental:office:xmlns:loext:1.0" xmlns:draw="urn:oasis:names:tc:opendocument:xmlns:drawing:1.0" xmlns:xlink="http://www.w3.org/1999/xlink" xmlns:svg="urn:oasis:names:tc:opendocument:xmlns:svg-compatible:1.0" xmlns:table="urn:oasis:names:tc:opendocument:xmlns:table:1.0" xmlns:manifest="urn:oasis:names:tc:opendocument:xmlns:manifest:1.0" office:version="1.2">
  <office:font-face-decls>
    <style:font-face style:name="Tahoma1" svg:font-family="Tahoma"/>
    <style:font-face style:name="F18" svg:font-family="F18" style:font-family-generic="roman"/>
    <style:font-face style:name="F39" svg:font-family="F39"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ns42="http://openoffice.org/2009/office" xmlns:fo="urn:oasis:names:tc:opendocument:xmlns:xsl-fo-compatible:1.0" xmlns:loext="urn:org:documentfoundation:names:experimental:office:xmlns:loext:1.0" xmlns:draw="urn:oasis:names:tc:opendocument:xmlns:drawing:1.0" xmlns:xlink="http://www.w3.org/1999/xlink" xmlns:svg="urn:oasis:names:tc:opendocument:xmlns:svg-compatible:1.0" xmlns:table="urn:oasis:names:tc:opendocument:xmlns:table:1.0" xmlns:manifest="urn:oasis:names:tc:opendocument:xmlns:manifest:1.0" xmlns:chart="urn:oasis:names:tc:opendocument:xmlns:chart:1.0" xmlns:presentation="urn:oasis:names:tc:opendocument:xmlns:presentation:1.0" office:version="1.2">
  <office:meta>
    <meta:creation-date>2009-04-16T11:32:02.64</meta:creation-date>
    <meta:editing-duration>P2DT14H40M3S</meta:editing-duration>
    <meta:editing-cycles>105</meta:editing-cycles>
    <dc:date>2021-12-17T16:13:57.847000000</dc:date>
    <meta:document-statistic meta:table-count="0" meta:image-count="0" meta:object-count="17" meta:page-count="12" meta:paragraph-count="301" meta:word-count="5065" meta:character-count="28620" meta:non-whitespace-character-count="23800"/>
    <meta:user-defined meta:name="Info 1"/>
    <meta:user-defined meta:name="Info 2"/>
    <meta:user-defined meta:name="Info 3"/>
    <meta:user-defined meta:name="Info 4"/>
    <meta:generator>ODFPY/1.4.1</meta:generator>
  </office:meta>
</office:document-meta>
</file>

<file path=Object 1/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ns42="http://openoffice.org/2009/office" xmlns:fo="urn:oasis:names:tc:opendocument:xmlns:xsl-fo-compatible:1.0" xmlns:loext="urn:org:documentfoundation:names:experimental:office:xmlns:loext:1.0" xmlns:draw="urn:oasis:names:tc:opendocument:xmlns:drawing:1.0" xmlns:xlink="http://www.w3.org/1999/xlink" xmlns:svg="urn:oasis:names:tc:opendocument:xmlns:svg-compatible:1.0" xmlns:table="urn:oasis:names:tc:opendocument:xmlns:table:1.0" xmlns:manifest="urn:oasis:names:tc:opendocument:xmlns:manifest:1.0" xmlns:chart="urn:oasis:names:tc:opendocument:xmlns:chart:1.0" xmlns:presentation="urn:oasis:names:tc:opendocument:xmlns:presentation:1.0" office:version="1.2">
  <office:automatic-styles/>
  <office:body/>
</office:document-content>
</file>

<file path=Object 1/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ns42="http://openoffice.org/2009/office" xmlns:fo="urn:oasis:names:tc:opendocument:xmlns:xsl-fo-compatible:1.0" xmlns:loext="urn:org:documentfoundation:names:experimental:office:xmlns:loext:1.0" xmlns:draw="urn:oasis:names:tc:opendocument:xmlns:drawing:1.0" xmlns:xlink="http://www.w3.org/1999/xlink" xmlns:svg="urn:oasis:names:tc:opendocument:xmlns:svg-compatible:1.0" xmlns:table="urn:oasis:names:tc:opendocument:xmlns:table:1.0" xmlns:manifest="urn:oasis:names:tc:opendocument:xmlns:manifest:1.0" xmlns:chart="urn:oasis:names:tc:opendocument:xmlns:chart:1.0" xmlns:presentation="urn:oasis:names:tc:opendocument:xmlns:presentation:1.0" office:version="1.2">
  <office:styles/>
  <office:automatic-styles/>
</office:document-styles>
</file>

<file path=Object 10/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ns42="http://openoffice.org/2009/office" xmlns:fo="urn:oasis:names:tc:opendocument:xmlns:xsl-fo-compatible:1.0" xmlns:loext="urn:org:documentfoundation:names:experimental:office:xmlns:loext:1.0" xmlns:draw="urn:oasis:names:tc:opendocument:xmlns:drawing:1.0" xmlns:xlink="http://www.w3.org/1999/xlink" xmlns:svg="urn:oasis:names:tc:opendocument:xmlns:svg-compatible:1.0" xmlns:table="urn:oasis:names:tc:opendocument:xmlns:table:1.0" xmlns:manifest="urn:oasis:names:tc:opendocument:xmlns:manifest:1.0" xmlns:chart="urn:oasis:names:tc:opendocument:xmlns:chart:1.0" xmlns:presentation="urn:oasis:names:tc:opendocument:xmlns:presentation:1.0" office:version="1.2">
  <office:automatic-styles/>
  <office:body/>
</office:document-content>
</file>

<file path=Object 10/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ns42="http://openoffice.org/2009/office" xmlns:fo="urn:oasis:names:tc:opendocument:xmlns:xsl-fo-compatible:1.0" xmlns:loext="urn:org:documentfoundation:names:experimental:office:xmlns:loext:1.0" xmlns:draw="urn:oasis:names:tc:opendocument:xmlns:drawing:1.0" xmlns:xlink="http://www.w3.org/1999/xlink" xmlns:svg="urn:oasis:names:tc:opendocument:xmlns:svg-compatible:1.0" xmlns:table="urn:oasis:names:tc:opendocument:xmlns:table:1.0" xmlns:manifest="urn:oasis:names:tc:opendocument:xmlns:manifest:1.0" xmlns:chart="urn:oasis:names:tc:opendocument:xmlns:chart:1.0" xmlns:presentation="urn:oasis:names:tc:opendocument:xmlns:presentation:1.0" office:version="1.2">
  <office:styles/>
  <office:automatic-styles/>
</office:document-styles>
</file>

<file path=Object 11/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ns42="http://openoffice.org/2009/office" xmlns:fo="urn:oasis:names:tc:opendocument:xmlns:xsl-fo-compatible:1.0" xmlns:loext="urn:org:documentfoundation:names:experimental:office:xmlns:loext:1.0" xmlns:draw="urn:oasis:names:tc:opendocument:xmlns:drawing:1.0" xmlns:xlink="http://www.w3.org/1999/xlink" xmlns:svg="urn:oasis:names:tc:opendocument:xmlns:svg-compatible:1.0" xmlns:table="urn:oasis:names:tc:opendocument:xmlns:table:1.0" xmlns:manifest="urn:oasis:names:tc:opendocument:xmlns:manifest:1.0" xmlns:chart="urn:oasis:names:tc:opendocument:xmlns:chart:1.0" xmlns:presentation="urn:oasis:names:tc:opendocument:xmlns:presentation:1.0" office:version="1.2">
  <office:automatic-styles/>
  <office:body/>
</office:document-content>
</file>

<file path=Object 11/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ns42="http://openoffice.org/2009/office" xmlns:fo="urn:oasis:names:tc:opendocument:xmlns:xsl-fo-compatible:1.0" xmlns:loext="urn:org:documentfoundation:names:experimental:office:xmlns:loext:1.0" xmlns:draw="urn:oasis:names:tc:opendocument:xmlns:drawing:1.0" xmlns:xlink="http://www.w3.org/1999/xlink" xmlns:svg="urn:oasis:names:tc:opendocument:xmlns:svg-compatible:1.0" xmlns:table="urn:oasis:names:tc:opendocument:xmlns:table:1.0" xmlns:manifest="urn:oasis:names:tc:opendocument:xmlns:manifest:1.0" xmlns:chart="urn:oasis:names:tc:opendocument:xmlns:chart:1.0" xmlns:presentation="urn:oasis:names:tc:opendocument:xmlns:presentation:1.0" office:version="1.2">
  <office:styles/>
  <office:automatic-styles/>
</office:document-styles>
</file>

<file path=Object 12/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ns42="http://openoffice.org/2009/office" xmlns:fo="urn:oasis:names:tc:opendocument:xmlns:xsl-fo-compatible:1.0" xmlns:loext="urn:org:documentfoundation:names:experimental:office:xmlns:loext:1.0" xmlns:draw="urn:oasis:names:tc:opendocument:xmlns:drawing:1.0" xmlns:xlink="http://www.w3.org/1999/xlink" xmlns:svg="urn:oasis:names:tc:opendocument:xmlns:svg-compatible:1.0" xmlns:table="urn:oasis:names:tc:opendocument:xmlns:table:1.0" xmlns:manifest="urn:oasis:names:tc:opendocument:xmlns:manifest:1.0" xmlns:chart="urn:oasis:names:tc:opendocument:xmlns:chart:1.0" xmlns:presentation="urn:oasis:names:tc:opendocument:xmlns:presentation:1.0" office:version="1.2">
  <office:automatic-styles/>
  <office:body/>
</office:document-content>
</file>

<file path=Object 12/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ns42="http://openoffice.org/2009/office" xmlns:fo="urn:oasis:names:tc:opendocument:xmlns:xsl-fo-compatible:1.0" xmlns:loext="urn:org:documentfoundation:names:experimental:office:xmlns:loext:1.0" xmlns:draw="urn:oasis:names:tc:opendocument:xmlns:drawing:1.0" xmlns:xlink="http://www.w3.org/1999/xlink" xmlns:svg="urn:oasis:names:tc:opendocument:xmlns:svg-compatible:1.0" xmlns:table="urn:oasis:names:tc:opendocument:xmlns:table:1.0" xmlns:manifest="urn:oasis:names:tc:opendocument:xmlns:manifest:1.0" xmlns:chart="urn:oasis:names:tc:opendocument:xmlns:chart:1.0" xmlns:presentation="urn:oasis:names:tc:opendocument:xmlns:presentation:1.0" office:version="1.2">
  <office:styles/>
  <office:automatic-styles/>
</office:document-styles>
</file>

<file path=Object 13/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ns42="http://openoffice.org/2009/office" xmlns:fo="urn:oasis:names:tc:opendocument:xmlns:xsl-fo-compatible:1.0" xmlns:loext="urn:org:documentfoundation:names:experimental:office:xmlns:loext:1.0" xmlns:draw="urn:oasis:names:tc:opendocument:xmlns:drawing:1.0" xmlns:xlink="http://www.w3.org/1999/xlink" xmlns:svg="urn:oasis:names:tc:opendocument:xmlns:svg-compatible:1.0" xmlns:table="urn:oasis:names:tc:opendocument:xmlns:table:1.0" xmlns:manifest="urn:oasis:names:tc:opendocument:xmlns:manifest:1.0" xmlns:chart="urn:oasis:names:tc:opendocument:xmlns:chart:1.0" xmlns:presentation="urn:oasis:names:tc:opendocument:xmlns:presentation:1.0" office:version="1.2">
  <office:automatic-styles/>
  <office:body/>
</office:document-content>
</file>

<file path=Object 13/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ns42="http://openoffice.org/2009/office" xmlns:fo="urn:oasis:names:tc:opendocument:xmlns:xsl-fo-compatible:1.0" xmlns:loext="urn:org:documentfoundation:names:experimental:office:xmlns:loext:1.0" xmlns:draw="urn:oasis:names:tc:opendocument:xmlns:drawing:1.0" xmlns:xlink="http://www.w3.org/1999/xlink" xmlns:svg="urn:oasis:names:tc:opendocument:xmlns:svg-compatible:1.0" xmlns:table="urn:oasis:names:tc:opendocument:xmlns:table:1.0" xmlns:manifest="urn:oasis:names:tc:opendocument:xmlns:manifest:1.0" xmlns:chart="urn:oasis:names:tc:opendocument:xmlns:chart:1.0" xmlns:presentation="urn:oasis:names:tc:opendocument:xmlns:presentation:1.0" office:version="1.2">
  <office:styles/>
  <office:automatic-styles/>
</office:document-styles>
</file>

<file path=Object 14/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ns42="http://openoffice.org/2009/office" xmlns:fo="urn:oasis:names:tc:opendocument:xmlns:xsl-fo-compatible:1.0" xmlns:loext="urn:org:documentfoundation:names:experimental:office:xmlns:loext:1.0" xmlns:draw="urn:oasis:names:tc:opendocument:xmlns:drawing:1.0" xmlns:xlink="http://www.w3.org/1999/xlink" xmlns:svg="urn:oasis:names:tc:opendocument:xmlns:svg-compatible:1.0" xmlns:table="urn:oasis:names:tc:opendocument:xmlns:table:1.0" xmlns:manifest="urn:oasis:names:tc:opendocument:xmlns:manifest:1.0" xmlns:chart="urn:oasis:names:tc:opendocument:xmlns:chart:1.0" xmlns:presentation="urn:oasis:names:tc:opendocument:xmlns:presentation:1.0" office:version="1.2">
  <office:automatic-styles/>
  <office:body/>
</office:document-content>
</file>

<file path=Object 14/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ns42="http://openoffice.org/2009/office" xmlns:fo="urn:oasis:names:tc:opendocument:xmlns:xsl-fo-compatible:1.0" xmlns:loext="urn:org:documentfoundation:names:experimental:office:xmlns:loext:1.0" xmlns:draw="urn:oasis:names:tc:opendocument:xmlns:drawing:1.0" xmlns:xlink="http://www.w3.org/1999/xlink" xmlns:svg="urn:oasis:names:tc:opendocument:xmlns:svg-compatible:1.0" xmlns:table="urn:oasis:names:tc:opendocument:xmlns:table:1.0" xmlns:manifest="urn:oasis:names:tc:opendocument:xmlns:manifest:1.0" xmlns:chart="urn:oasis:names:tc:opendocument:xmlns:chart:1.0" xmlns:presentation="urn:oasis:names:tc:opendocument:xmlns:presentation:1.0" office:version="1.2">
  <office:styles/>
  <office:automatic-styles/>
</office:document-styles>
</file>

<file path=Object 15/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ns42="http://openoffice.org/2009/office" xmlns:fo="urn:oasis:names:tc:opendocument:xmlns:xsl-fo-compatible:1.0" xmlns:loext="urn:org:documentfoundation:names:experimental:office:xmlns:loext:1.0" xmlns:draw="urn:oasis:names:tc:opendocument:xmlns:drawing:1.0" xmlns:xlink="http://www.w3.org/1999/xlink" xmlns:svg="urn:oasis:names:tc:opendocument:xmlns:svg-compatible:1.0" xmlns:table="urn:oasis:names:tc:opendocument:xmlns:table:1.0" xmlns:manifest="urn:oasis:names:tc:opendocument:xmlns:manifest:1.0" xmlns:chart="urn:oasis:names:tc:opendocument:xmlns:chart:1.0" xmlns:presentation="urn:oasis:names:tc:opendocument:xmlns:presentation:1.0" office:version="1.2">
  <office:automatic-styles/>
  <office:body/>
</office:document-content>
</file>

<file path=Object 15/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ns42="http://openoffice.org/2009/office" xmlns:fo="urn:oasis:names:tc:opendocument:xmlns:xsl-fo-compatible:1.0" xmlns:loext="urn:org:documentfoundation:names:experimental:office:xmlns:loext:1.0" xmlns:draw="urn:oasis:names:tc:opendocument:xmlns:drawing:1.0" xmlns:xlink="http://www.w3.org/1999/xlink" xmlns:svg="urn:oasis:names:tc:opendocument:xmlns:svg-compatible:1.0" xmlns:table="urn:oasis:names:tc:opendocument:xmlns:table:1.0" xmlns:manifest="urn:oasis:names:tc:opendocument:xmlns:manifest:1.0" xmlns:chart="urn:oasis:names:tc:opendocument:xmlns:chart:1.0" xmlns:presentation="urn:oasis:names:tc:opendocument:xmlns:presentation:1.0" office:version="1.2">
  <office:styles/>
  <office:automatic-styles/>
</office:document-styles>
</file>

<file path=Object 16/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ns42="http://openoffice.org/2009/office" xmlns:fo="urn:oasis:names:tc:opendocument:xmlns:xsl-fo-compatible:1.0" xmlns:loext="urn:org:documentfoundation:names:experimental:office:xmlns:loext:1.0" xmlns:draw="urn:oasis:names:tc:opendocument:xmlns:drawing:1.0" xmlns:xlink="http://www.w3.org/1999/xlink" xmlns:svg="urn:oasis:names:tc:opendocument:xmlns:svg-compatible:1.0" xmlns:table="urn:oasis:names:tc:opendocument:xmlns:table:1.0" xmlns:manifest="urn:oasis:names:tc:opendocument:xmlns:manifest:1.0" xmlns:chart="urn:oasis:names:tc:opendocument:xmlns:chart:1.0" xmlns:presentation="urn:oasis:names:tc:opendocument:xmlns:presentation:1.0" office:version="1.2">
  <office:automatic-styles/>
  <office:body/>
</office:document-content>
</file>

<file path=Object 16/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ns42="http://openoffice.org/2009/office" xmlns:fo="urn:oasis:names:tc:opendocument:xmlns:xsl-fo-compatible:1.0" xmlns:loext="urn:org:documentfoundation:names:experimental:office:xmlns:loext:1.0" xmlns:draw="urn:oasis:names:tc:opendocument:xmlns:drawing:1.0" xmlns:xlink="http://www.w3.org/1999/xlink" xmlns:svg="urn:oasis:names:tc:opendocument:xmlns:svg-compatible:1.0" xmlns:table="urn:oasis:names:tc:opendocument:xmlns:table:1.0" xmlns:manifest="urn:oasis:names:tc:opendocument:xmlns:manifest:1.0" xmlns:chart="urn:oasis:names:tc:opendocument:xmlns:chart:1.0" xmlns:presentation="urn:oasis:names:tc:opendocument:xmlns:presentation:1.0" office:version="1.2">
  <office:styles/>
  <office:automatic-styles/>
</office:document-styles>
</file>

<file path=Object 17/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ns42="http://openoffice.org/2009/office" xmlns:fo="urn:oasis:names:tc:opendocument:xmlns:xsl-fo-compatible:1.0" xmlns:loext="urn:org:documentfoundation:names:experimental:office:xmlns:loext:1.0" xmlns:draw="urn:oasis:names:tc:opendocument:xmlns:drawing:1.0" xmlns:xlink="http://www.w3.org/1999/xlink" xmlns:svg="urn:oasis:names:tc:opendocument:xmlns:svg-compatible:1.0" xmlns:table="urn:oasis:names:tc:opendocument:xmlns:table:1.0" xmlns:manifest="urn:oasis:names:tc:opendocument:xmlns:manifest:1.0" xmlns:chart="urn:oasis:names:tc:opendocument:xmlns:chart:1.0" xmlns:presentation="urn:oasis:names:tc:opendocument:xmlns:presentation:1.0" office:version="1.2">
  <office:automatic-styles/>
  <office:body/>
</office:document-content>
</file>

<file path=Object 17/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ns42="http://openoffice.org/2009/office" xmlns:fo="urn:oasis:names:tc:opendocument:xmlns:xsl-fo-compatible:1.0" xmlns:loext="urn:org:documentfoundation:names:experimental:office:xmlns:loext:1.0" xmlns:draw="urn:oasis:names:tc:opendocument:xmlns:drawing:1.0" xmlns:xlink="http://www.w3.org/1999/xlink" xmlns:svg="urn:oasis:names:tc:opendocument:xmlns:svg-compatible:1.0" xmlns:table="urn:oasis:names:tc:opendocument:xmlns:table:1.0" xmlns:manifest="urn:oasis:names:tc:opendocument:xmlns:manifest:1.0" xmlns:chart="urn:oasis:names:tc:opendocument:xmlns:chart:1.0" xmlns:presentation="urn:oasis:names:tc:opendocument:xmlns:presentation:1.0" office:version="1.2">
  <office:styles/>
  <office:automatic-styles/>
</office:document-styles>
</file>

<file path=Object 2/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ns42="http://openoffice.org/2009/office" xmlns:fo="urn:oasis:names:tc:opendocument:xmlns:xsl-fo-compatible:1.0" xmlns:loext="urn:org:documentfoundation:names:experimental:office:xmlns:loext:1.0" xmlns:draw="urn:oasis:names:tc:opendocument:xmlns:drawing:1.0" xmlns:xlink="http://www.w3.org/1999/xlink" xmlns:svg="urn:oasis:names:tc:opendocument:xmlns:svg-compatible:1.0" xmlns:table="urn:oasis:names:tc:opendocument:xmlns:table:1.0" xmlns:manifest="urn:oasis:names:tc:opendocument:xmlns:manifest:1.0" xmlns:chart="urn:oasis:names:tc:opendocument:xmlns:chart:1.0" xmlns:presentation="urn:oasis:names:tc:opendocument:xmlns:presentation:1.0" office:version="1.2">
  <office:automatic-styles/>
  <office:body/>
</office:document-content>
</file>

<file path=Object 2/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ns42="http://openoffice.org/2009/office" xmlns:fo="urn:oasis:names:tc:opendocument:xmlns:xsl-fo-compatible:1.0" xmlns:loext="urn:org:documentfoundation:names:experimental:office:xmlns:loext:1.0" xmlns:draw="urn:oasis:names:tc:opendocument:xmlns:drawing:1.0" xmlns:xlink="http://www.w3.org/1999/xlink" xmlns:svg="urn:oasis:names:tc:opendocument:xmlns:svg-compatible:1.0" xmlns:table="urn:oasis:names:tc:opendocument:xmlns:table:1.0" xmlns:manifest="urn:oasis:names:tc:opendocument:xmlns:manifest:1.0" xmlns:chart="urn:oasis:names:tc:opendocument:xmlns:chart:1.0" xmlns:presentation="urn:oasis:names:tc:opendocument:xmlns:presentation:1.0" office:version="1.2">
  <office:styles/>
  <office:automatic-styles/>
</office:document-styles>
</file>

<file path=Object 3/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ns42="http://openoffice.org/2009/office" xmlns:fo="urn:oasis:names:tc:opendocument:xmlns:xsl-fo-compatible:1.0" xmlns:loext="urn:org:documentfoundation:names:experimental:office:xmlns:loext:1.0" xmlns:draw="urn:oasis:names:tc:opendocument:xmlns:drawing:1.0" xmlns:xlink="http://www.w3.org/1999/xlink" xmlns:svg="urn:oasis:names:tc:opendocument:xmlns:svg-compatible:1.0" xmlns:table="urn:oasis:names:tc:opendocument:xmlns:table:1.0" xmlns:manifest="urn:oasis:names:tc:opendocument:xmlns:manifest:1.0" xmlns:chart="urn:oasis:names:tc:opendocument:xmlns:chart:1.0" xmlns:presentation="urn:oasis:names:tc:opendocument:xmlns:presentation:1.0" office:version="1.2">
  <office:automatic-styles/>
  <office:body/>
</office:document-content>
</file>

<file path=Object 3/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ns42="http://openoffice.org/2009/office" xmlns:fo="urn:oasis:names:tc:opendocument:xmlns:xsl-fo-compatible:1.0" xmlns:loext="urn:org:documentfoundation:names:experimental:office:xmlns:loext:1.0" xmlns:draw="urn:oasis:names:tc:opendocument:xmlns:drawing:1.0" xmlns:xlink="http://www.w3.org/1999/xlink" xmlns:svg="urn:oasis:names:tc:opendocument:xmlns:svg-compatible:1.0" xmlns:table="urn:oasis:names:tc:opendocument:xmlns:table:1.0" xmlns:manifest="urn:oasis:names:tc:opendocument:xmlns:manifest:1.0" xmlns:chart="urn:oasis:names:tc:opendocument:xmlns:chart:1.0" xmlns:presentation="urn:oasis:names:tc:opendocument:xmlns:presentation:1.0" office:version="1.2">
  <office:styles/>
  <office:automatic-styles/>
</office:document-styles>
</file>

<file path=Object 4/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ns42="http://openoffice.org/2009/office" xmlns:fo="urn:oasis:names:tc:opendocument:xmlns:xsl-fo-compatible:1.0" xmlns:loext="urn:org:documentfoundation:names:experimental:office:xmlns:loext:1.0" xmlns:draw="urn:oasis:names:tc:opendocument:xmlns:drawing:1.0" xmlns:xlink="http://www.w3.org/1999/xlink" xmlns:svg="urn:oasis:names:tc:opendocument:xmlns:svg-compatible:1.0" xmlns:table="urn:oasis:names:tc:opendocument:xmlns:table:1.0" xmlns:manifest="urn:oasis:names:tc:opendocument:xmlns:manifest:1.0" xmlns:chart="urn:oasis:names:tc:opendocument:xmlns:chart:1.0" xmlns:presentation="urn:oasis:names:tc:opendocument:xmlns:presentation:1.0" office:version="1.2">
  <office:automatic-styles/>
  <office:body/>
</office:document-content>
</file>

<file path=Object 4/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ns42="http://openoffice.org/2009/office" xmlns:fo="urn:oasis:names:tc:opendocument:xmlns:xsl-fo-compatible:1.0" xmlns:loext="urn:org:documentfoundation:names:experimental:office:xmlns:loext:1.0" xmlns:draw="urn:oasis:names:tc:opendocument:xmlns:drawing:1.0" xmlns:xlink="http://www.w3.org/1999/xlink" xmlns:svg="urn:oasis:names:tc:opendocument:xmlns:svg-compatible:1.0" xmlns:table="urn:oasis:names:tc:opendocument:xmlns:table:1.0" xmlns:manifest="urn:oasis:names:tc:opendocument:xmlns:manifest:1.0" xmlns:chart="urn:oasis:names:tc:opendocument:xmlns:chart:1.0" xmlns:presentation="urn:oasis:names:tc:opendocument:xmlns:presentation:1.0" office:version="1.2">
  <office:styles/>
  <office:automatic-styles/>
</office:document-styles>
</file>

<file path=Object 5/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ns42="http://openoffice.org/2009/office" xmlns:fo="urn:oasis:names:tc:opendocument:xmlns:xsl-fo-compatible:1.0" xmlns:loext="urn:org:documentfoundation:names:experimental:office:xmlns:loext:1.0" xmlns:draw="urn:oasis:names:tc:opendocument:xmlns:drawing:1.0" xmlns:xlink="http://www.w3.org/1999/xlink" xmlns:svg="urn:oasis:names:tc:opendocument:xmlns:svg-compatible:1.0" xmlns:table="urn:oasis:names:tc:opendocument:xmlns:table:1.0" xmlns:manifest="urn:oasis:names:tc:opendocument:xmlns:manifest:1.0" xmlns:chart="urn:oasis:names:tc:opendocument:xmlns:chart:1.0" xmlns:presentation="urn:oasis:names:tc:opendocument:xmlns:presentation:1.0" office:version="1.2">
  <office:automatic-styles/>
  <office:body/>
</office:document-content>
</file>

<file path=Object 5/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ns42="http://openoffice.org/2009/office" xmlns:fo="urn:oasis:names:tc:opendocument:xmlns:xsl-fo-compatible:1.0" xmlns:loext="urn:org:documentfoundation:names:experimental:office:xmlns:loext:1.0" xmlns:draw="urn:oasis:names:tc:opendocument:xmlns:drawing:1.0" xmlns:xlink="http://www.w3.org/1999/xlink" xmlns:svg="urn:oasis:names:tc:opendocument:xmlns:svg-compatible:1.0" xmlns:table="urn:oasis:names:tc:opendocument:xmlns:table:1.0" xmlns:manifest="urn:oasis:names:tc:opendocument:xmlns:manifest:1.0" xmlns:chart="urn:oasis:names:tc:opendocument:xmlns:chart:1.0" xmlns:presentation="urn:oasis:names:tc:opendocument:xmlns:presentation:1.0" office:version="1.2">
  <office:styles/>
  <office:automatic-styles/>
</office:document-styles>
</file>

<file path=Object 6/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ns42="http://openoffice.org/2009/office" xmlns:fo="urn:oasis:names:tc:opendocument:xmlns:xsl-fo-compatible:1.0" xmlns:loext="urn:org:documentfoundation:names:experimental:office:xmlns:loext:1.0" xmlns:draw="urn:oasis:names:tc:opendocument:xmlns:drawing:1.0" xmlns:xlink="http://www.w3.org/1999/xlink" xmlns:svg="urn:oasis:names:tc:opendocument:xmlns:svg-compatible:1.0" xmlns:table="urn:oasis:names:tc:opendocument:xmlns:table:1.0" xmlns:manifest="urn:oasis:names:tc:opendocument:xmlns:manifest:1.0" xmlns:chart="urn:oasis:names:tc:opendocument:xmlns:chart:1.0" xmlns:presentation="urn:oasis:names:tc:opendocument:xmlns:presentation:1.0" office:version="1.2">
  <office:automatic-styles/>
  <office:body/>
</office:document-content>
</file>

<file path=Object 6/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ns42="http://openoffice.org/2009/office" xmlns:fo="urn:oasis:names:tc:opendocument:xmlns:xsl-fo-compatible:1.0" xmlns:loext="urn:org:documentfoundation:names:experimental:office:xmlns:loext:1.0" xmlns:draw="urn:oasis:names:tc:opendocument:xmlns:drawing:1.0" xmlns:xlink="http://www.w3.org/1999/xlink" xmlns:svg="urn:oasis:names:tc:opendocument:xmlns:svg-compatible:1.0" xmlns:table="urn:oasis:names:tc:opendocument:xmlns:table:1.0" xmlns:manifest="urn:oasis:names:tc:opendocument:xmlns:manifest:1.0" xmlns:chart="urn:oasis:names:tc:opendocument:xmlns:chart:1.0" xmlns:presentation="urn:oasis:names:tc:opendocument:xmlns:presentation:1.0" office:version="1.2">
  <office:styles/>
  <office:automatic-styles/>
</office:document-styles>
</file>

<file path=Object 7/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ns42="http://openoffice.org/2009/office" xmlns:fo="urn:oasis:names:tc:opendocument:xmlns:xsl-fo-compatible:1.0" xmlns:loext="urn:org:documentfoundation:names:experimental:office:xmlns:loext:1.0" xmlns:draw="urn:oasis:names:tc:opendocument:xmlns:drawing:1.0" xmlns:xlink="http://www.w3.org/1999/xlink" xmlns:svg="urn:oasis:names:tc:opendocument:xmlns:svg-compatible:1.0" xmlns:table="urn:oasis:names:tc:opendocument:xmlns:table:1.0" xmlns:manifest="urn:oasis:names:tc:opendocument:xmlns:manifest:1.0" xmlns:chart="urn:oasis:names:tc:opendocument:xmlns:chart:1.0" xmlns:presentation="urn:oasis:names:tc:opendocument:xmlns:presentation:1.0" office:version="1.2">
  <office:automatic-styles/>
  <office:body/>
</office:document-content>
</file>

<file path=Object 7/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ns42="http://openoffice.org/2009/office" xmlns:fo="urn:oasis:names:tc:opendocument:xmlns:xsl-fo-compatible:1.0" xmlns:loext="urn:org:documentfoundation:names:experimental:office:xmlns:loext:1.0" xmlns:draw="urn:oasis:names:tc:opendocument:xmlns:drawing:1.0" xmlns:xlink="http://www.w3.org/1999/xlink" xmlns:svg="urn:oasis:names:tc:opendocument:xmlns:svg-compatible:1.0" xmlns:table="urn:oasis:names:tc:opendocument:xmlns:table:1.0" xmlns:manifest="urn:oasis:names:tc:opendocument:xmlns:manifest:1.0" xmlns:chart="urn:oasis:names:tc:opendocument:xmlns:chart:1.0" xmlns:presentation="urn:oasis:names:tc:opendocument:xmlns:presentation:1.0" office:version="1.2">
  <office:styles/>
  <office:automatic-styles/>
</office:document-styles>
</file>

<file path=Object 8/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ns42="http://openoffice.org/2009/office" xmlns:fo="urn:oasis:names:tc:opendocument:xmlns:xsl-fo-compatible:1.0" xmlns:loext="urn:org:documentfoundation:names:experimental:office:xmlns:loext:1.0" xmlns:draw="urn:oasis:names:tc:opendocument:xmlns:drawing:1.0" xmlns:xlink="http://www.w3.org/1999/xlink" xmlns:svg="urn:oasis:names:tc:opendocument:xmlns:svg-compatible:1.0" xmlns:table="urn:oasis:names:tc:opendocument:xmlns:table:1.0" xmlns:manifest="urn:oasis:names:tc:opendocument:xmlns:manifest:1.0" xmlns:chart="urn:oasis:names:tc:opendocument:xmlns:chart:1.0" xmlns:presentation="urn:oasis:names:tc:opendocument:xmlns:presentation:1.0" office:version="1.2">
  <office:automatic-styles/>
  <office:body/>
</office:document-content>
</file>

<file path=Object 8/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ns42="http://openoffice.org/2009/office" xmlns:fo="urn:oasis:names:tc:opendocument:xmlns:xsl-fo-compatible:1.0" xmlns:loext="urn:org:documentfoundation:names:experimental:office:xmlns:loext:1.0" xmlns:draw="urn:oasis:names:tc:opendocument:xmlns:drawing:1.0" xmlns:xlink="http://www.w3.org/1999/xlink" xmlns:svg="urn:oasis:names:tc:opendocument:xmlns:svg-compatible:1.0" xmlns:table="urn:oasis:names:tc:opendocument:xmlns:table:1.0" xmlns:manifest="urn:oasis:names:tc:opendocument:xmlns:manifest:1.0" xmlns:chart="urn:oasis:names:tc:opendocument:xmlns:chart:1.0" xmlns:presentation="urn:oasis:names:tc:opendocument:xmlns:presentation:1.0" office:version="1.2">
  <office:styles/>
  <office:automatic-styles/>
</office:document-styles>
</file>

<file path=Object 9/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ns42="http://openoffice.org/2009/office" xmlns:fo="urn:oasis:names:tc:opendocument:xmlns:xsl-fo-compatible:1.0" xmlns:loext="urn:org:documentfoundation:names:experimental:office:xmlns:loext:1.0" xmlns:draw="urn:oasis:names:tc:opendocument:xmlns:drawing:1.0" xmlns:xlink="http://www.w3.org/1999/xlink" xmlns:svg="urn:oasis:names:tc:opendocument:xmlns:svg-compatible:1.0" xmlns:table="urn:oasis:names:tc:opendocument:xmlns:table:1.0" xmlns:manifest="urn:oasis:names:tc:opendocument:xmlns:manifest:1.0" xmlns:chart="urn:oasis:names:tc:opendocument:xmlns:chart:1.0" xmlns:presentation="urn:oasis:names:tc:opendocument:xmlns:presentation:1.0" office:version="1.2">
  <office:automatic-styles/>
  <office:body/>
</office:document-content>
</file>

<file path=Object 9/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ns42="http://openoffice.org/2009/office" xmlns:fo="urn:oasis:names:tc:opendocument:xmlns:xsl-fo-compatible:1.0" xmlns:loext="urn:org:documentfoundation:names:experimental:office:xmlns:loext:1.0" xmlns:draw="urn:oasis:names:tc:opendocument:xmlns:drawing:1.0" xmlns:xlink="http://www.w3.org/1999/xlink" xmlns:svg="urn:oasis:names:tc:opendocument:xmlns:svg-compatible:1.0" xmlns:table="urn:oasis:names:tc:opendocument:xmlns:table:1.0" xmlns:manifest="urn:oasis:names:tc:opendocument:xmlns:manifest:1.0" xmlns:chart="urn:oasis:names:tc:opendocument:xmlns:chart:1.0" xmlns:presentation="urn:oasis:names:tc:opendocument:xmlns:presentation:1.0" office:version="1.2">
  <office:styles/>
  <office:automatic-styles/>
</office:document-styles>
</file>